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loext:decorative="false"/>
    </style:style>
    <style:style style:name="gr2" style:family="graphic" style:parent-style-name="standard">
      <style:graphic-properties draw:stroke="none" draw:fill="solid" draw:fill-color="#ffffff" loext:decorative="false"/>
    </style:style>
    <style:style style:name="gr3" style:family="graphic" style:parent-style-name="objectwithoutfill">
      <style:graphic-properties draw:fill="none" draw:textarea-horizontal-align="center" draw:textarea-vertical-align="middle" loext:decorative="false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208cm" svg:height="0.28cm" svg:x="4.763cm" svg:y="3.07cm" svg:viewBox="0 0 209 281" draw:points="0,281 0,0 205,0 205,51 55,51 55,110 196,110 196,158 55,158 55,234 209,234 209,281">
          <text:p/>
        </draw:polygon>
        <draw:path draw:style-name="gr1" draw:text-style-name="P1" draw:layer="layout" svg:width="0.097cm" svg:height="0.361cm" svg:x="4.976cm" svg:y="3.07cm" svg:viewBox="0 0 98 362" svg:d="M43 51v-51h55v51zM98 76v195c0 26-4 47-4 55-5 13-13 22-22 27-8 4-21 9-33 9-9 0-13 0-23 0-4 0-8-5-16-5l8-47c4 0 4 0 8 0l6 4c4 0 8-4 12-4 5-5 9-9 9-9 0-4 0-13 0-30v-195z">
          <text:p/>
        </draw:path>
        <draw:path draw:style-name="gr1" draw:text-style-name="P1" draw:layer="layout" svg:width="0.051cm" svg:height="0.28cm" svg:x="5.714cm" svg:y="3.07cm" svg:viewBox="0 0 52 281" svg:d="M0 51v-51h52v51zM0 281v-205h52v205z">
          <text:p/>
        </draw:path>
        <draw:path draw:style-name="gr1" draw:text-style-name="P1" draw:layer="layout" svg:width="0.055cm" svg:height="0.28cm" svg:x="6.037cm" svg:y="3.07cm" svg:viewBox="0 0 56 281" svg:d="M0 51v-51h56v51zM0 281v-205h56v205z">
          <text:p/>
        </draw:path>
        <draw:path draw:style-name="gr1" draw:text-style-name="P1" draw:layer="layout" svg:width="0.056cm" svg:height="0.28cm" svg:x="15.525cm" svg:y="3.07cm" svg:viewBox="0 0 57 281" svg:d="M0 51v-51h57v51zM0 281v-205h57v205z">
          <text:p/>
        </draw:path>
        <draw:path draw:style-name="gr1" draw:text-style-name="P1" draw:layer="layout" svg:width="0.191cm" svg:height="0.212cm" svg:x="5.111cm" svg:y="3.142cm" svg:viewBox="0 0 192 213" svg:d="M136 145l52 9c-8 21-17 34-34 42-14 13-31 17-56 17-34 0-60-13-77-34-12-17-21-43-21-69 0-34 9-59 30-80 17-17 38-30 64-30 29 0 56 13 73 30 17 21 25 51 25 93h-136c0 17 4 26 12 39 9 9 21 13 34 13 9 0 13-4 21-8 5-5 9-13 13-22zM136 89c0-13-4-25-13-34-4-8-12-13-25-13s-21 5-30 13c-8 9-12 21-8 34z">
          <text:p/>
        </draw:path>
        <draw:path draw:style-name="gr1" draw:text-style-name="P1" draw:layer="layout" svg:width="0.127cm" svg:height="0.208cm" svg:x="5.345cm" svg:y="3.142cm" svg:viewBox="0 0 128 209" svg:d="M51 209h-51v-205h46v30c10-13 18-21 27-26 4-4 13-8 21-8 13 0 26 4 34 13l-17 46c-8-8-17-8-25-8-5 0-13 0-17 4-5 4-9 14-13 22-5 13-5 34-5 68z">
          <text:p/>
        </draw:path>
        <draw:path draw:style-name="gr1" draw:text-style-name="P1" draw:layer="layout" svg:width="0.191cm" svg:height="0.212cm" svg:x="5.485cm" svg:y="3.142cm" svg:viewBox="0 0 192 213" svg:d="M188 68l-52 8c-5-12-9-21-13-25-9-4-17-9-26-9-12 0-21 5-29 17-9 9-13 22-13 43 0 25 4 43 13 52 8 13 17 17 29 17 13 0 22-4 26-9 8-8 13-17 13-31l56 9c-9 22-17 44-34 56-14 13-35 17-61 17-29 0-55-8-72-29-17-17-25-44-25-78s8-59 25-76 43-30 72-30c26 0 43 8 61 17 13 13 25 25 30 51z">
          <text:p/>
        </draw:path>
        <draw:path draw:style-name="gr1" draw:text-style-name="P1" draw:layer="layout" svg:width="0.192cm" svg:height="0.212cm" svg:x="5.807cm" svg:y="3.142cm" svg:viewBox="0 0 193 213" svg:d="M193 68l-56 8c0-12-4-21-12-25-5-4-13-9-22-9-17 0-25 5-34 17-8 9-12 22-12 43 0 25 4 43 12 52 9 13 22 17 34 17 9 0 17-4 26-9 4-8 8-17 13-31l51 9c-5 22-18 44-30 56-17 13-38 17-64 17-30 0-51-8-68-29-22-17-31-44-31-78s9-59 31-76c17-17 38-30 68-30 26 0 47 8 60 17 16 13 25 25 34 51z">
          <text:p/>
        </draw:path>
        <draw:path draw:style-name="gr1" draw:text-style-name="P1" draw:layer="layout" svg:width="0.208cm" svg:height="0.212cm" svg:x="6.134cm" svg:y="3.142cm" svg:viewBox="0 0 209 213" svg:d="M0 106c0-21 5-38 13-55 9-13 21-26 38-38 13-9 30-13 51-13 30 0 56 13 77 30 18 21 30 46 30 76s-12 56-30 78c-21 21-47 29-77 29-17 0-34-4-51-13-17-8-29-21-38-38-8-13-13-35-13-56zM56 106c0 21 4 39 12 48 9 13 22 17 34 17 13 0 26-4 34-17 13-9 17-27 17-48s-4-34-17-47c-8-8-21-12-34-12-12 0-25 4-34 12-8 13-12 26-12 47z">
          <text:p/>
        </draw:path>
        <draw:path draw:style-name="gr1" draw:text-style-name="P1" draw:layer="layout" svg:width="0.2cm" svg:height="0.284cm" svg:x="6.478cm" svg:y="3.07cm" svg:viewBox="0 0 201 285" svg:d="M201 281h-52v-30c-9 13-17 21-30 26-13 4-21 8-34 8-21 0-42-8-59-29-17-17-26-43-26-78 0-34 9-59 26-76s38-30 59-30c26 0 43 13 60 30v-102h56zM55 174c0 21 5 39 9 47 8 13 21 22 38 22 13 0 21-4 30-17 8-9 13-26 13-48 0-21-5-38-13-47-9-12-17-17-30-17-12 0-25 5-34 17-8 9-13 22-13 43z">
          <text:p/>
        </draw:path>
        <draw:polygon draw:style-name="gr1" draw:text-style-name="P1" draw:layer="layout" svg:width="0.055cm" svg:height="0.279cm" svg:x="7.052cm" svg:y="3.069cm" svg:viewBox="0 0 56 280" draw:points="0,0 56,0 56,280 0,280">
          <text:p/>
        </draw:polygon>
        <draw:path draw:style-name="gr1" draw:text-style-name="P1" draw:layer="layout" svg:width="0.191cm" svg:height="0.212cm" svg:x="6.712cm" svg:y="3.142cm" svg:viewBox="0 0 192 213" svg:d="M137 145l51 9c-9 21-17 34-34 42-13 13-30 17-55 17-35 0-61-13-78-34-13-17-21-43-21-69 0-34 8-59 30-80 17-17 38-30 64-30 30 0 56 13 73 30 17 21 25 51 25 93h-137c0 17 5 26 13 39 9 9 22 13 35 13 8 0 13-4 21-8 4-5 8-13 13-22zM137 89c0-13-5-25-13-34-4-8-13-13-25-13-13 0-22 5-31 13-8 9-13 21-8 34z">
          <text:p/>
        </draw:path>
        <draw:path draw:style-name="gr1" draw:text-style-name="P1" draw:layer="layout" svg:width="0.187cm" svg:height="0.212cm" svg:x="7.149cm" svg:y="3.142cm" svg:viewBox="0 0 188 213" svg:d="M52 68l-48-9c5-21 18-34 31-42 13-9 30-17 59-17 22 0 39 4 51 8 13 9 22 13 26 22 4 8 8 25 8 51l-4 59c0 18 4 35 4 44 0 8 5 16 9 25h-51c0-4-4-9-4-17-5-4-5-4-5-4-8 8-17 12-29 17-9 4-21 8-30 8-21 0-38-4-51-17-14-12-18-25-18-42 0-14 0-23 9-31 5-8 13-17 22-21 8-4 25-9 42-13 26-4 43-8 51-13v-4c0-13 0-17-8-21-5-4-13-9-26-9-12 0-17 0-25 5-4 4-9 12-13 21zM124 110c-4 5-17 5-30 9-16 4-25 8-29 8-9 4-13 13-13 22 0 5 4 13 9 18 8 8 12 8 21 8 12 0 21-4 29-8 5-5 9-13 13-18 0-4 0-13 0-26z">
          <text:p/>
        </draw:path>
        <draw:path draw:style-name="gr1" draw:text-style-name="P1" draw:layer="layout" svg:width="0.263cm" svg:height="0.289cm" svg:x="7.476cm" svg:y="3.065cm" svg:viewBox="0 0 264 290" svg:d="M141 183v-47h123v112c-13 13-30 21-51 29-25 9-47 13-68 13-29 0-55-4-76-17-21-12-38-30-52-56-9-21-17-47-17-72 0-30 8-55 22-77 9-25 30-42 51-51 17-12 43-17 68-17 34 0 60 9 81 22 17 17 29 38 38 63l-55 9c-4-13-13-26-26-34-8-4-21-8-38-8-25 0-47 4-59 21-13 17-22 38-22 68 0 34 9 59 22 76 16 17 34 26 59 26 9 0 21-5 34-9s21-9 30-17v-34z">
          <text:p/>
        </draw:path>
        <draw:path draw:style-name="gr1" draw:text-style-name="P1" draw:layer="layout" svg:width="0.188cm" svg:height="0.212cm" svg:x="7.773cm" svg:y="3.142cm" svg:viewBox="0 0 189 213" svg:d="M132 145l56 9c-9 21-18 34-35 42-13 13-34 17-55 17-34 0-60-13-77-34-12-17-21-43-21-69 0-34 9-59 26-80 17-17 42-30 68-30 29 0 50 13 72 30 18 21 26 51 22 93h-133c0 17 4 26 13 39 8 9 17 13 30 13 8 0 17-4 21-8 8-5 13-13 13-22zM136 89c0-13-4-25-13-34-8-8-17-13-25-13-13 0-22 5-30 13-9 9-13 21-13 34z">
          <text:p/>
        </draw:path>
        <draw:path draw:style-name="gr1" draw:text-style-name="P1" draw:layer="layout" svg:width="0.191cm" svg:height="0.212cm" svg:x="7.985cm" svg:y="3.142cm" svg:viewBox="0 0 192 213" svg:d="M0 149l55-9c0 14 5 22 13 27 9 4 17 8 30 8s25-4 30-8c4-5 9-9 9-13 0-5 0-9-5-14-4 0-9-4-17-4-42-9-72-17-81-26-17-12-25-25-25-46 0-17 8-34 21-43 13-13 34-21 64-21 25 0 47 4 60 17 17 8 26 21 30 38l-52 9c0-9-4-13-13-17-4-5-12-9-25-9s-21 4-30 9c-4 0-4 4-4 8s0 9 4 13c4 0 21 8 51 13 26 8 48 17 61 25 8 9 16 21 16 39 0 17-8 34-25 47-13 13-39 21-69 21-25 0-51-4-64-17-17-12-29-25-34-47z">
          <text:p/>
        </draw:path>
        <draw:path draw:style-name="gr1" draw:text-style-name="P1" draw:layer="layout" svg:width="0.118cm" svg:height="0.276cm" svg:x="8.198cm" svg:y="3.078cm" svg:viewBox="0 0 119 277" svg:d="M115 68v44h-34v84c0 13 0 26 0 26 0 4 5 9 5 9 4 0 4 4 8 4s13-4 21-9l4 43c-8 4-25 8-38 8-12 0-21 0-29-4-5-4-13-9-17-13 0-4-5-12-5-21-4-4-4-17-4-38v-89h-26v-44h26v-38l55-30v68z">
          <text:p/>
        </draw:path>
        <draw:polygon draw:style-name="gr1" draw:text-style-name="P1" draw:layer="layout" svg:width="0.055cm" svg:height="0.279cm" svg:x="8.568cm" svg:y="3.069cm" svg:viewBox="0 0 56 280" draw:points="0,0 56,0 56,280 0,280">
          <text:p/>
        </draw:polygon>
        <draw:path draw:style-name="gr1" draw:text-style-name="P1" draw:layer="layout" svg:width="0.187cm" svg:height="0.212cm" svg:x="8.338cm" svg:y="3.142cm" svg:viewBox="0 0 188 213" svg:d="M55 68l-51-9c4-21 17-34 30-42 12-9 34-17 59-17 21 0 39 4 52 8 13 9 21 13 25 22 5 8 9 25 9 51v59c0 18 0 35 0 44 4 8 4 16 9 25h-51c0-4-5-9-5-17 0-4-4-4-4-4-9 8-18 12-31 17-8 4-21 8-29 8-22 0-39-4-51-17-13-12-17-25-17-42 0-14 4-23 8-31 5-8 13-17 21-21 9-4 26-9 43-13 25-4 42-8 51-13v-4c0-13 0-17-4-21-9-4-17-9-30-9-8 0-17 0-21 5-9 4-13 12-13 21zM123 110c-4 5-17 5-30 9-17 4-25 8-30 8-8 4-12 13-12 22 0 5 4 13 8 18 9 8 13 8 22 8 12 0 21-4 29-8 4-5 9-13 13-18 0-4 0-13 0-26z">
          <text:p/>
        </draw:path>
        <draw:path draw:style-name="gr1" draw:text-style-name="P1" draw:layer="layout" svg:width="0.119cm" svg:height="0.276cm" svg:x="8.652cm" svg:y="3.078cm" svg:viewBox="0 0 120 277" svg:d="M115 68v44h-33v84c0 13 0 26 0 26 0 4 4 9 4 9 4 0 4 4 8 4 5 0 13-4 21-9l5 43c-9 4-26 8-38 8-13 0-22 0-30-4-4-4-13-9-17-13 0-4-4-12-4-21-5-4-5-17-5-38v-89h-26v-44h26v-38l56-30v68z">
          <text:p/>
        </draw:path>
        <draw:polygon draw:style-name="gr1" draw:text-style-name="P1" draw:layer="layout" svg:width="0.196cm" svg:height="0.276cm" svg:x="9.025cm" svg:y="3.074cm" svg:viewBox="0 0 197 277" draw:points="0,277 0,0 57,0 57,230 197,230 197,277">
          <text:p/>
        </draw:polygon>
        <draw:path draw:style-name="gr1" draw:text-style-name="P1" draw:layer="layout" svg:width="0.055cm" svg:height="0.28cm" svg:x="12.736cm" svg:y="3.07cm" svg:viewBox="0 0 56 281" svg:d="M0 51v-51h56v51zM0 281v-205h56v205z">
          <text:p/>
        </draw:path>
        <draw:polygon draw:style-name="gr1" draw:text-style-name="P1" draw:layer="layout" svg:width="0.055cm" svg:height="0.055cm" svg:x="8.805cm" svg:y="3.293cm" svg:viewBox="0 0 56 56" draw:points="0,0 56,0 56,56 0,56">
          <text:p/>
        </draw:polygon>
        <draw:path draw:style-name="gr1" draw:text-style-name="P1" draw:layer="layout" svg:width="0.187cm" svg:height="0.212cm" svg:x="9.246cm" svg:y="3.142cm" svg:viewBox="0 0 188 213" svg:d="M132 145l52 9c-5 21-17 34-30 42-18 13-35 17-56 17-38 0-64-13-81-34-13-17-17-43-17-69 0-34 9-59 26-80 17-17 38-30 63-30 30 0 56 13 74 30 16 21 25 51 25 93h-137c0 17 4 26 13 39 8 9 21 13 34 13 9 0 13-4 21-8 4-5 9-13 13-22zM132 89c0-13-4-25-9-34-8-8-16-13-29-13s-22 5-30 13c-9 9-9 21-9 34z">
          <text:p/>
        </draw:path>
        <draw:path draw:style-name="gr1" draw:text-style-name="P1" draw:layer="layout" svg:width="0.208cm" svg:height="0.285cm" svg:x="9.45cm" svg:y="3.146cm" svg:viewBox="0 0 209 286" svg:d="M0 0h59l47 145 47-145h56l-73 196-13 34c-4 13-8 21-13 30-4 4-8 9-12 13-9 4-13 8-22 8-8 5-17 5-29 5-9 0-17 0-30-5l-4-38c8 0 17 0 25 0 9 0 21-4 26-8 4-9 8-17 12-30z">
          <text:p/>
        </draw:path>
        <draw:path draw:style-name="gr1" draw:text-style-name="P1" draw:layer="layout" svg:width="0.191cm" svg:height="0.212cm" svg:x="9.671cm" svg:y="3.142cm" svg:viewBox="0 0 192 213" svg:d="M136 145l52 9c-9 21-17 34-35 42-13 13-30 17-56 17-33 0-59-13-76-34-13-17-21-43-21-69 0-34 8-59 29-80 17-17 39-30 64-30 30 0 56 13 72 30 18 21 27 51 27 93h-137c0 17 4 26 13 39 8 9 21 13 34 13 8 0 12-4 21-8 4-5 8-13 13-22zM136 89c0-13-5-25-13-34-4-8-13-13-26-13-12 0-21 5-29 13-9 9-13 21-9 34z">
          <text:p/>
        </draw:path>
        <draw:path draw:style-name="gr1" draw:text-style-name="P1" draw:layer="layout" svg:width="0.187cm" svg:height="0.212cm" svg:x="9.887cm" svg:y="3.142cm" svg:viewBox="0 0 188 213" svg:d="M0 149l51-9c5 14 9 22 14 27 8 4 17 8 30 8 17 0 25-4 34-8 4-5 4-9 4-13 0-5 0-9-4-14 0 0-9-4-17-4-43-9-69-17-82-26-17-12-26-25-26-46 0-17 9-34 22-43 13-13 39-21 64-21 30 0 51 4 64 17 13 8 21 21 26 38l-51 9c0-9-4-13-9-17-8-5-17-9-25-9-17 0-26 4-35 9 0 0-4 4-4 8s0 9 4 13c5 0 22 8 52 13 29 8 46 17 59 25 13 9 17 21 17 39 0 17-8 34-25 47-13 13-38 21-68 21-26 0-48-4-65-17-17-12-26-25-30-47z">
          <text:p/>
        </draw:path>
        <draw:path draw:style-name="gr1" draw:text-style-name="P1" draw:layer="layout" svg:width="0.195cm" svg:height="0.284cm" svg:x="10.219cm" svg:y="3.07cm" svg:viewBox="0 0 196 285" svg:d="M196 281h-51v-30c-9 13-17 21-26 26-12 4-25 8-34 8-25 0-46-8-59-29-18-17-26-43-26-78 0-34 8-59 22-76 17-17 38-30 63-30 22 0 43 13 55 30v-102h56zM56 174c0 21 0 39 8 47 9 13 17 22 34 22 13 0 21-4 30-17 8-9 17-26 17-48 0-21-5-38-13-47-8-12-21-17-34-17s-21 5-30 17c-8 9-12 22-12 43z">
          <text:p/>
        </draw:path>
        <draw:polygon draw:style-name="gr1" draw:text-style-name="P1" draw:layer="layout" svg:width="0.055cm" svg:height="0.279cm" svg:x="10.79cm" svg:y="3.069cm" svg:viewBox="0 0 56 280" draw:points="0,0 56,0 56,280 0,280">
          <text:p/>
        </draw:polygon>
        <draw:path draw:style-name="gr1" draw:text-style-name="P1" draw:layer="layout" svg:width="0.187cm" svg:height="0.212cm" svg:x="10.452cm" svg:y="3.142cm" svg:viewBox="0 0 188 213" svg:d="M133 145l50 9c-4 21-17 34-29 42-17 13-34 17-56 17-33 0-64-13-77-34-17-17-21-43-21-69 0-34 8-59 26-80 16-17 39-30 68-30 30 0 51 13 68 30 17 21 26 51 26 93h-133c0 17 5 26 14 39 8 9 17 13 29 13 9 0 18-4 22-8 4-5 8-13 13-22zM137 89c0-13-4-25-13-34-8-8-17-13-30-13-8 0-21 5-25 13-9 9-14 21-14 34z">
          <text:p/>
        </draw:path>
        <draw:path draw:style-name="gr1" draw:text-style-name="P1" draw:layer="layout" svg:width="0.191cm" svg:height="0.212cm" svg:x="10.885cm" svg:y="3.142cm" svg:viewBox="0 0 192 213" svg:d="M55 68l-51-9c9-21 17-34 30-42 13-9 34-17 59-17 27 0 44 4 57 8 8 9 17 13 21 22 4 8 8 25 8 51v59c0 18 0 35 0 44 5 8 9 16 13 25h-55c0-4 0-9-5-17 0-4 0-4 0-4-12 8-21 12-29 17-14 4-22 8-35 8-21 0-38-4-51-17-9-12-17-25-17-42 0-14 4-23 8-31 5-8 13-17 22-21 12-4 25-9 42-13 27-4 44-8 56-13v-4c0-13-4-17-8-21s-17-9-31-9c-8 0-17 0-21 5-4 4-8 12-13 21zM128 110c-8 5-21 5-35 9-12 4-25 8-29 8-4 4-9 13-9 22 0 5 0 13 9 18 4 8 12 8 21 8 8 0 18-4 26-8 9-5 13-13 13-18 0-4 4-13 4-26z">
          <text:p/>
        </draw:path>
        <draw:path draw:style-name="gr1" draw:text-style-name="P1" draw:layer="layout" svg:width="0.187cm" svg:height="0.212cm" svg:x="11.212cm" svg:y="3.142cm" svg:viewBox="0 0 188 213" svg:d="M52 68l-48-9c4-21 13-34 30-42 14-9 31-17 56-17 26 0 43 4 55 8 13 9 21 13 26 22 4 8 4 25 4 51v59c0 18 0 35 4 44 0 8 4 16 9 25h-51c-4-4-4-9-4-17-5-4-5-4-5-4-8 8-17 12-29 17-9 4-22 8-34 8-17 0-35-4-48-17-13-12-17-25-17-42 0-14 0-23 8-31 5-8 13-17 22-21 8-4 26-9 43-13 26-4 43-8 51-13v-4c0-13 0-17-8-21-5-4-13-9-26-9s-17 0-25 5c-5 4-9 12-13 21zM124 110c-8 5-17 5-34 9-13 4-21 8-25 8-9 4-13 13-13 22 0 5 4 13 8 18 5 8 13 8 21 8 9 0 22-4 30-8 5-5 9-13 13-18 0-4 0-13 0-26z">
          <text:p/>
        </draw:path>
        <draw:path draw:style-name="gr1" draw:text-style-name="P1" draw:layer="layout" svg:width="0.196cm" svg:height="0.289cm" svg:x="11.428cm" svg:y="3.142cm" svg:viewBox="0 0 197 290" svg:d="M9 222l59 8c0 4 5 13 9 13 4 4 13 8 21 8 17 0 25-4 34-8 4-4 8-9 8-13 5-4 5-13 5-25v-30c-17 21-38 34-60 34-30 0-51-13-68-34-8-18-17-44-17-69 0-34 9-59 26-76s34-30 59-30c26 0 47 13 64 34v-30h48v184c0 25 0 42-5 55-4 8-8 21-16 25-10 9-18 13-31 17-9 5-26 5-43 5-34 0-59-5-72-17-17-13-21-26-21-43 0-4 0-4 0-8zM55 102c0 21 5 38 13 46 9 13 17 18 30 18s25-5 34-18c8-8 13-25 13-42 0-21-5-38-13-47-9-12-21-17-34-17s-21 5-30 17c-8 9-13 22-13 43z">
          <text:p/>
        </draw:path>
        <draw:path draw:style-name="gr1" draw:text-style-name="P1" draw:layer="layout" svg:width="0.131cm" svg:height="0.208cm" svg:x="11.675cm" svg:y="3.142cm" svg:viewBox="0 0 132 209" svg:d="M56 209h-56v-205h52v30c8-13 17-21 21-26 8-4 17-8 25-8 13 0 22 4 34 13l-17 46c-8-8-17-8-25-8-5 0-13 0-17 4s-9 14-13 22c-4 13-4 34-4 68z">
          <text:p/>
        </draw:path>
        <draw:path draw:style-name="gr1" draw:text-style-name="P1" draw:layer="layout" svg:width="0.183cm" svg:height="0.208cm" svg:x="11.827cm" svg:y="3.146cm" svg:viewBox="0 0 184 209" svg:d="M137 205v-30c-8 9-17 17-29 26-14 4-27 8-40 8-12 0-25-4-38-8-8-5-17-13-21-26-4-12-9-25-9-42v-133h56v95c0 29 0 46 0 55 4 4 8 8 12 13 5 4 13 4 22 4s18 0 22-4c8-5 12-13 17-22 4-4 4-25 4-55v-86h51v205z">
          <text:p/>
        </draw:path>
        <draw:path draw:style-name="gr1" draw:text-style-name="P1" draw:layer="layout" svg:width="0.196cm" svg:height="0.284cm" svg:x="12.065cm" svg:y="3.142cm" svg:viewBox="0 0 197 285" svg:d="M0 4h51v30c4-9 13-17 26-21 12-9 21-13 38-13 22 0 43 13 60 30 13 17 22 42 22 76 0 35-9 61-22 78-17 21-38 29-60 29-13 0-21-4-34-8-9-5-17-9-26-21v101h-55zM55 102c0 26 5 43 13 52 9 13 17 17 30 17s26-4 35-13c8-13 12-30 12-52 0-21-4-38-12-47-9-8-22-17-35-17s-21 9-30 17c-8 9-13 26-13 43z">
          <text:p/>
        </draw:path>
        <draw:path draw:style-name="gr1" draw:text-style-name="P1" draw:layer="layout" svg:width="0.191cm" svg:height="0.212cm" svg:x="12.29cm" svg:y="3.142cm" svg:viewBox="0 0 192 213" svg:d="M56 68l-52-9c9-21 17-34 31-42 13-9 34-17 60-17 25 0 42 4 55 8 8 9 17 13 21 22 4 8 9 25 9 51v59c0 18 0 35 0 44 4 8 8 16 12 25h-55c0-4 0-9-4-17 0-4 0-4 0-4-13 8-21 12-30 17-13 4-21 8-34 8-21 0-38-4-52-17-8-12-17-25-17-42 0-14 4-23 9-31 4-8 12-17 22-21 13-4 25-9 42-13 26-4 43-8 55-13v-4c0-13-4-17-8-21s-17-9-30-9c-8 0-17 0-21 5-4 4-8 12-13 21zM128 110c-8 5-21 5-33 9-13 4-26 8-30 8-4 4-9 13-9 22 0 5 0 13 9 18 4 8 13 8 21 8 9 0 17-4 26-8 8-5 12-13 12-18 0-4 4-13 4-26z">
          <text:p/>
        </draw:path>
        <draw:path draw:style-name="gr1" draw:text-style-name="P1" draw:layer="layout" svg:width="0.187cm" svg:height="0.212cm" svg:x="12.511cm" svg:y="3.142cm" svg:viewBox="0 0 188 213" svg:d="M188 68l-55 8c0-12-5-21-9-25-8-4-17-9-25-9-13 0-26 5-34 17-9 9-9 22-9 43 0 25 0 43 9 52 8 13 21 17 34 17 8 0 17-4 25-9 4-8 9-17 13-31l51 9c-5 22-13 44-30 56-17 13-34 17-64 17-29 0-52-8-68-29-17-17-26-44-26-78s9-59 26-76c16-17 43-30 73-30 21 0 42 8 55 17 17 13 25 25 34 51z">
          <text:p/>
        </draw:path>
        <draw:path draw:style-name="gr1" draw:text-style-name="P1" draw:layer="layout" svg:width="0.208cm" svg:height="0.289cm" svg:x="12.834cm" svg:y="3.065cm" svg:viewBox="0 0 209 290" svg:d="M0 183c0-21 4-38 12-55 9-13 22-26 38-38 18-9 35-13 52-13 34 0 56 13 77 30 21 21 30 46 30 76s-9 55-30 78c-21 21-43 29-77 29-17 0-34-4-52-13-16-8-29-21-38-39-8-13-12-34-12-55zM55 183c0 21 4 38 13 47 8 13 21 18 34 18 17 0 26-5 39-18 8-9 13-26 13-47s-5-34-13-47c-13-8-22-12-39-12-13 0-26 4-34 12-9 13-13 26-13 47zM76 60l26-60h60l-51 60z">
          <text:p/>
        </draw:path>
        <draw:path draw:style-name="gr1" draw:text-style-name="P1" draw:layer="layout" svg:width="0.183cm" svg:height="0.208cm" svg:x="13.084cm" svg:y="3.142cm" svg:viewBox="0 0 184 209" svg:d="M184 209h-56v-102c0-21 0-38 0-43-4-9-8-13-12-17-4-5-14-5-18-5-13 0-17 5-26 9-8 4-13 13-17 22 0 9-4 21-4 43v93h-51v-205h47v30c21-21 42-34 69-34 12 0 21 4 34 8 8 5 17 9 21 17 4 5 9 13 9 22 4 8 4 22 4 35z">
          <text:p/>
        </draw:path>
        <draw:path draw:style-name="gr1" draw:text-style-name="P1" draw:layer="layout" svg:width="0.196cm" svg:height="0.284cm" svg:x="13.419cm" svg:y="3.07cm" svg:viewBox="0 0 197 285" svg:d="M197 281h-51v-30c-9 13-18 21-31 26-8 4-21 8-34 8-21 0-42-8-59-29-17-17-22-43-22-78 0-34 5-59 22-76s38-30 63-30c22 0 39 13 57 30v-102h55zM51 174c0 21 5 39 9 47 8 13 21 22 38 22 13 0 21-4 30-17 9-9 14-26 14-48 0-21-5-38-14-47-9-12-17-17-30-17s-25 5-34 17c-8 9-13 22-13 43z">
          <text:p/>
        </draw:path>
        <draw:path draw:style-name="gr1" draw:text-style-name="P1" draw:layer="layout" svg:width="0.187cm" svg:height="0.212cm" svg:x="13.653cm" svg:y="3.142cm" svg:viewBox="0 0 188 213" svg:d="M133 145l51 9c-5 21-17 34-30 42-17 13-34 17-55 17-39 0-64-13-82-34-13-17-17-43-17-69 0-34 9-59 26-80 17-17 39-30 64-30 30 0 55 13 72 30 17 21 26 51 26 93h-136c4 17 8 26 17 39 4 9 17 13 30 13 8 0 12-4 21-8 4-5 8-13 13-22zM133 89c0-13-5-25-9-34-8-8-17-13-30-13-12 0-21 5-29 13-5 9-9 21-9 34z">
          <text:p/>
        </draw:path>
        <draw:polygon draw:style-name="gr1" draw:text-style-name="P1" draw:layer="layout" svg:width="0.361cm" svg:height="0.28cm" svg:x="13.967cm" svg:y="3.07cm" svg:viewBox="0 0 362 281" draw:points="64,281 0,0 55,0 98,192 149,0 217,0 264,196 307,0 362,0 298,281 238,281 178,72 123,281">
          <text:p/>
        </draw:polygon>
        <draw:path draw:style-name="gr1" draw:text-style-name="P1" draw:layer="layout" svg:width="0.187cm" svg:height="0.212cm" svg:x="14.345cm" svg:y="3.142cm" svg:viewBox="0 0 188 213" svg:d="M133 145l51 9c-5 21-17 34-30 42-17 13-34 17-55 17-40 0-65-13-82-34-13-17-17-43-17-69 0-34 8-59 26-80 17-17 38-30 64-30 30 0 55 13 72 30 17 21 26 51 26 93h-137c0 17 4 26 13 39 9 9 22 13 35 13 8 0 13-4 21-8 4-5 8-13 13-22zM133 89c0-13-5-25-9-34-8-8-17-13-30-13-12 0-21 5-30 13-9 9-9 21-9 34z">
          <text:p/>
        </draw:path>
        <draw:path draw:style-name="gr1" draw:text-style-name="P1" draw:layer="layout" svg:width="0.128cm" svg:height="0.208cm" svg:x="14.574cm" svg:y="3.142cm" svg:viewBox="0 0 129 209" svg:d="M51 209h-51v-205h47v30c8-13 17-21 25-26 5-4 13-8 22-8 13 0 26 4 35 13l-17 46c-9-8-18-8-22-8-9 0-18 0-22 4s-8 14-13 22c0 13-4 34-4 68z">
          <text:p/>
        </draw:path>
        <draw:path draw:style-name="gr1" draw:text-style-name="P1" draw:layer="layout" svg:width="0.119cm" svg:height="0.276cm" svg:x="14.706cm" svg:y="3.078cm" svg:viewBox="0 0 120 277" svg:d="M115 68v44h-39v84c0 13 0 26 0 26 0 4 5 9 5 9 4 0 8 4 8 4 8 0 13-4 26-9l5 43c-13 4-31 8-44 8-12 0-21 0-25-4-9-4-17-9-17-13-5-4-9-12-9-21 0-4-4-17-4-38v-89h-21v-44h21v-38l55-30v68z">
          <text:p/>
        </draw:path>
        <draw:path draw:style-name="gr1" draw:text-style-name="P1" draw:layer="layout" svg:width="0.187cm" svg:height="0.212cm" svg:x="14.842cm" svg:y="3.142cm" svg:viewBox="0 0 188 213" svg:d="M132 145l51 9c-4 21-17 34-30 42-16 13-34 17-56 17-38 0-63-13-80-34-13-17-17-43-17-69 0-34 8-59 25-80 17-17 38-30 64-30 30 0 56 13 73 30 17 21 26 51 26 93h-133c0 17 4 26 13 39 8 9 16 13 29 13 9 0 13-4 22-8 4-5 8-13 13-22zM137 89c-5-13-5-25-14-34-9-8-17-13-30-13s-21 5-30 13c-4 9-8 21-8 34z">
          <text:p/>
        </draw:path>
        <draw:path draw:style-name="gr1" draw:text-style-name="P1" draw:layer="layout" svg:width="0.183cm" svg:height="0.28cm" svg:x="15.071cm" svg:y="3.07cm" svg:viewBox="0 0 184 281" svg:d="M55 0v106c17-21 38-34 60-34 13 0 26 4 35 8 8 5 17 9 21 17 8 9 8 17 13 26 0 8 0 21 0 39v119h-52v-106c0-21 0-35-4-44 0-4-5-8-9-12-9-5-13-5-21-5-9 0-17 5-22 9-8 4-12 8-17 17-4 8-4 22-4 39v102h-55v-281z">
          <text:p/>
        </draw:path>
        <draw:path draw:style-name="gr1" draw:text-style-name="P1" draw:layer="layout" svg:width="0.187cm" svg:height="0.212cm" svg:x="15.296cm" svg:y="3.142cm" svg:viewBox="0 0 188 213" svg:d="M133 145l51 9c-5 21-17 34-30 42-17 13-34 17-55 17-39 0-65-13-82-34-13-17-17-43-17-69 0-34 9-59 26-80 16-17 39-30 64-30 30 0 55 13 72 30 17 21 26 51 26 93h-136c4 17 8 26 17 39 4 9 17 13 30 13 8 0 12-4 21-8 4-5 8-13 13-22zM133 89c0-13-5-25-9-34-8-8-17-13-29-13-13 0-22 5-30 13-5 9-9 21-9 34z">
          <text:p/>
        </draw:path>
        <draw:path draw:style-name="gr1" draw:text-style-name="P1" draw:layer="layout" svg:width="0.297cm" svg:height="0.208cm" svg:x="15.631cm" svg:y="3.142cm" svg:viewBox="0 0 298 209" svg:d="M0 4h47v30c17-21 38-34 64-34 12 0 25 4 34 8 8 9 17 13 25 26 9-13 17-17 26-26 12-4 21-8 33-8 18 0 26 4 40 13 8 4 17 12 21 25 4 9 8 21 8 44v127h-56v-115c0-21 0-35-4-39-4-8-13-13-25-13-5 0-13 5-22 9-4 4-8 8-12 18-5 8-5 25-5 42v98h-55v-110c0-22 0-35 0-40-4-4-4-8-8-12-5-5-9-5-17-5-9 0-17 5-21 9-9 4-13 8-17 18 0 8-5 21-5 42v98h-51z">
          <text:p/>
        </draw:path>
        <draw:path draw:style-name="gr1" draw:text-style-name="P1" draw:layer="layout" svg:width="0.191cm" svg:height="0.212cm" svg:x="15.963cm" svg:y="3.142cm" svg:viewBox="0 0 192 213" svg:d="M135 145l52 9c-4 21-18 34-35 42-12 13-29 17-55 17-34 0-59-13-76-34-13-17-21-43-21-69 0-34 12-59 29-80 17-17 38-30 64-30 30 0 55 13 72 30 18 21 27 51 27 93h-137c0 17 4 26 12 39 9 9 22 13 34 13 9 0 13-4 22-8 4-5 8-13 12-22zM135 89c0-13-4-25-8-34-9-8-17-13-30-13s-21 5-30 13c-8 9-8 21-8 34z">
          <text:p/>
        </draw:path>
        <draw:path draw:style-name="gr1" draw:text-style-name="P1" draw:layer="layout" svg:width="0.127cm" svg:height="0.208cm" svg:x="16.196cm" svg:y="3.142cm" svg:viewBox="0 0 128 209" svg:d="M51 209h-51v-205h47v30c8-13 17-21 25-26 4-4 13-8 22-8 12 0 25 4 34 13l-17 46c-9-8-17-8-26-8-4 0-13 0-17 4s-8 14-13 22c-4 13-4 34-4 68z">
          <text:p/>
        </draw:path>
        <draw:polygon draw:style-name="gr2" draw:text-style-name="P2" draw:layer="layout" svg:width="2.265cm" svg:height="1.766cm" svg:x="3.005cm" svg:y="5.604cm" svg:viewBox="0 0 2266 1767" draw:points="0,0 2266,0 2266,1767 0,1767">
          <text:p/>
        </draw:polygon>
        <draw:path draw:style-name="gr1" draw:text-style-name="P1" draw:layer="layout" svg:width="0.276cm" svg:height="0.271cm" svg:x="3.311cm" svg:y="5.863cm" svg:viewBox="0 0 277 272" svg:d="M277 135c0 38-13 73-42 98-26 26-55 39-94 39s-73-13-98-39c-30-25-43-60-43-98s13-72 43-97c25-26 55-38 98-38 39 0 68 12 98 38 25 29 38 59 38 97zM247 135c0-29-8-55-29-76s-47-30-77-30-60 9-77 30c-21 21-34 47-34 76 0 30 8 55 30 77 21 21 46 35 81 35 30 0 56-14 77-35 21-22 29-47 29-77z">
          <text:p/>
        </draw:path>
        <draw:path draw:style-name="gr1" draw:text-style-name="P1" draw:layer="layout" svg:width="0.271cm" svg:height="0.271cm" svg:x="4.118cm" svg:y="5.863cm" svg:viewBox="0 0 272 272" svg:d="M272 135c0 38-12 73-38 98-25 26-59 39-97 39-39 0-73-13-99-39-26-25-38-60-38-98s12-72 38-97c26-26 60-38 99-38 38 0 72 12 97 38 26 29 38 59 38 97zM247 135c0-29-13-55-34-76s-47-30-76-30c-30 0-57 9-78 30s-29 47-29 76c0 30 8 55 29 77 21 21 48 35 78 35 29 0 55-14 76-35 21-22 34-47 34-77z">
          <text:p/>
        </draw:path>
        <draw:path draw:style-name="gr1" draw:text-style-name="P1" draw:layer="layout" svg:width="0.11cm" svg:height="0.289cm" svg:x="5.638cm" svg:y="5.977cm" svg:viewBox="0 0 111 290" svg:d="M0 34l69-34h4v239c0 17 0 25 4 29 0 5 4 9 9 9 4 4 12 4 25 4v9h-107v-9c13 0 21 0 26-4 5 0 5-4 9-9 0 0 0-12 0-29v-154c0-17 0-30 0-38 0-4-4-9-4-9-5-4-10-4-14-4s-9 4-21 9z">
          <text:p/>
        </draw:path>
        <draw:path draw:style-name="gr1" draw:text-style-name="P1" draw:layer="layout" svg:width="0.153cm" svg:height="0.293cm" svg:x="6.028cm" svg:y="6.062cm" svg:viewBox="0 0 154 294" svg:d="M77 0c8 0 12 4 17 9 4 4 8 8 8 17 0 4-4 8-8 16-5 5-9 5-17 5-4 0-13 0-17-5-5-8-5-12-5-16 0-9 0-13 5-17 4-5 13-9 17-9zM77 72h8c-4 17-4 34-8 43 0 8-9 25-22 51-8 25-17 42-17 60 0 17 5 34 17 42 9 9 18 17 34 17 13 0 22-4 30-8 4-9 10-13 10-21 0-5-6-9-10-17-4-9-4-13-4-17s0-10 4-14 10-4 14-4 8 4 17 8c4 6 4 14 4 23 0 16-4 29-17 42-18 13-35 17-56 17-26 0-43-4-60-17-12-13-21-30-21-47 0-12 5-22 9-31 4-17 17-29 29-46 17-17 26-30 30-43 5-8 5-21 9-38z">
          <text:p/>
        </draw:path>
        <draw:path draw:style-name="gr1" draw:text-style-name="P1" draw:layer="layout" svg:width="0.098cm" svg:height="0.297cm" svg:x="7.773cm" svg:y="5.969cm" svg:viewBox="0 0 99 298" svg:d="M52 0c4 0 8 4 13 8 4 4 8 9 8 13 0 8-4 13-8 17-5 4-9 4-13 4s-13 0-18-4c-4-4-4-9-4-17 0-4 0-9 4-13 5-4 14-8 18-8zM69 102v153c0 13 0 17 4 21 0 5 4 9 4 9 5 4 13 4 22 4v9h-95v-9c9 0 17 0 17-4 5 0 9-4 9-9 4-4 4-8 4-21v-72c0-21 0-34-4-42 0-5 0-9-4-9 0 0-5-4-9-4s-8 4-13 4l-4-8 60-22z">
          <text:p/>
        </draw:path>
        <draw:path draw:style-name="gr1" draw:text-style-name="P1" draw:layer="layout" svg:width="0.094cm" svg:height="0.289cm" svg:x="8.036cm" svg:y="5.977cm" svg:viewBox="0 0 95 290" svg:d="M65 94v153c0 13 0 17 4 21 0 5 4 9 9 9 0 4 8 4 17 4v9h-95v-9c14 0 18 0 23-4 0 0 4-4 8-9 0-4 0-8 0-21v-73c0-21 0-34 0-42 0-5-4-9-4-9-4 0-4-4-9-4-4 0-8 4-18 4v-8l57-21zM90 0l-59 72h-8l21-72z">
          <text:p/>
        </draw:path>
        <draw:path draw:style-name="gr1" draw:text-style-name="P1" draw:layer="layout" svg:width="0.097cm" svg:height="0.297cm" svg:x="10.928cm" svg:y="5.969cm" svg:viewBox="0 0 98 298" svg:d="M50 0c5 0 9 4 13 8s9 9 9 13c0 8-5 13-9 17s-8 4-13 4c-4 0-12 0-17-4-4-4-4-9-4-17 0-4 0-9 4-13 5-4 13-8 17-8zM67 102v153c0 13 0 17 5 21 0 5 4 9 4 9 4 4 14 4 22 4v9h-94v-9c8 0 17 0 17-4 4 0 8-4 8-9 4-4 4-8 4-21v-72c0-21 0-34-4-42 0-5 0-9-4-9 0 0-4-4-8-4-5 0-9 4-13 4l-4-8 59-22z">
          <text:p/>
        </draw:path>
        <draw:path draw:style-name="gr1" draw:text-style-name="P1" draw:layer="layout" svg:width="0.097cm" svg:height="0.297cm" svg:x="11.59cm" svg:y="5.969cm" svg:viewBox="0 0 98 298" svg:d="M69 0v255c0 13 0 17 0 21 4 5 4 9 8 9 4 4 13 4 21 4v9h-93v-9c9 0 17 0 17-4 4 0 8-4 8-9 0-4 5-8 5-21v-175c0-21 0-34-5-38 0-4 0-8-4-13 0 0-4 0-8 0s-9 0-13 5l-5-9 60-25z">
          <text:p/>
        </draw:path>
        <draw:path draw:style-name="gr1" draw:text-style-name="P1" draw:layer="layout" svg:width="0.097cm" svg:height="0.297cm" svg:x="11.709cm" svg:y="5.969cm" svg:viewBox="0 0 98 298" svg:d="M50 0c5 0 9 4 13 8 5 4 9 9 9 13 0 8-4 13-9 17-4 4-8 4-13 4-8 0-12 0-16-4-5-4-5-9-5-17 0-4 0-9 5-13 4-4 8-8 16-8zM68 102v153c0 13 0 17 0 21 4 5 4 9 8 9 5 4 10 4 22 4v9h-94v-9c8 0 13 0 17-4 4 0 8-4 8-9 0-4 5-8 5-21v-72c0-21-5-34-5-42 0-5 0-9-4-9 0 0-4-4-8-4-5 0-9 4-13 4l-4-8 59-22z">
          <text:p/>
        </draw:path>
        <draw:path draw:style-name="gr1" draw:text-style-name="P1" draw:layer="layout" svg:width="0.046cm" svg:height="0.047cm" svg:x="5.829cm" svg:y="6.223cm" svg:viewBox="0 0 47 48" svg:d="M21 0c8 0 13 5 18 9 4 5 8 9 8 18 0 4-4 12-8 17-5 4-10 4-18 4-4 0-9 0-13-4-4-5-8-13-8-17 0-9 4-13 8-18 4-4 9-9 13-9z">
          <text:p/>
        </draw:path>
        <draw:path draw:style-name="gr1" draw:text-style-name="P1" draw:layer="layout" svg:width="0.255cm" svg:height="0.293cm" svg:x="6.211cm" svg:y="5.977cm" svg:viewBox="0 0 256 294" svg:d="M243 0l4 99h-4c-9-30-21-51-38-64s-34-17-56-17c-21 0-38 4-51 13-16 8-29 25-38 46-8 22-13 47-13 77 0 25 5 47 13 64 9 21 22 34 38 46 17 9 34 13 56 13 17 0 34-4 46-13 17-8 30-21 47-46l9 4c-13 25-30 46-51 55-17 13-39 17-68 17-47 0-81-17-107-51-22-25-30-55-30-89 0-30 8-55 22-77 13-25 30-42 51-55s47-22 72-22c21 0 38 4 60 18 4 0 8 4 12 4 5 0 9-4 9-4 4-4 8-9 8-18z">
          <text:p/>
        </draw:path>
        <draw:path draw:style-name="gr1" draw:text-style-name="P1" draw:layer="layout" svg:width="0.187cm" svg:height="0.293cm" svg:x="6.491cm" svg:y="5.977cm" svg:viewBox="0 0 188 294" svg:d="M93 95c31 0 52 8 69 33 17 17 26 39 26 64 0 17-4 34-13 51-8 17-21 30-34 38-17 9-31 13-48 13-29 0-55-9-72-34-12-17-21-38-21-64 0-17 4-34 17-51 8-17 17-29 34-38 13-8 26-12 42-12zM89 107c-8 0-17 5-25 9-5 4-13 8-17 21-5 8-5 25-5 42 0 26 5 51 13 73 13 16 26 29 47 29 14 0 22-8 31-17 12-12 16-29 16-59 0-34-8-60-25-77-8-12-22-21-35-21zM137 0l-60 73h-9l21-73z">
          <text:p/>
        </draw:path>
        <draw:path draw:style-name="gr1" draw:text-style-name="P1" draw:layer="layout" svg:width="0.327cm" svg:height="0.195cm" svg:x="6.695cm" svg:y="6.071cm" svg:viewBox="0 0 328 196" svg:d="M69 38c12-13 21-21 21-21 8-5 13-9 21-13 9-4 13-4 21-4 13 0 22 4 30 8 9 9 17 17 17 30 17-17 30-26 38-30 9-8 22-8 30-8 9 0 17 0 26 8 8 4 16 13 21 25 0 9 4 17 4 40v80c0 13 0 17 0 26 4 0 4 4 8 4 5 4 13 4 22 4v9h-98v-9h4c9 0 17 0 22-4 4-4 4-4 4-13 4 0 4-8 4-17v-80c0-18-4-31-8-35-5-9-13-13-26-13-4 0-13 0-21 4-9 4-17 9-26 21v9 94c0 13 0 21 0 21 5 5 5 9 9 9 4 4 13 4 21 4v9h-98v-9c13 0 22 0 26-4 0 0 4-4 4-9 4-4 4-12 4-21v-80c0-18-4-31-8-35-4-9-13-13-26-13-8 0-12 0-21 4-13 4-21 13-25 21v103c0 13 0 21 0 21 4 5 4 9 8 9 4 4 9 4 21 4v9h-94v-9c9 0 14 0 18-4 4 0 4-4 8-9 0-4 5-8 5-21v-72c0-22-5-35-5-43 0-5 0-9-4-9 0 0-4-4-8-4-5 0-10 4-14 4l-4-8 56-21h13z">
          <text:p/>
        </draw:path>
        <draw:path draw:style-name="gr1" draw:text-style-name="P1" draw:layer="layout" svg:width="0.182cm" svg:height="0.199cm" svg:x="7.035cm" svg:y="6.071cm" svg:viewBox="0 0 183 200" svg:d="M89 0c29 0 50 8 73 33 13 17 21 39 21 64 0 17-4 34-13 51-8 17-22 30-35 38-12 9-29 14-46 14-30 0-51-10-68-35-17-17-21-38-21-64 0-17 4-34 12-51 9-17 17-29 34-38 13-8 25-12 43-12zM84 12c-8 0-17 5-25 9-4 4-13 8-17 21-4 8-4 25-4 42 0 26 4 51 17 73 8 16 25 29 42 29 13 0 26-8 34-17 8-12 13-29 13-59 0-34-9-60-21-77-13-12-26-21-39-21z">
          <text:p/>
        </draw:path>
        <draw:path draw:style-name="gr1" draw:text-style-name="P1" draw:layer="layout" svg:width="0.212cm" svg:height="0.195cm" svg:x="7.336cm" svg:y="6.075cm" svg:viewBox="0 0 213 196" svg:d="M182 0v115c0 22 0 39 0 43s5 8 5 8c5 4 5 4 9 4s9 0 13-4l4 9-56 21h-9v-38c-17 17-29 29-38 34-8 4-17 4-29 4-9 0-17 0-26-9-9-4-13-12-17-25-4-8-4-21-4-38v-86c0-9 0-17-5-21 0 0-4-4-8-4-4-5-8-5-21-5v-8h68v128c0 17 4 30 8 34 9 8 13 8 21 8 9 0 13 0 22-4 8-4 17-12 29-21v-107c0-13-4-21-8-25-4 0-13-5-26-5v-8z">
          <text:p/>
        </draw:path>
        <draw:path draw:style-name="gr1" draw:text-style-name="P1" draw:layer="layout" svg:width="0.208cm" svg:height="0.195cm" svg:x="7.552cm" svg:y="6.071cm" svg:viewBox="0 0 209 196" svg:d="M69 38c21-26 43-38 64-38 9 0 17 0 25 8 9 4 13 13 17 25 5 9 5 22 5 40v80c0 13 0 17 4 26 0 0 4 4 8 4 0 4 9 4 17 4v9h-93v-9h4c9 0 13 0 17-4 5 0 5-4 9-13 0 0 0-8 0-17v-80c0-18 0-31-9-35-4-9-8-13-21-13-17 0-34 8-47 25v103c0 13 0 21 0 21 5 5 5 9 9 9 4 4 8 4 21 4v9h-93v-9h4c8 0 12 0 17-8 4-5 4-13 4-26v-72c0-22 0-35 0-43 0-5-4-9-4-9-5 0-5-4-9-4s-8 4-12 4l-6-8 57-21h12z">
          <text:p/>
        </draw:path>
        <draw:path draw:style-name="gr1" draw:text-style-name="P1" draw:layer="layout" svg:width="0.14cm" svg:height="0.195cm" svg:x="7.884cm" svg:y="6.071cm" svg:viewBox="0 0 141 196" svg:d="M67 0v42c13-30 30-42 48-42 9 0 13 0 21 4 5 8 5 13 5 17 0 8 0 12-5 12-4 5-8 9-12 9-5 0-9-4-18-9-5-4-9-8-13-8s-4 4-9 4c-4 9-12 17-17 30v90c0 13 0 21 0 25 5 5 9 9 13 9 4 4 9 4 17 4v9h-97v-9c12 0 16 0 25-4 0 0 4-4 4-9 0-4 0-12 0-21v-76c0-22 0-35 0-39 0-5 0-9-4-9s-4-4-9-4c-4 0-8 4-16 4v-8l59-21z">
          <text:p/>
        </draw:path>
        <draw:path draw:style-name="gr1" draw:text-style-name="P1" draw:layer="layout" svg:width="0.174cm" svg:height="0.199cm" svg:x="8.155cm" svg:y="6.071cm" svg:viewBox="0 0 175 200" svg:d="M106 165c-21 17-29 25-38 30-4 0-13 5-21 5-13 0-26-5-34-14-8-8-13-21-13-38 0-8 5-17 9-21 4-13 12-21 29-30 13-8 34-17 68-30v-8c0-17-4-30-8-38-4-4-17-9-26-9-8 0-17 0-21 5-4 8-8 12-8 16v13c0 9 0 13-5 17-4 0-8 4-12 4-5 0-9-4-13-4-4-4-4-8-4-17 0-13 4-21 17-34 12-8 29-12 51-12 17 0 29 0 43 8 9 4 13 9 17 21 4 4 4 17 4 34v64c0 21 0 30 0 34 4 4 4 8 4 8 5 0 5 4 5 4 4 0 4-4 8-4s9-4 17-12v8c-17 21-30 35-46 35-5 0-9-5-13-10-4-4-10-12-10-25zM106 152v-72c-21 9-34 17-38 17-13 9-21 13-25 21-5 5-9 13-9 22 0 8 4 17 9 25 8 4 12 8 21 8 13 0 25-4 42-21z">
          <text:p/>
        </draw:path>
        <draw:path draw:style-name="gr1" draw:text-style-name="P1" draw:layer="layout" svg:width="0.131cm" svg:height="0.199cm" svg:x="8.351cm" svg:y="6.071cm" svg:viewBox="0 0 132 200" svg:d="M115 0v63h-4c-9-21-14-34-22-42-9-4-21-9-34-9-9 0-17 0-22 9-8 4-8 8-8 17 0 4 0 12 4 17 4 8 13 12 26 17l34 17c26 12 43 29 43 55 0 17-8 29-21 38-14 13-31 18-43 18-13 0-26 0-43-5-4-5-9-5-9-5-4 0-8 5-8 10h-8v-69h8c4 17 8 34 21 42 13 9 21 13 39 13 8 0 16 0 21-8 8-5 8-13 8-17 0-13-4-21-8-26-9-8-21-17-43-25-17-9-30-17-38-26-4-8-8-17-8-29 0-17 4-30 16-38 9-13 26-17 43-17 4 0 13 0 25 4 9 0 13 4 13 4 5 0 5 0 10-4l4-4z">
          <text:p/>
        </draw:path>
        <draw:path draw:style-name="gr1" draw:text-style-name="P1" draw:layer="layout" svg:width="0.161cm" svg:height="0.199cm" svg:x="8.618cm" svg:y="6.071cm" svg:viewBox="0 0 162 200" svg:d="M30 76c0 30 4 51 21 68 13 13 30 21 47 21 12 0 25-4 34-8 8-9 16-22 21-34l9 4c-4 17-14 34-26 51-17 12-34 22-55 22-22 0-43-10-56-27-16-16-25-42-25-72 0-34 9-59 25-76 17-17 39-25 60-25s42 4 55 21c13 12 22 29 22 55zM30 63h85c0-13 0-21-5-25 0-9-8-13-12-17-9-4-17-9-22-9-12 0-21 5-34 13-8 8-12 21-12 38z">
          <text:p/>
        </draw:path>
        <draw:path draw:style-name="gr1" draw:text-style-name="P1" draw:layer="layout" svg:width="0.132cm" svg:height="0.199cm" svg:x="8.809cm" svg:y="6.071cm" svg:viewBox="0 0 133 200" svg:d="M120 0v63h-9c-4-21-12-34-21-42-8-4-17-9-30-9-8 0-17 0-25 9-5 4-10 8-10 17 0 4 5 12 10 17 4 8 13 12 25 17l30 17c30 12 43 29 43 55 0 17-9 29-22 38-12 13-25 18-42 18-13 0-26 0-39-5-5-5-9-5-13-5s-4 5-8 10h-5v-69h5c4 17 12 34 21 42 13 9 26 13 39 13 9 0 17 0 25-8 5-5 9-13 9-17 0-13-4-21-13-26-4-8-17-17-38-25-22-9-35-17-39-26-9-8-13-17-13-29 0-17 9-30 17-38 13-13 26-17 43-17 9 0 18 0 26 4 8 0 13 4 17 4 0 0 4 0 4-4 0 0 4 0 4-4z">
          <text:p/>
        </draw:path>
        <draw:path draw:style-name="gr1" draw:text-style-name="P1" draw:layer="layout" svg:width="0.11cm" svg:height="0.259cm" svg:x="8.962cm" svg:y="6.011cm" svg:viewBox="0 0 111 260" svg:d="M64 0v64h43v18h-43v123c0 8 0 17 5 21 4 4 8 8 12 8 5 0 9 0 13-4s9-8 13-12h4c-4 12-8 25-17 29-8 9-21 13-30 13-4 0-12-4-16-9-9 0-13-8-13-12-4-9-4-17-4-30v-127h-31v-10c5-4 13-8 22-17 9-4 17-13 21-25 5-5 9-13 13-30z">
          <text:p/>
        </draw:path>
        <draw:path draw:style-name="gr1" draw:text-style-name="P1" draw:layer="layout" svg:width="0.183cm" svg:height="0.199cm" svg:x="9.089cm" svg:y="6.071cm" svg:viewBox="0 0 184 200" svg:d="M89 0c31 0 56 8 73 33 13 17 22 39 22 64 0 17-4 34-13 51s-17 30-34 38c-13 9-30 14-48 14-29 0-51-10-68-35-12-17-21-38-21-64 0-17 4-34 13-51 8-17 21-29 34-38 13-8 30-12 42-12zM85 12c-8 0-17 5-21 9-9 4-13 8-17 21-9 8-9 25-9 42 0 26 5 51 17 73 9 16 26 29 43 29 14 0 26-8 35-17 8-12 12-29 12-59 0-34-8-60-21-77-12-12-21-21-39-21z">
          <text:p/>
        </draw:path>
        <draw:path draw:style-name="gr1" draw:text-style-name="P1" draw:layer="layout" svg:width="0.131cm" svg:height="0.199cm" svg:x="9.306cm" svg:y="6.071cm" svg:viewBox="0 0 132 200" svg:d="M119 0v63h-8c-4-21-13-34-21-42-9-4-17-9-31-9-9 0-17 0-25 9-5 4-9 8-9 17 0 4 4 12 9 17 4 8 12 12 25 17l31 17c29 12 42 29 42 55 0 17-8 29-21 38-13 13-25 18-43 18-13 0-26 0-39-5-4-5-8-5-12-5-5 0-5 5-9 10h-4v-69h4c4 17 13 34 21 42 13 9 26 13 39 13 9 0 18 0 26-8 4-5 9-13 9-17 0-13-5-21-13-26-4-8-17-17-40-25-21-9-33-17-38-26-8-8-12-17-12-29 0-17 8-30 17-38 12-13 25-17 42-17 9 0 18 0 27 4 8 0 12 4 17 4 0 0 4 0 4-4 0 0 4 0 4-4z">
          <text:p/>
        </draw:path>
        <draw:path draw:style-name="gr1" draw:text-style-name="P1" draw:layer="layout" svg:width="0.162cm" svg:height="0.199cm" svg:x="9.573cm" svg:y="6.071cm" svg:viewBox="0 0 163 200" svg:d="M163 123c-9 25-18 42-30 55-17 17-34 22-51 22-21 0-43-10-55-27-17-16-27-42-27-72 0-29 10-55 27-76 17-17 38-25 63-25 22 0 34 4 47 12 13 13 17 21 17 34 0 4 0 9-4 13-5 0-9 4-13 4-9 0-17-4-21-8 0-5 0-9-4-17 0-9 0-13-9-17-4-4-8-9-17-9-17 0-25 5-34 17-13 13-17 30-17 51 0 26 4 43 17 60 9 21 26 29 43 29s25-4 38-17c8-4 17-17 21-34z">
          <text:p/>
        </draw:path>
        <draw:path draw:style-name="gr1" draw:text-style-name="P1" draw:layer="layout" svg:width="0.212cm" svg:height="0.195cm" svg:x="9.747cm" svg:y="6.075cm" svg:viewBox="0 0 213 196" svg:d="M180 0v115c0 22 0 39 4 43 0 4 0 8 4 8 0 4 4 4 9 4 4 0 8 0 12-4l4 9-59 21h-9v-38c-16 17-25 29-33 34-10 4-23 4-31 4s-21 0-26-9c-8-4-17-12-17-25-4-8-4-21-4-38v-86c0-9-4-17-4-21 0 0-4-4-9-4-4-5-12-5-21-5v-8h68v128c0 17 0 30 9 34 4 8 12 8 21 8 8 0 14 0 22-4 9-4 17-12 25-21v-107c0-13 0-21-4-25-4 0-12-5-25-5v-8z">
          <text:p/>
        </draw:path>
        <draw:path draw:style-name="gr1" draw:text-style-name="P1" draw:layer="layout" svg:width="0.17cm" svg:height="0.199cm" svg:x="9.976cm" svg:y="6.071cm" svg:viewBox="0 0 171 200" svg:d="M108 165c-22 17-35 25-40 30-8 0-17 5-25 5-13 0-21-5-30-14-8-8-13-21-13-38 0-8 0-17 5-21 4-13 17-21 30-30 12-8 38-17 73-30v-8c0-17-5-30-13-38-4-4-13-9-27-9-8 0-12 0-21 5-4 8-4 12-4 16v13c0 9-4 13-8 17 0 0-5 4-13 4-5 0-9-4-9-4-4-4-8-8-8-17 0-13 8-21 21-34 13-8 30-12 51-12 18 0 31 0 39 8 9 4 17 9 21 21 0 4 5 17 5 34v64c0 21 0 30 0 34s0 8 4 8c0 0 0 4 4 4l4-4c5 0 9-4 17-12v8c-12 21-29 35-42 35-9 0-13-5-17-10-4-4-4-12-4-25zM108 152v-72c-22 9-40 17-44 17-13 9-17 13-21 21-8 5-8 13-8 22 0 8 4 17 8 25 4 4 13 8 21 8 9 0 27-4 44-21z">
          <text:p/>
        </draw:path>
        <draw:path draw:style-name="gr1" draw:text-style-name="P1" draw:layer="layout" svg:width="0.11cm" svg:height="0.259cm" svg:x="10.155cm" svg:y="6.011cm" svg:viewBox="0 0 111 260" svg:d="M65 0v64h42v18h-42v123c0 8 0 17 4 21s8 8 12 8c5 0 9 0 13-4s9-8 13-12h4c-4 12-8 25-17 29-8 9-21 13-29 13-5 0-13-4-17-9-9 0-13-8-13-12-4-9-4-17-4-30v-127h-31v-10c4-4 12-8 22-17 9-4 17-13 21-25 5-5 9-13 13-30z">
          <text:p/>
        </draw:path>
        <draw:path draw:style-name="gr1" draw:text-style-name="P1" draw:layer="layout" svg:width="0.141cm" svg:height="0.195cm" svg:x="10.269cm" svg:y="6.071cm" svg:viewBox="0 0 142 196" svg:d="M69 0v42c13-30 30-42 47-42 9 0 13 0 21 4 5 8 5 13 5 17 0 8 0 12-5 12-4 5-8 9-12 9-5 0-9-4-17-9-5-4-9-8-13-8 0 0-5 4-9 4-4 9-12 17-17 30v90c0 13 0 21 5 25 0 5 4 9 8 9 4 4 8 4 17 4v9h-94v-9c8 0 18 0 22-4 0 0 4-4 4-9 4-4 4-12 4-21v-76c0-22 0-35-4-39 0-5 0-9-4-9 0 0-4-4-9-4s-9 4-13 4l-5-8 61-21z">
          <text:p/>
        </draw:path>
        <draw:path draw:style-name="gr1" draw:text-style-name="P1" draw:layer="layout" svg:width="0.183cm" svg:height="0.199cm" svg:x="10.422cm" svg:y="6.071cm" svg:viewBox="0 0 184 200" svg:d="M95 0c29 0 51 8 68 33 17 17 21 39 21 64 0 17-4 34-9 51-8 17-21 30-34 38-17 9-34 14-51 14-25 0-52-10-69-35-12-17-21-38-21-64 0-17 4-34 13-51 8-17 21-29 35-38 17-8 30-12 47-12zM86 12c-4 0-13 5-21 9s-13 8-17 21c-4 8-10 25-10 42 0 26 10 51 19 73 12 16 25 29 42 29s25-8 34-17c8-12 13-29 13-59 0-34-5-60-22-77-8-12-21-21-38-21z">
          <text:p/>
        </draw:path>
        <draw:path draw:style-name="gr1" draw:text-style-name="P1" draw:layer="layout" svg:width="0.161cm" svg:height="0.199cm" svg:x="10.741cm" svg:y="6.071cm" svg:viewBox="0 0 162 200" svg:d="M162 123c-4 25-17 42-30 55-18 17-30 22-52 22-21 0-38-10-55-27-17-16-25-42-25-72 0-29 8-55 29-76 17-17 39-25 64-25 17 0 35 4 48 12 8 13 17 21 17 34 0 4-5 9-5 13-4 0-8 4-16 4-9 0-14-4-18-8-5-5-5-9-5-17 0-9-4-13-8-17s-13-9-22-9c-12 0-25 5-33 17-9 13-17 30-17 51 0 26 8 43 17 60 12 21 25 29 46 29 13 0 26-4 35-17 9-4 17-17 26-34z">
          <text:p/>
        </draw:path>
        <draw:path draw:style-name="gr1" draw:text-style-name="P1" draw:layer="layout" svg:width="0.14cm" svg:height="0.195cm" svg:x="11.038cm" svg:y="6.071cm" svg:viewBox="0 0 141 196" svg:d="M69 0v42c13-30 30-42 46-42 9 0 13 0 22 4 4 8 4 13 4 17 0 8 0 12-4 12-5 5-9 9-13 9s-9-4-17-9c-4-4-8-8-13-8-4 0-4 4-8 4-4 9-13 17-17 30v90c0 13 0 21 0 25 4 5 8 9 13 9 4 4 8 4 17 4v9h-99v-9c14 0 18 0 26-4 0 0 5-4 5-9 0-4 0-12 0-21v-76c0-22 0-35 0-39 0-5 0-9-5-9-4 0-4-4-8-4s-10 4-18 4v-8l56-21z">
          <text:p/>
        </draw:path>
        <draw:path draw:style-name="gr1" draw:text-style-name="P1" draw:layer="layout" svg:width="0.161cm" svg:height="0.199cm" svg:x="11.191cm" svg:y="6.071cm" svg:viewBox="0 0 162 200" svg:d="M162 123c-5 25-18 42-31 55-17 17-34 22-51 22-21 0-38-10-55-27-17-16-25-42-25-72 0-29 8-55 25-76 21-17 43-25 64-25s34 4 47 12c12 13 21 21 21 34 0 4-4 9-9 13 0 0-8 4-12 4-9 0-13-4-17-8-5-5-5-9-5-17-4-9-4-13-8-17-9-4-13-9-21-9-13 0-26 5-34 17-13 13-17 30-17 51 0 26 4 43 17 60 12 21 25 29 46 29 13 0 26-4 34-17 9-4 17-17 22-34z">
          <text:p/>
        </draw:path>
        <draw:path draw:style-name="gr1" draw:text-style-name="P1" draw:layer="layout" svg:width="0.212cm" svg:height="0.195cm" svg:x="11.365cm" svg:y="6.075cm" svg:viewBox="0 0 213 196" svg:d="M182 0v115c0 22 0 39 0 43s4 8 4 8c6 4 6 4 10 4s8 0 13-4l4 9-56 21h-9v-38c-17 17-30 29-38 34-8 4-17 4-30 4-8 0-17 0-25-9-9-4-13-12-17-25-4-8-4-21-4-38v-86c0-9 0-17-5-21 0 0-4-4-8-4-4-5-9-5-21-5v-8h68v128c0 17 4 30 8 34 9 8 13 8 21 8 9 0 13 0 21-4 9-4 17-12 30-21v-107c0-13-4-21-8-25-5 0-13-5-26-5v-8z">
          <text:p/>
        </draw:path>
        <draw:path draw:style-name="gr1" draw:text-style-name="P1" draw:layer="layout" svg:width="0.115cm" svg:height="0.259cm" svg:x="11.819cm" svg:y="6.011cm" svg:viewBox="0 0 116 260" svg:d="M64 0v64h47v18h-47v123c0 8 4 17 4 21 4 4 8 8 17 8 4 0 8 0 14-4 4-4 8-8 8-12h9c-5 12-13 25-23 29-8 9-17 13-25 13-9 0-13-4-21-9-5 0-9-8-13-12-4-9-4-17-4-30v-127h-30v-10c8-4 17-8 25-17 5-4 13-13 22-25 0-5 4-13 12-30z">
          <text:p/>
        </draw:path>
        <draw:path draw:style-name="gr1" draw:text-style-name="P1" draw:layer="layout" svg:width="0.183cm" svg:height="0.199cm" svg:x="11.946cm" svg:y="6.071cm" svg:viewBox="0 0 184 200" svg:d="M94 0c30 0 51 8 69 33 17 17 21 39 21 64 0 17 0 34-9 51-8 17-22 30-35 38-16 9-29 14-51 14-25 0-50-10-67-35-13-17-22-38-22-64 0-17 4-34 13-51s21-29 34-38c17-8 30-12 47-12zM85 12c-4 0-13 5-21 9-4 4-13 8-17 21-4 8-8 25-8 42 0 26 8 51 17 73 12 16 25 29 46 29 13 0 22-8 30-17 8-12 13-29 13-59 0-34-5-60-21-77-9-12-22-21-39-21z">
          <text:p/>
        </draw:path>
        <draw:path draw:style-name="gr1" draw:text-style-name="P1" draw:layer="layout" svg:width="0.127cm" svg:height="0.199cm" svg:x="12.167cm" svg:y="6.071cm" svg:viewBox="0 0 128 200" svg:d="M116 0v63h-9c-4-21-8-34-17-42-9-4-22-9-35-9-8 0-17 0-21 9-8 4-8 8-8 17 0 4 0 12 4 17 4 8 12 12 25 17l35 17c26 12 38 29 38 55 0 17-4 29-17 38-12 13-30 18-47 18-9 0-22 0-38-5-5-5-9-5-13-5 0 0-4 5-4 10h-9v-69h9c4 17 8 34 21 42 12 9 21 13 38 13 9 0 17 0 22-8 9-5 9-13 9-17 0-13-4-21-9-26-9-8-22-17-43-25-17-9-30-17-38-26-5-8-9-17-9-29 0-17 4-30 17-38 9-13 21-17 38-17 9 0 17 0 30 4 10 0 14 4 14 4 4 0 4 0 4-4 4 0 4 0 4-4z">
          <text:p/>
        </draw:path>
        <draw:path draw:style-name="gr1" draw:text-style-name="P1" draw:layer="layout" svg:width="0.148cm" svg:height="0.293cm" svg:x="12.333cm" svg:y="5.977cm" svg:viewBox="0 0 149 294" svg:d="M73 222h-9c0-17 5-30 9-43 4-12 8-25 21-46 9-17 13-30 13-38 4-9 4-18 4-26 0-17-4-30-13-38-8-13-21-17-34-17-12 0-21 4-29 8-5 5-9 13-9 17 0 5 0 13 4 21 5 5 9 13 9 17 0 5-4 9-4 13-5 0-9 5-14 5-4 0-13-5-17-9-4-9-4-13-4-26 0-16 4-29 17-42 13-8 35-18 56-18 30 0 51 9 64 27 8 12 12 25 12 42 0 8 0 17-4 30-4 8-13 21-25 38-22 21-35 38-39 47-4 8-8 21-8 38zM73 247c4 0 8 5 12 9 5 4 9 8 9 17 0 4-4 12-9 17-4 4-8 4-12 4-9 0-13 0-17-4-4-5-9-13-9-17 0-9 5-13 9-17s8-9 17-9z">
          <text:p/>
        </draw:path>
        <draw:path draw:style-name="gr1" draw:text-style-name="P1" draw:layer="layout" svg:width="0.276cm" svg:height="0.276cm" svg:x="3.311cm" svg:y="6.448cm" svg:viewBox="0 0 277 277" svg:d="M277 141c0 39-13 68-42 98-26 25-55 38-94 38s-73-13-98-42c-26-26-43-55-43-94 0-38 13-72 43-97 25-26 55-44 98-44 39 0 68 18 98 44 25 25 38 59 38 97zM247 141c0-29-8-55-29-76s-47-34-77-34-56 13-77 34-34 47-34 76c0 30 13 55 30 77 21 21 46 30 81 30 30 0 56-9 77-30 21-22 29-47 29-77z">
          <text:p/>
        </draw:path>
        <draw:path draw:style-name="gr1" draw:text-style-name="P1" draw:layer="layout" svg:width="0.271cm" svg:height="0.276cm" svg:x="4.118cm" svg:y="6.448cm" svg:viewBox="0 0 272 277" svg:d="M272 141c0 39-12 68-38 98-25 25-59 38-97 38-39 0-73-13-99-42-26-26-38-55-38-94 0-38 12-72 38-97 26-26 60-44 99-44 38 0 72 18 97 44 26 25 38 59 38 97zM247 141c0-29-13-55-34-76s-47-34-76-34c-30 0-57 13-78 34s-29 47-29 76c0 30 8 55 29 77 21 21 48 30 78 30 29 0 55-9 76-30 21-22 34-47 34-77z">
          <text:p/>
        </draw:path>
        <draw:polygon draw:style-name="gr2" draw:text-style-name="P2" draw:layer="layout" svg:width="2.43cm" svg:height="2.706cm" svg:x="3.039cm" svg:y="7.564cm" svg:viewBox="0 0 2431 2707" draw:points="0,0 2431,0 2431,2707 0,2707">
          <text:p/>
        </draw:polygon>
        <draw:path draw:style-name="gr1" draw:text-style-name="P1" draw:layer="layout" svg:width="0.203cm" svg:height="0.204cm" svg:x="3.337cm" svg:y="7.794cm" svg:viewBox="0 0 204 205" svg:d="M204 103c0 29-8 51-29 72s-43 30-72 30c-30 0-56-9-73-30-22-21-30-43-30-72 0-30 8-56 30-73 17-22 43-30 73-30 29 0 51 8 72 30 21 17 29 43 29 73zM183 103c0-22-8-43-25-60-13-13-34-22-55-22-22 0-43 9-60 22-13 17-21 38-21 60 0 21 8 42 21 55 17 17 34 25 60 25 21 0 42-8 55-25 17-13 25-34 25-55z">
          <text:p/>
        </draw:path>
        <draw:path draw:style-name="gr1" draw:text-style-name="P1" draw:layer="layout" svg:width="0.208cm" svg:height="0.204cm" svg:x="3.723cm" svg:y="7.794cm" svg:viewBox="0 0 209 205" svg:d="M209 103c0 29-13 51-34 72-17 21-43 30-73 30-26 0-51-9-72-30-17-21-30-43-30-72 0-30 13-56 30-73 21-22 46-30 72-30 30 0 56 8 77 30 17 17 30 43 30 73zM184 103c0-22-5-43-22-60-17-13-34-22-60-22-21 0-38 9-55 22-17 17-26 38-26 60 0 21 9 42 26 55 13 17 34 25 55 25 26 0 43-8 60-25 17-13 22-34 22-55z">
          <text:p/>
        </draw:path>
        <draw:path draw:style-name="gr1" draw:text-style-name="P1" draw:layer="layout" svg:width="0.203cm" svg:height="0.204cm" svg:x="4.114cm" svg:y="7.794cm" svg:viewBox="0 0 204 205" svg:d="M204 103c0 29-8 51-29 72-22 21-43 30-73 30-29 0-56-9-73-30-21-21-29-43-29-72 0-30 8-56 29-73 17-22 44-30 73-30 30 0 51 8 73 30 21 17 29 43 29 73zM183 103c0-22-8-43-25-60-13-13-34-22-56-22-21 0-42 9-60 22-13 17-21 38-21 60 0 21 8 42 21 55 18 17 35 25 60 25 22 0 43-8 56-25 17-13 25-34 25-55z">
          <text:p/>
        </draw:path>
        <draw:path draw:style-name="gr1" draw:text-style-name="P1" draw:layer="layout" svg:width="0.208cm" svg:height="0.204cm" svg:x="4.5cm" svg:y="7.794cm" svg:viewBox="0 0 209 205" svg:d="M209 103c0 29-13 51-34 72-18 21-43 30-73 30-25 0-51-9-72-30-17-21-30-43-30-72 0-30 13-56 30-73 21-22 47-30 72-30 30 0 55 8 77 30 17 17 30 43 30 73zM184 103c0-22-5-43-22-60-17-13-35-22-60-22-21 0-38 9-55 22-17 17-26 38-26 60 0 21 9 42 26 55 13 17 34 25 55 25 25 0 43-8 60-25 17-13 22-34 22-55z">
          <text:p/>
        </draw:path>
        <draw:path draw:style-name="gr1" draw:text-style-name="P1" draw:layer="layout" svg:width="0.203cm" svg:height="0.204cm" svg:x="3.337cm" svg:y="8.235cm" svg:viewBox="0 0 204 205" svg:d="M204 102c0 30-8 51-29 72-21 22-43 31-72 31-30 0-56-9-73-31-22-21-30-42-30-72s8-55 30-72c17-21 43-30 73-30 29 0 51 9 72 30 21 17 29 42 29 72z">
          <text:p/>
        </draw:path>
        <draw:path draw:style-name="gr1" draw:text-style-name="P1" draw:layer="layout" svg:width="0.208cm" svg:height="0.204cm" svg:x="3.723cm" svg:y="8.235cm" svg:viewBox="0 0 209 205" svg:d="M209 102c0 30-13 51-30 72-21 22-47 31-77 31-26 0-51-9-72-31-17-21-30-42-30-72s13-55 30-72c21-21 46-30 72-30 30 0 56 9 77 30 17 17 30 42 30 72z">
          <text:p/>
        </draw:path>
        <draw:path draw:style-name="gr1" draw:text-style-name="P1" draw:layer="layout" svg:width="0.203cm" svg:height="0.204cm" svg:x="4.114cm" svg:y="8.235cm" svg:viewBox="0 0 204 205" svg:d="M204 102c0 30-8 51-29 72-22 22-43 31-73 31-29 0-56-9-73-31-21-21-29-42-29-72s8-55 29-72c17-21 44-30 73-30 30 0 51 9 73 30 21 17 29 42 29 72z">
          <text:p/>
        </draw:path>
        <draw:path draw:style-name="gr1" draw:text-style-name="P1" draw:layer="layout" svg:width="0.208cm" svg:height="0.204cm" svg:x="4.5cm" svg:y="8.235cm" svg:viewBox="0 0 209 205" svg:d="M209 102c0 30-13 51-30 72-22 22-47 31-77 31-25 0-51-9-72-31-17-21-30-42-30-72s13-55 30-72c21-21 47-30 72-30 30 0 55 9 77 30 17 17 30 42 30 72z">
          <text:p/>
        </draw:path>
        <draw:path draw:style-name="gr1" draw:text-style-name="P1" draw:layer="layout" svg:width="0.187cm" svg:height="0.289cm" svg:x="5.905cm" svg:y="8.447cm" svg:viewBox="0 0 188 290" svg:d="M188 235l-21 55h-167v-8c51-43 85-81 102-111 21-25 30-51 30-76 0-17-4-34-17-43-9-14-21-18-39-18-12 0-25 4-33 13-13 5-22 18-26 35h-8c4-26 12-48 25-60 17-13 34-22 55-22 22 0 43 9 56 22 17 16 26 34 26 56 0 13-4 25-13 42-8 21-26 47-47 68-35 38-60 64-68 68h76c13 0 26 0 31 0 8 0 12-4 17-9 4 0 8-4 12-12z">
          <text:p/>
        </draw:path>
        <draw:path draw:style-name="gr1" draw:text-style-name="P1" draw:layer="layout" svg:width="0.094cm" svg:height="0.297cm" svg:x="9.038cm" svg:y="8.439cm" svg:viewBox="0 0 95 298" svg:d="M65 0v255c0 9 0 18 4 22 0 4 4 8 9 8 4 5 8 5 17 5v8h-91v-8c9 0 13 0 17-5 0 0 5-4 10-8 0-4 0-13 0-22v-173c0-22 0-35 0-39s-5-8-5-12c-5 0-5 0-9 0s-8 0-13 4l-4-10 56-25z">
          <text:p/>
        </draw:path>
        <draw:path draw:style-name="gr1" draw:text-style-name="P1" draw:layer="layout" svg:width="0.095cm" svg:height="0.289cm" svg:x="10.927cm" svg:y="8.447cm" svg:viewBox="0 0 96 290" svg:d="M65 95v152c0 9 4 18 4 22s5 8 9 8c4 5 8 5 18 5v8h-96v-8c14 0 19 0 23-5 4 0 4-4 8-8 0-4 0-13 0-22v-76c0-17 0-34 0-38s-4-9-4-9c-4-4-4-4-8-4-5 0-9 0-19 4v-8l57-21zM90 0l-59 74h-8l21-74z">
          <text:p/>
        </draw:path>
        <draw:path draw:style-name="gr1" draw:text-style-name="P1" draw:layer="layout" svg:width="0.093cm" svg:height="0.297cm" svg:x="11.59cm" svg:y="8.439cm" svg:viewBox="0 0 94 298" svg:d="M63 0v255c0 9 0 18 5 22 0 4 4 8 8 8 0 5 10 5 18 5v8h-94v-8c8 0 17 0 21-5 0 0 4-4 4-8 4-4 4-13 4-22v-173c0-22 0-35 0-39-4-4-4-8-4-12-4 0-8 0-8 0-4 0-9 0-17 4v-10l55-25z">
          <text:p/>
        </draw:path>
        <draw:path draw:style-name="gr1" draw:text-style-name="P1" draw:layer="layout" svg:width="0.203cm" svg:height="0.204cm" svg:x="3.337cm" svg:y="8.672cm" svg:viewBox="0 0 204 205" svg:d="M204 106c0 26-8 51-29 74-21 17-43 25-72 25-30 0-56-8-73-30-22-18-30-43-30-73 0-25 8-51 30-72 17-17 43-30 73-30 29 0 51 13 72 30 21 21 29 47 29 76zM183 106c0-25-8-42-25-59-13-17-34-26-55-26-22 0-43 9-60 26-13 17-21 34-21 55 0 26 8 43 21 61 17 17 34 21 60 21 21 0 42-4 55-21 17-18 25-35 25-57z">
          <text:p/>
        </draw:path>
        <draw:path draw:style-name="gr1" draw:text-style-name="P1" draw:layer="layout" svg:width="0.208cm" svg:height="0.204cm" svg:x="3.723cm" svg:y="8.672cm" svg:viewBox="0 0 209 205" svg:d="M209 106c0 26-13 51-34 74-17 17-43 25-73 25-26 0-51-8-72-30-17-18-30-43-30-73 0-25 13-51 30-72 21-17 46-30 72-30 30 0 56 13 77 30 17 21 30 47 30 76zM184 106c0-25-5-42-22-59s-34-26-60-26c-21 0-38 9-55 26s-26 34-26 55c0 26 9 43 26 61 13 17 34 21 55 21 26 0 43-4 60-21 17-18 22-35 22-57z">
          <text:p/>
        </draw:path>
        <draw:path draw:style-name="gr1" draw:text-style-name="P1" draw:layer="layout" svg:width="0.203cm" svg:height="0.204cm" svg:x="4.114cm" svg:y="8.672cm" svg:viewBox="0 0 204 205" svg:d="M204 106c0 26-8 51-29 74-22 17-43 25-73 25-29 0-56-8-73-30-21-18-29-43-29-73 0-25 8-51 29-72 17-17 44-30 73-30 30 0 51 13 73 30 21 21 29 47 29 76zM183 106c0-25-8-42-25-59-13-17-34-26-56-26-21 0-42 9-60 26-13 17-21 34-21 55 0 26 8 43 21 61 18 17 35 21 60 21 22 0 43-4 56-21 17-18 25-35 25-57z">
          <text:p/>
        </draw:path>
        <draw:path draw:style-name="gr1" draw:text-style-name="P1" draw:layer="layout" svg:width="0.208cm" svg:height="0.204cm" svg:x="4.5cm" svg:y="8.672cm" svg:viewBox="0 0 209 205" svg:d="M209 106c0 26-13 51-34 74-18 17-43 25-73 25-25 0-51-8-72-30-17-18-30-43-30-73 0-25 13-51 30-72 21-17 47-30 72-30 30 0 55 13 77 30 17 21 30 47 30 76zM184 106c0-25-5-42-22-59s-35-26-60-26c-21 0-38 9-55 26s-26 34-26 55c0 26 9 43 26 61 13 17 34 21 55 21 25 0 43-4 60-21 17-18 22-35 22-57z">
          <text:p/>
        </draw:path>
        <draw:path draw:style-name="gr1" draw:text-style-name="P1" draw:layer="layout" svg:width="0.144cm" svg:height="0.195cm" svg:x="11.034cm" svg:y="8.541cm" svg:viewBox="0 0 145 196" svg:d="M67 0v42c18-30 30-42 47-42 9 0 18 0 22 4 5 4 9 13 9 17s-4 13-9 13c0 4-8 8-13 8s-9-4-17-8c-4-5-9-9-13-9 0 0-4 4-8 4-5 9-13 17-18 30v90c0 13 0 22 5 26 0 4 4 8 8 8 5 5 13 5 22 5v8h-98v-8c8 0 17 0 21-5 4-4 4-4 9-12 0 0 0-9 0-18v-77c0-21 0-34 0-38-5-4-5-9-9-9 0-4-4-4-8-4-5 0-9 0-13 4l-4-8 59-21z">
          <text:p/>
        </draw:path>
        <draw:path draw:style-name="gr1" draw:text-style-name="P1" draw:layer="layout" svg:width="0.046cm" svg:height="0.047cm" svg:x="6.139cm" svg:y="8.693cm" svg:viewBox="0 0 47 48" svg:d="M22 0c8 0 12 5 17 9 4 4 8 8 8 18 0 4-4 13-8 17-5 4-9 4-17 4-4 0-9 0-13-4s-9-13-9-17c0-10 5-14 9-18s9-9 13-9z">
          <text:p/>
        </draw:path>
        <draw:path draw:style-name="gr1" draw:text-style-name="P1" draw:layer="layout" svg:width="0.298cm" svg:height="0.284cm" svg:x="6.325cm" svg:y="8.456cm" svg:viewBox="0 0 299 285" svg:d="M201 4v-4h98v4h-9c-13 0-21 4-25 17-5 4-5 13-5 30v114c0 26-4 48-8 65-8 17-17 30-34 38-17 13-38 17-68 17s-55-4-68-12c-17-13-31-26-35-47-4-9-8-35-8-69v-111c0-17 0-25-5-33-8-5-12-9-25-9h-9v-4h120v4h-8c-13 0-21 4-26 13-4 4-4 17-4 29v124c0 12 0 25 0 39 4 13 9 25 13 34 4 8 13 13 21 17 13 8 21 8 38 8s34-4 47-12c17-9 25-18 30-30 8-13 8-35 8-65v-115c0-17 0-25-4-29-4-9-13-13-26-13z">
          <text:p/>
        </draw:path>
        <draw:path draw:style-name="gr1" draw:text-style-name="P1" draw:layer="layout" svg:width="0.208cm" svg:height="0.195cm" svg:x="6.631cm" svg:y="8.541cm" svg:viewBox="0 0 209 196" svg:d="M64 38c25-26 47-38 64-38 13 0 22 0 30 8 9 4 13 13 17 26 4 8 4 21 4 38v81c0 13 0 18 5 22 0 4 4 8 4 8 4 5 13 5 21 5v8h-94v-8h4c9 0 14 0 18-5 4-4 4-4 8-12 0 0 0-9 0-18v-81c0-17-4-30-8-34-4-9-9-13-22-13-17 0-34 9-51 26v102c0 13 4 22 4 22 0 4 4 8 8 8 5 5 9 5 22 5v8h-94v-8h4c9 0 13-5 18-9 4-4 4-13 4-26v-73c0-21 0-38 0-42s-4-9-4-9c-5-4-5-4-9-4s-9 0-13 4l-4-8 55-21h9z">
          <text:p/>
        </draw:path>
        <draw:path draw:style-name="gr1" draw:text-style-name="P1" draw:layer="layout" svg:width="0.161cm" svg:height="0.199cm" svg:x="6.856cm" svg:y="8.541cm" svg:viewBox="0 0 162 200" svg:d="M30 76c0 30 8 52 21 69 13 13 30 21 47 21 13 0 25-4 34-8 8-9 18-21 22-34h8c-4 21-12 38-26 55-13 13-30 21-51 21-26 0-42-8-59-25s-26-43-26-73c0-34 9-60 26-77s38-25 63-25c22 0 38 4 51 21 14 13 22 30 22 55zM30 63h89c0-12-4-21-4-25-4-9-9-13-17-17-9-4-13-9-21-9-13 0-22 5-30 13-9 9-17 21-17 38z">
          <text:p/>
        </draw:path>
        <draw:path draw:style-name="gr1" draw:text-style-name="P1" draw:layer="layout" svg:width="0.161cm" svg:height="0.199cm" svg:x="7.149cm" svg:y="8.541cm" svg:viewBox="0 0 162 200" svg:d="M162 124c-4 25-17 42-29 55-17 17-34 21-51 21-21 0-39-8-56-25s-26-43-26-78c0-29 9-51 31-72 17-17 38-25 63-25 17 0 34 4 43 12 13 13 21 22 21 34 0 5-4 9-8 13 0 0-5 4-13 4-9 0-13-4-17-8s-4-9-4-17c0-9-5-13-9-21-4 0-13-5-21-5-13 0-25 5-34 17-13 13-17 30-17 51 0 26 4 44 17 61 13 21 26 30 47 30 12 0 25-9 34-18 8-4 17-16 25-33z">
          <text:p/>
        </draw:path>
        <draw:path draw:style-name="gr1" draw:text-style-name="P1" draw:layer="layout" svg:width="0.183cm" svg:height="0.199cm" svg:x="7.34cm" svg:y="8.541cm" svg:viewBox="0 0 184 200" svg:d="M90 0c30 0 55 8 72 29 13 22 22 43 22 68 0 17-5 35-13 52-9 17-21 30-34 39-13 8-30 12-47 12-29 0-51-12-69-34-17-17-21-38-21-64 0-17 4-34 13-51 8-17 17-30 35-39 13-8 30-12 42-12zM86 12c-8 0-17 0-21 5-9 4-17 12-22 25-4 9-4 26-4 43 0 25 4 52 17 73 9 17 26 30 43 30 12 0 25-9 34-17 8-13 12-30 12-61 0-34-8-59-21-76s-25-22-38-22z">
          <text:p/>
        </draw:path>
        <draw:path draw:style-name="gr1" draw:text-style-name="P1" draw:layer="layout" svg:width="0.093cm" svg:height="0.289cm" svg:x="9.157cm" svg:y="8.447cm" svg:viewBox="0 0 94 290" svg:d="M65 95v152c0 9 0 18 4 22 0 4 4 8 8 8 0 5 9 5 17 5v8h-94v-8c10 0 18 0 22-5 0 0 5-4 5-8 4-4 4-13 4-22v-76c0-17 0-34 0-38-4-4-4-9-4-9-5-4-9-4-9-4-4 0-8 0-18 4v-8l56-21zM90 0l-59 74h-9l22-74z">
          <text:p/>
        </draw:path>
        <draw:path draw:style-name="gr1" draw:text-style-name="P1" draw:layer="layout" svg:width="0.097cm" svg:height="0.297cm" svg:x="10.134cm" svg:y="8.439cm" svg:viewBox="0 0 98 298" svg:d="M69 0v255c0 9 0 18 4 22 0 4 4 8 4 8 4 5 13 5 21 5v8h-93v-8c8 0 17 0 17-5 4 0 8-4 8-8 4-4 4-13 4-22v-173c0-22 0-35-4-39 0-4 0-8-4-12 0 0-4 0-8 0 0 0-5 0-13 4l-5-10 60-25z">
          <text:p/>
        </draw:path>
        <draw:path draw:style-name="gr1" draw:text-style-name="P1" draw:layer="layout" svg:width="0.208cm" svg:height="0.195cm" svg:x="7.54cm" svg:y="8.541cm" svg:viewBox="0 0 209 196" svg:d="M69 38c21-26 42-38 63-38 9 0 17 0 26 8 8 4 12 13 17 26 4 8 4 21 4 38v81c0 13 0 18 4 22 0 4 4 8 9 8 0 5 8 5 17 5v8h-94v-8h4c9 0 13 0 18-5 4-4 4-4 8-12 0 0 0-9 0-18v-81c0-17 0-30-8-34-5-9-9-13-22-13-17 0-34 9-46 26v102c0 13 0 22 0 22 4 4 4 8 8 8 4 5 9 5 21 5v8h-94v-8h4c10 0 14-5 18-9s4-13 4-26v-73c0-21 0-38 0-42s-4-9-4-9c-4-4-4-4-8-4-6 0-10 0-14 4l-4-8 56-21h13z">
          <text:p/>
        </draw:path>
        <draw:path draw:style-name="gr1" draw:text-style-name="P1" draw:layer="layout" svg:width="0.161cm" svg:height="0.199cm" svg:x="7.871cm" svg:y="8.541cm" svg:viewBox="0 0 162 200" svg:d="M162 124c-8 25-17 42-34 55-13 17-31 21-48 21-21 0-42-8-55-25-17-17-25-43-25-78 0-29 8-51 25-72 17-17 38-25 64-25 22 0 35 4 48 12 12 13 17 22 17 34 0 5 0 9-5 13-4 0-8 4-12 4-9 0-17-4-22-8 0-4-4-9-4-17 0-9-4-13-8-21-6 0-10-5-18-5-17 0-26 5-34 17-13 13-17 30-17 51 0 26 4 44 17 61 8 21 25 30 42 30 14 0 27-9 39-18 9-4 13-16 22-33z">
          <text:p/>
        </draw:path>
        <draw:path draw:style-name="gr1" draw:text-style-name="P1" draw:layer="layout" svg:width="0.212cm" svg:height="0.195cm" svg:x="8.045cm" svg:y="8.545cm" svg:viewBox="0 0 213 196" svg:d="M179 0v115c0 22 0 34 4 43 0 4 0 9 5 9 0 4 4 4 8 4s9 0 13-4l4 8-59 21h-9v-38c-17 17-30 26-39 34-8 4-17 4-26 4-8 0-21-4-29-8-4-4-13-13-13-26-4-8-4-21-4-39v-85c0-8-4-17-4-21-5 0-5-4-9-9-4 0-13 0-21 0v-8h68v127c0 18 0 31 8 35 4 9 13 9 22 9 4 0 12 0 22-4 8-5 17-13 25-22v-111c0-9 0-17-4-21-4-5-13-5-26-5v-8z">
          <text:p/>
        </draw:path>
        <draw:path draw:style-name="gr1" draw:text-style-name="P1" draw:layer="layout" svg:width="0.17cm" svg:height="0.199cm" svg:x="8.274cm" svg:y="8.541cm" svg:viewBox="0 0 171 200" svg:d="M103 166c-18 17-31 26-35 30-8 0-17 4-26 4-12 0-21-4-29-12-9-13-13-22-13-39 0-8 0-17 4-21 5-14 17-22 30-31 13-8 38-17 69-29v-9c0-17 0-30-9-38-5-4-13-9-26-9-8 0-17 0-21 5-5 4-9 12-9 17v12c0 9 0 13-4 17 0 0-4 5-13 5-4 0-8-5-12-9 0 0-5-8-5-13 0-12 9-21 21-34 9-8 26-12 52-12 17 0 30 0 39 8 8 4 17 9 21 17 0 9 0 21 0 38v65c0 21 4 30 4 34s0 9 5 9c0 0 0 4 4 4l4-4c4 0 8-5 17-13v8c-13 22-30 34-43 34-8 0-12-4-17-8-4-4-8-13-8-26zM103 153v-73c-18 9-35 13-39 17-13 9-17 13-26 23-4 4-4 12-4 21 0 8 0 17 8 25 5 5 13 9 22 9 8 0 21-9 39-22z">
          <text:p/>
        </draw:path>
        <draw:path draw:style-name="gr1" draw:text-style-name="P1" draw:layer="layout" svg:width="0.115cm" svg:height="0.259cm" svg:x="8.448cm" svg:y="8.481cm" svg:viewBox="0 0 116 260" svg:d="M69 0v64h43v13h-43v124c0 12 0 21 4 25 5 5 9 9 13 9s9 0 13-4c4-5 8-9 8-13h9c-4 13-9 25-17 30-13 8-21 12-30 12-4 0-13-4-17-8-9-4-14-9-14-13-4-8-8-17-8-30v-132h-30v-5c9-4 17-8 26-16 8-5 12-13 22-26 4-4 8-13 12-30z">
          <text:p/>
        </draw:path>
        <draw:path draw:style-name="gr1" draw:text-style-name="P1" draw:layer="layout" svg:width="0.14cm" svg:height="0.195cm" svg:x="8.567cm" svg:y="8.541cm" svg:viewBox="0 0 141 196" svg:d="M69 0v42c13-30 30-42 47-42 8 0 12 0 17 4 8 4 8 13 8 17s0 13-4 13c-4 4-9 8-13 8s-8-4-17-8c-4-5-8-9-13-9-4 0-4 4-8 4-4 9-13 17-17 30v90c0 13 0 22 0 26 4 4 8 8 13 8 4 5 8 5 17 5v8h-99v-8c13 0 17 0 25-5 0-4 5-4 5-12 0 0 0-9 0-18v-77c0-21 0-34 0-38s0-9-5-9c-4-4-4-4-8-4s-9 0-17 4v-8l56-21z">
          <text:p/>
        </draw:path>
        <draw:path draw:style-name="gr1" draw:text-style-name="P1" draw:layer="layout" svg:width="0.182cm" svg:height="0.199cm" svg:x="8.72cm" svg:y="8.541cm" svg:viewBox="0 0 183 200" svg:d="M93 0c27 0 52 8 69 29 13 22 21 43 21 68 0 17-4 35-12 52-9 17-17 30-34 39-13 8-31 12-48 12-30 0-51-12-68-34-13-17-21-38-21-64 0-17 4-34 13-51 8-17 21-30 33-39 13-8 30-12 47-12zM85 12c-9 0-13 0-22 5-8 4-12 12-17 25-4 9-8 26-8 43 0 25 4 52 17 73 13 17 26 30 43 30 13 0 26-9 34-17 9-13 13-30 13-61 0-34-8-59-21-76-9-17-22-22-39-22z">
          <text:p/>
        </draw:path>
        <draw:path draw:style-name="gr1" draw:text-style-name="P1" draw:layer="layout" svg:width="0.208cm" svg:height="0.195cm" svg:x="9.263cm" svg:y="8.541cm" svg:viewBox="0 0 209 196" svg:d="M68 38c22-26 43-38 64-38 8 0 17 0 26 8 9 4 13 13 17 26 5 8 5 21 5 38v81c0 13 0 18 4 22 0 4 4 8 8 8 0 5 9 5 17 5v8h-94v-8h4c9 0 13 0 17-5 4-4 9-4 9-12 0 0 0-9 0-18v-81c0-17 0-30-5-34-4-9-12-13-25-13-17 0-34 9-47 26v102c0 13 0 22 0 22 4 4 4 8 9 8 4 5 8 5 21 5v8h-93v-8h4c8 0 17-5 17-9 4-4 8-13 8-26v-73c0-21-4-38-4-42s0-9-4-9c0-4-4-4-9-4-4 0-8 0-12 4l-5-8 60-21h8z">
          <text:p/>
        </draw:path>
        <draw:path draw:style-name="gr1" draw:text-style-name="P1" draw:layer="layout" svg:width="0.162cm" svg:height="0.199cm" svg:x="9.488cm" svg:y="8.541cm" svg:viewBox="0 0 163 200" svg:d="M30 76c0 30 8 52 21 69 13 13 30 21 48 21 13 0 25-4 34-8 8-9 17-21 25-34h5c-5 21-13 38-26 55-13 13-30 21-52 21-25 0-42-8-59-25s-26-43-26-73c0-34 9-60 26-77s38-25 63-25c23 0 40 4 52 21 13 13 22 30 22 55zM30 63h90c0-12-4-21-4-25-4-9-9-13-17-17-4-4-14-9-22-9-13 0-21 5-30 13-9 9-13 21-17 38z">
          <text:p/>
        </draw:path>
        <draw:path draw:style-name="gr1" draw:text-style-name="P1" draw:layer="layout" svg:width="0.17cm" svg:height="0.199cm" svg:x="9.679cm" svg:y="8.541cm" svg:viewBox="0 0 171 200" svg:d="M103 166c-17 17-29 26-34 30-8 0-17 4-25 4-14 0-23-4-31-12-8-13-13-22-13-39 0-8 0-17 5-21 4-14 16-22 29-31 14-8 40-17 69-29v-9c0-17 0-30-8-38-5-4-13-9-26-9-8 0-12 0-21 5-4 4-10 12-10 17l6 12c0 9-6 13-10 17 0 0-4 5-13 5-4 0-8-5-12-9 0 0-4-8-4-13 0-12 8-21 21-34 8-8 26-12 52-12 17 0 29 0 38 8 8 4 17 9 21 17 0 9 5 21 5 38v65c0 21 0 30 0 34s0 9 4 9c0 0 0 4 4 4l4-4c4 0 9-5 17-13v8c-13 22-29 34-42 34-9 0-13-4-17-8-5-4-5-13-9-26zM103 153v-73c-17 9-34 13-38 17-13 9-17 13-27 23-4 4-4 12-4 21 0 8 0 17 10 25 4 5 13 9 21 9 9 0 21-9 38-22z">
          <text:p/>
        </draw:path>
        <draw:path draw:style-name="gr1" draw:text-style-name="P1" draw:layer="layout" svg:width="0.132cm" svg:height="0.199cm" svg:x="9.87cm" svg:y="8.541cm" svg:viewBox="0 0 133 200" svg:d="M120 0v63h-8c-5-21-13-34-22-42-8-4-16-9-29-9s-17 0-26 5c-4 8-8 12-8 17 0 8 4 17 8 21 5 4 13 13 26 17l29 17c30 13 43 31 43 56 0 17-9 30-21 38-13 13-26 17-43 17-12 0-25 0-38-4-9-4-9-4-14-4-4 0-4 4-8 4h-4v-64h4c4 17 13 34 22 43 13 8 26 13 38 13 9 0 17 0 26-9 4-4 8-13 8-17 0-13-4-21-13-25-4-9-16-17-38-27-21-8-35-17-39-25-8-9-13-17-13-30 0-17 9-30 17-43 14-8 27-12 44-12 8 0 17 0 25 4 9 0 13 4 17 4 0 0 4 0 4-4 0 0 5 0 5-4z">
          <text:p/>
        </draw:path>
        <draw:path draw:style-name="gr1" draw:text-style-name="P1" draw:layer="layout" svg:width="0.182cm" svg:height="0.199cm" svg:x="10.257cm" svg:y="8.541cm" svg:viewBox="0 0 183 200" svg:d="M90 0c29 0 55 8 72 29 13 22 21 43 21 68 0 17-4 35-13 52-8 17-21 30-34 39-12 8-29 12-46 12-30 0-51-12-69-34-17-17-21-38-21-64 0-17 4-34 12-51 9-17 18-30 35-39 13-8 30-12 43-12zM86 12c-9 0-17 0-22 5-8 4-17 12-21 25-4 9-4 26-4 43 0 25 4 52 17 73 8 17 25 30 42 30 13 0 26-9 34-17 9-13 13-30 13-61 0-34-9-59-21-76-13-17-26-22-38-22z">
          <text:p/>
        </draw:path>
        <draw:path draw:style-name="gr1" draw:text-style-name="P1" draw:layer="layout" svg:width="0.132cm" svg:height="0.199cm" svg:x="10.473cm" svg:y="8.541cm" svg:viewBox="0 0 133 200" svg:d="M116 0v63h-4c-5-21-13-34-22-42-8-4-18-9-30-9-13 0-17 0-26 5-4 8-8 12-8 17 0 8 4 17 8 21s13 13 26 17l30 17c26 13 43 31 43 56 0 17-9 30-21 38-13 13-26 17-44 17-13 0-25 0-42-4-5-4-5-4-9-4s-4 4-8 4h-9v-64h9c4 17 12 34 21 43 13 8 25 13 38 13 9 0 18 0 22-9 9-4 13-13 13-17 0-13-4-21-13-25-4-9-22-17-39-27-21-8-34-17-42-25-4-9-9-17-9-30 0-17 9-30 17-43 13-8 26-12 43-12 8 0 17 0 26 4 9 0 13 4 17 4l4-4 5-4z">
          <text:p/>
        </draw:path>
        <draw:path draw:style-name="gr1" draw:text-style-name="P1" draw:layer="layout" svg:width="0.157cm" svg:height="0.199cm" svg:x="10.741cm" svg:y="8.541cm" svg:viewBox="0 0 158 200" svg:d="M158 124c-5 25-13 42-30 55-13 17-30 21-47 21-21 0-42-8-59-25-14-17-22-43-22-78 0-29 8-51 26-72 17-17 38-25 64-25 17 0 34 4 47 12 12 13 16 22 16 34 0 5 0 9-4 13-4 0-8 4-12 4-9 0-17-4-22-8 0-4-4-9-4-17 0-9-4-13-8-21-5 0-9-5-22-5-12 0-21 5-29 17-13 13-17 30-17 51 0 26 4 44 17 61 8 21 25 30 42 30 13 0 26-9 38-18 9-4 13-16 21-33z">
          <text:p/>
        </draw:path>
        <draw:path draw:style-name="gr1" draw:text-style-name="P1" draw:layer="layout" svg:width="0.162cm" svg:height="0.199cm" svg:x="11.186cm" svg:y="8.541cm" svg:viewBox="0 0 163 200" svg:d="M163 124c-4 25-13 42-30 55-13 17-30 21-51 21s-38-8-55-25-27-43-27-78c0-29 14-51 31-72 17-17 38-25 64-25 17 0 34 4 47 12 8 13 17 22 17 34 0 5-5 9-5 13-4 0-8 4-17 4-8 0-12-4-17-8-4-4-4-9-4-17 0-9-4-13-9-21-4 0-12-5-21-5-12 0-25 5-34 17-8 13-17 30-17 51 0 26 9 44 17 61 13 21 26 30 47 30 13 0 26-9 38-18 5-4 13-16 22-33z">
          <text:p/>
        </draw:path>
        <draw:path draw:style-name="gr1" draw:text-style-name="P1" draw:layer="layout" svg:width="0.208cm" svg:height="0.195cm" svg:x="11.365cm" svg:y="8.545cm" svg:viewBox="0 0 209 196" svg:d="M179 0v115c0 22 0 34 0 43 0 4 4 9 4 9 4 4 9 4 9 4 4 0 8 0 17-4v8l-55 21h-9v-38c-17 17-31 26-39 34-9 4-17 4-26 4-12 0-21-4-29-8-9-4-13-13-17-26 0-8-5-21-5-39v-85c0-8 0-17-4-21 0 0-4-4-8-9 0 0-9 0-17 0v-8h63v127c0 18 5 31 9 35 8 9 17 9 25 9 5 0 13 0 17-4 9-5 18-13 31-22v-111c0-9-4-17-8-21-5-5-9-5-23-5v-8z">
          <text:p/>
        </draw:path>
        <draw:path draw:style-name="gr1" draw:text-style-name="P1" draw:layer="layout" svg:width="0.182cm" svg:height="0.199cm" svg:x="11.709cm" svg:y="8.541cm" svg:viewBox="0 0 183 200" svg:d="M90 0c29 0 55 8 72 29 13 22 21 43 21 68 0 17-4 35-13 52-8 17-17 30-34 39-12 8-29 12-46 12-30 0-51-12-69-34-17-17-21-38-21-64 0-17 4-34 12-51 9-17 23-30 35-39 13-8 30-12 43-12zM86 12c-9 0-17 0-22 5-8 4-13 12-17 25-8 9-8 26-8 43 0 25 4 52 17 73 8 17 25 30 42 30 13 0 26-9 34-17 9-13 13-30 13-61 0-34-9-59-21-76-13-17-21-22-38-22z">
          <text:p/>
        </draw:path>
        <draw:path draw:style-name="gr1" draw:text-style-name="P1" draw:layer="layout" svg:width="0.132cm" svg:height="0.199cm" svg:x="11.925cm" svg:y="8.541cm" svg:viewBox="0 0 133 200" svg:d="M120 0v63h-9c-4-21-12-34-21-42-8-4-17-9-30-9-9 0-17 0-26 5-4 8-9 12-9 17 0 8 5 17 9 21s13 13 26 17l30 17c30 13 43 31 43 56 0 17-9 30-22 38-12 13-25 17-42 17-14 0-26 0-39-4-5-4-9-4-13-4s-4 4-8 4h-5v-64h5c4 17 12 34 21 43 13 8 25 13 39 13 9 0 17 0 25-9 5-4 9-13 9-17 0-13-4-21-13-25-4-9-17-17-39-27-21-8-34-17-38-25-9-9-13-17-13-30 0-17 9-30 17-43 13-8 26-12 43-12 9 0 18 0 26 4 8 0 13 4 17 4 0 0 4 0 4-4 0 0 4 0 4-4z">
          <text:p/>
        </draw:path>
        <draw:path draw:style-name="gr1" draw:text-style-name="P1" draw:layer="layout" svg:width="0.199cm" svg:height="0.301cm" svg:x="12.193cm" svg:y="8.439cm" svg:viewBox="0 0 200 302" svg:d="M132 277c-8 8-17 17-25 21-9 4-22 4-30 4-21 0-39-8-56-25-13-17-21-38-21-68 0-26 8-51 25-73 17-26 39-34 65-34 17 0 34 4 42 12v-33c0-22 0-35 0-39s-4-8-4-12c-4 0-4 0-9 0-4 0-8 0-17 4v-9l56-25h8v222c0 21 0 33 4 42 0 4 0 9 5 9 0 4 4 4 8 4s9 0 13-4l4 8-59 21h-9zM132 260v-98c0-8-4-17-8-26-5-9-9-13-13-17-9-5-17-5-21-5-13 0-26 5-34 17-14 14-18 35-18 61 0 30 4 51 18 68 13 13 25 21 42 21 13 0 21-8 34-21z">
          <text:p/>
        </draw:path>
        <draw:path draw:style-name="gr1" draw:text-style-name="P1" draw:layer="layout" svg:width="0.161cm" svg:height="0.199cm" svg:x="12.405cm" svg:y="8.541cm" svg:viewBox="0 0 162 200" svg:d="M30 76c0 30 8 52 21 69 13 13 31 21 48 21 12 0 25-4 34-8 8-9 17-21 25-34h4c-4 21-12 38-25 55-13 13-30 21-51 21-26 0-44-8-61-25s-25-43-25-73c0-34 8-60 25-77s39-25 65-25c21 0 38 4 51 21 13 13 21 30 21 55zM30 63h90c0-12-4-21-4-25-5-9-9-13-17-17-5-4-13-9-22-9-13 0-22 5-30 13-9 9-13 21-17 38z">
          <text:p/>
        </draw:path>
        <draw:path draw:style-name="gr1" draw:text-style-name="P1" draw:layer="layout" svg:width="0.166cm" svg:height="0.297cm" svg:x="12.702cm" svg:y="8.439cm" svg:viewBox="0 0 167 298" svg:d="M72 124v123c0 17 0 30 4 34 5 4 14 9 23 9h17v8h-116v-8h9c4 0 12 0 17-5 4-4 8-4 8-12 0-5 4-13 4-26v-123h-38v-17h38v-13c0-17 0-34 9-47 4-12 12-26 25-34 13-9 31-13 44-13 17 0 29 8 42 17 9 4 9 14 9 22 0 4 0 8-5 8-4 5-8 9-12 9 0 0-5 0-9-4-4-5-8-9-13-13-4-8-8-14-12-18-5-4-9-4-17-4-4 0-9 0-14 4-4 4-9 10-13 18 0 8 0 25 0 55v13h48v17z">
          <text:p/>
        </draw:path>
        <draw:path draw:style-name="gr1" draw:text-style-name="P1" draw:layer="layout" svg:width="0.183cm" svg:height="0.199cm" svg:x="12.842cm" svg:y="8.541cm" svg:viewBox="0 0 184 200" svg:d="M89 0c30 0 56 8 73 29 13 22 22 43 22 68 0 17-5 35-14 52-8 17-21 30-34 39-13 8-30 12-47 12-29 0-51-12-68-34-17-17-21-38-21-64 0-17 4-34 13-51 8-17 21-30 34-39 13-8 30-12 42-12zM85 12c-8 0-17 0-21 5-9 4-13 12-22 25-4 9-4 26-4 43 0 25 4 52 17 73 9 17 26 30 43 30 12 0 25-9 34-17 8-13 13-30 13-61 0-34-9-59-22-76s-25-22-38-22z">
          <text:p/>
        </draw:path>
        <draw:path draw:style-name="gr1" draw:text-style-name="P1" draw:layer="layout" svg:width="0.14cm" svg:height="0.195cm" svg:x="13.042cm" svg:y="8.541cm" svg:viewBox="0 0 141 196" svg:d="M69 0v42c12-30 29-42 46-42 9 0 13 0 22 4 4 4 4 13 4 17s0 13-4 13c-5 4-9 8-13 8-5 0-9-4-17-8-5-5-9-9-13-9 0 0-4 4-8 4-5 9-13 17-17 30v90c0 13 0 22 4 26 0 4 4 8 8 8 5 5 9 5 17 5v8h-94v-8c8 0 17 0 21-5 0-4 4-4 4-12 0 0 5-9 5-18v-77c0-21-5-34-5-38s0-9-4-9c0-4-4-4-8-4-5 0-9 0-13 4l-4-8 60-21z">
          <text:p/>
        </draw:path>
        <draw:path draw:style-name="gr1" draw:text-style-name="P1" draw:layer="layout" svg:width="0.323cm" svg:height="0.195cm" svg:x="13.186cm" svg:y="8.541cm" svg:viewBox="0 0 324 196" svg:d="M64 38c13-13 21-21 25-21 4-9 13-13 21-13 5-4 13-4 22-4 12 0 21 4 29 8 9 9 13 17 18 30 13-17 26-26 38-30 9-8 17-8 30-8 9 0 17 0 26 8 8 4 12 13 17 26 4 4 4 17 4 34v85c0 9 4 18 4 22s4 8 9 8c4 5 8 5 17 5v8h-94v-8h4c9 0 13 0 22-5 0-4 4-4 4-12 0 0 0-9 0-18v-85c0-13 0-26-4-30-5-9-13-13-26-13-8 0-17 0-21 4-8 5-17 9-30 22v8 94c0 13 5 22 5 22 0 4 4 8 8 8 4 5 9 5 21 5v8h-98v-8c8 0 17 0 21-5 4 0 8-4 8-8s0-13 0-22v-85c0-13 0-26-4-30-8-9-17-17-25-17-9 0-17 4-26 8-8 5-17 13-25 22v102c0 13 0 22 4 22 0 4 4 8 9 8 0 5 8 5 16 5v8h-93v-8c9 0 17 0 21-5 0 0 4-4 9-8 0-4 0-13 0-22v-73c0-21 0-34 0-42 0-4-5-9-5-9-4-4-8-4-8-4-4 0-8 0-17 4v-8l55-21h9z">
          <text:p/>
        </draw:path>
        <draw:path draw:style-name="gr1" draw:text-style-name="P1" draw:layer="layout" svg:width="0.174cm" svg:height="0.199cm" svg:x="13.521cm" svg:y="8.541cm" svg:viewBox="0 0 175 200" svg:d="M106 166c-17 17-29 26-33 30-9 0-17 4-26 4-13 0-25-4-34-12-8-13-13-22-13-39 0-8 5-17 9-21 4-14 13-22 30-31 12-8 38-17 67-29v-9c0-17 0-30-8-38-4-4-13-9-25-9-9 0-17 0-22 5-4 4-8 12-8 17v12c0 9 0 13-4 17-5 0-9 5-13 5s-9-5-13-9c-4 0-4-8-4-13 0-12 8-21 17-34 13-8 30-12 51-12 17 0 34 0 42 8 9 4 17 9 17 17 6 9 6 21 6 38v65c0 21 0 30 4 34 0 4 0 9 0 9 4 0 4 4 8 4l4-4c5 0 9-5 17-13v8c-17 22-29 34-43 34-8 0-13-4-17-8s-9-13-9-26zM106 153v-73c-21 9-33 13-38 17-12 9-21 13-25 23-4 4-4 12-4 21 0 8 0 17 8 25 4 5 13 9 21 9 9 0 21-9 38-22z">
          <text:p/>
        </draw:path>
        <draw:path draw:style-name="gr1" draw:text-style-name="P1" draw:layer="layout" svg:width="0.195cm" svg:height="0.284cm" svg:x="13.819cm" svg:y="8.541cm" svg:viewBox="0 0 196 285" svg:d="M166 0v243c0 12 0 21 4 25 0 5 5 5 5 9 4 0 12 0 21 0v8h-94v-8h4c4 0 12 0 17 0 0-4 5-4 5-9 4-4 4-13 4-25v-81c-14 17-26 26-35 30-8 8-17 8-30 8-17 0-33-8-46-25-17-17-21-38-21-69 0-30 8-55 25-77 21-21 42-29 72-29 5 0 13 0 21 4 5 0 14 4 18 8 9-4 17-8 22-12zM132 149v-90c0-8 0-17-4-25-5-5-10-9-14-13-8-4-17-9-25-9-17 0-30 9-39 22-12 12-16 34-16 59 0 26 4 44 16 60 9 13 26 18 39 18 8 0 17 0 25-5 4-4 9-8 18-17z">
          <text:p/>
        </draw:path>
        <draw:path draw:style-name="gr1" draw:text-style-name="P1" draw:layer="layout" svg:width="0.212cm" svg:height="0.195cm" svg:x="14.014cm" svg:y="8.545cm" svg:viewBox="0 0 213 196" svg:d="M184 0v115c0 22 0 34 0 43 0 4 4 9 4 9 4 4 4 4 8 4s9 0 17-4v8l-55 21h-9v-38c-17 17-29 26-38 34-8 4-17 4-31 4-8 0-17-4-25-8s-13-13-17-26c-4-8-4-21-4-39v-85c0-8 0-17-4-21 0 0-5-4-9-9-4 0-8 0-21 0v-8h68v127c0 18 4 31 8 35 10 9 18 9 27 9 4 0 13 0 17-4 8-5 17-13 29-22v-111c0-9-4-17-8-21-4-5-13-5-25-5v-8z">
          <text:p/>
        </draw:path>
        <draw:path draw:style-name="gr1" draw:text-style-name="P1" draw:layer="layout" svg:width="0.161cm" svg:height="0.199cm" svg:x="14.243cm" svg:y="8.541cm" svg:viewBox="0 0 162 200" svg:d="M31 76c0 30 8 52 21 69 13 13 30 21 47 21 12 0 25-4 34-8 8-9 17-21 21-34h8c-4 21-12 38-25 55-13 13-30 21-51 21-25 0-42-8-60-25-16-17-26-43-26-73 0-34 10-60 26-77 18-17 39-25 64-25 21 0 38 4 51 21 13 13 21 30 21 55zM31 63h89c0-12-4-21-4-25-5-9-9-13-17-17-5-4-13-9-21-9-13 0-22 5-30 13-9 9-17 21-17 38z">
          <text:p/>
        </draw:path>
        <draw:path draw:style-name="gr1" draw:text-style-name="P1" draw:layer="layout" svg:width="0.183cm" svg:height="0.199cm" svg:x="14.536cm" svg:y="8.541cm" svg:viewBox="0 0 184 200" svg:d="M93 0c31 0 52 8 69 29 17 22 22 43 22 68 0 17-5 35-9 52-8 17-21 30-34 39-17 8-31 12-52 12-25 0-51-12-68-34-13-17-21-38-21-64 0-17 4-34 13-51 8-17 21-30 34-39 17-8 29-12 46-12zM85 12c-4 0-13 0-21 5-9 4-13 12-17 25-4 9-9 26-9 43 0 25 9 52 17 73 13 17 26 30 43 30 18 0 26-9 35-17 8-13 12-30 12-61 0-34-4-59-21-76-8-17-22-22-39-22z">
          <text:p/>
        </draw:path>
        <draw:path draw:style-name="gr1" draw:text-style-name="P1" draw:layer="layout" svg:width="0.196cm" svg:height="0.301cm" svg:x="14.735cm" svg:y="8.439cm" svg:viewBox="0 0 197 302" svg:d="M64 141c21-27 38-39 60-39 21 0 38 8 51 25 17 18 22 39 22 69 0 34-9 59-31 81-21 17-42 25-68 25-8 0-21 0-30-4-12-4-25-13-38-17v-200c0-22 0-35 0-39s-4-8-4-12c-4 0-4 0-8 0-5 0-9 0-18 4v-9l56-25h8zM64 154v114c9 5 17 13 21 13 9 4 17 9 26 9 13 0 25-9 34-22 13-17 17-34 17-59 0-26-4-47-17-60-9-13-21-18-38-18-5 0-13 0-22 5-4 5-12 9-21 18z">
          <text:p/>
        </draw:path>
        <draw:path draw:style-name="gr1" draw:text-style-name="P1" draw:layer="layout" svg:width="0.115cm" svg:height="0.259cm" svg:x="14.952cm" svg:y="8.481cm" svg:viewBox="0 0 116 260" svg:d="M65 0v64h46v13h-46v124c0 12 4 21 4 25 4 5 9 9 17 9 4 0 9 0 13-4 4-5 4-9 8-13h9c-5 13-13 25-21 30-9 8-17 12-26 12s-13-4-21-8c-5-4-10-9-14-13-4-8-4-17-4-30v-132h-30v-5c9-4 17-8 21-16 9-5 17-13 27-26 0-4 4-13 12-30z">
          <text:p/>
        </draw:path>
        <draw:path draw:style-name="gr1" draw:text-style-name="P1" draw:layer="layout" svg:width="0.157cm" svg:height="0.199cm" svg:x="15.084cm" svg:y="8.541cm" svg:viewBox="0 0 158 200" svg:d="M29 76c0 30 5 52 17 69 17 13 31 21 52 21 13 0 21-4 30-8 13-9 17-21 26-34h4c0 21-9 38-26 55-13 13-29 21-51 21s-43-8-60-25c-13-17-21-43-21-73 0-34 8-60 21-77 17-17 38-25 65-25 21 0 38 4 55 21 13 13 17 30 17 55zM29 63h86c0-12 0-21-4-25-4-9-8-13-13-17-8-4-17-9-21-9-14 0-26 5-35 13-8 9-13 21-13 38z">
          <text:p/>
        </draw:path>
        <draw:path draw:style-name="gr1" draw:text-style-name="P1" draw:layer="layout" svg:width="0.208cm" svg:height="0.195cm" svg:x="15.258cm" svg:y="8.541cm" svg:viewBox="0 0 209 196" svg:d="M68 38c21-26 42-38 63-38 9 0 17 0 26 8 9 4 14 13 18 26 4 8 4 21 4 38v81c0 13 0 18 4 22 0 4 5 8 9 8 0 5 8 5 17 5v8h-95v-8h5c8 0 12 0 17-5 4-4 4-4 8-12 0 0 0-9 0-18v-81c0-17 0-30-8-34-5-9-9-13-22-13-17 0-34 9-46 26v102c0 13 0 22 0 22 4 4 4 8 8 8 4 5 9 5 21 5v8h-93v-8h4c9 0 13-5 17-9s4-13 4-26v-73c0-21 0-38 0-42s-4-9-4-9c-4-4-4-4-8-4-5 0-9 0-13 4l-4-8 55-21h13z">
          <text:p/>
        </draw:path>
        <draw:path draw:style-name="gr1" draw:text-style-name="P1" draw:layer="layout" svg:width="0.196cm" svg:height="0.284cm" svg:x="15.478cm" svg:y="8.541cm" svg:viewBox="0 0 197 285" svg:d="M57 124c-13-5-21-14-30-22-5-9-9-22-9-34 0-17 9-34 22-47 12-17 34-21 55-21 17 0 34 4 47 12h38c8 0 12 0 12 0 5 5 5 5 5 9s0 4-5 8c0 0-4 0-12 0h-21c4 13 8 26 8 39 0 17-4 34-17 46-17 14-34 18-55 18-9 0-21 0-30-4-8 9-8 13-13 17 0 4-4 4-4 8 0 5 4 5 4 9 5 0 9 4 13 4s13 0 30 0c30 0 47 5 55 5 13 0 26 4 30 12 8 9 12 17 12 30 0 17-8 30-21 42-21 22-51 30-85 30-25 0-50-4-68-17-9-4-18-13-18-21 0-4 5-9 5-9 0-4 8-12 13-21 4-4 9-8 22-25-4-4-13-4-13-9-5-4-5-8-5-12 0-5 0-9 5-18 4-8 13-16 30-29zM91 8c-9 0-17 4-26 13-8 8-8 21-8 38 0 21 4 38 12 51 9 9 17 14 26 14 13 0 21-5 25-14 9-8 13-21 13-38 0-21-4-38-17-51-4-9-13-13-25-13zM52 196c-4 4-12 13-12 17-4 8-9 13-9 17 0 8 5 13 13 17 13 8 34 17 59 17 26 0 47-9 56-17 12-9 17-17 17-26 0-8 0-12-9-16-8-5-21-5-42-5-30 0-56-4-73-4z">
          <text:p/>
        </draw:path>
        <draw:path draw:style-name="gr1" draw:text-style-name="P1" draw:layer="layout" svg:width="0.174cm" svg:height="0.199cm" svg:x="15.695cm" svg:y="8.541cm" svg:viewBox="0 0 175 200" svg:d="M107 166c-21 17-34 26-38 30-4 0-13 4-22 4-13 0-26-4-34-12-9-13-13-22-13-39 0-8 4-17 9-21 4-14 12-22 25-31 17-8 39-17 73-29v-9c0-17-4-30-8-38-9-4-17-9-26-9-8 0-17 0-22 5-4 4-9 12-9 17v12c0 9 0 13-4 17-4 0-8 5-12 5-5 0-9-5-13-9-4 0-4-8-4-13 0-12 4-21 17-34 12-8 30-12 51-12 18 0 30 0 43 8 8 4 13 9 17 17 4 9 4 21 4 38v65c0 21 0 30 0 34s4 9 4 9l5 4c4 0 4-4 8-4 0 0 8-5 17-13v8c-17 22-30 34-47 34-4 0-12-4-17-8 0-4-4-13-4-26zM107 153v-73c-21 9-34 13-42 17-9 9-18 13-23 23-4 4-8 12-8 21 0 8 4 17 8 25 9 5 14 9 23 9 12 0 25-9 42-22z">
          <text:p/>
        </draw:path>
        <draw:path draw:style-name="gr1" draw:text-style-name="P1" draw:layer="layout" svg:width="0.128cm" svg:height="0.199cm" svg:x="15.89cm" svg:y="8.541cm" svg:viewBox="0 0 129 200" svg:d="M116 0v63h-9c-4-21-8-34-16-42-9-4-22-9-35-9-9 0-18 0-22 5-8 8-8 12-8 17 0 8 0 17 4 21s13 13 26 17l30 17c30 13 43 31 43 56 0 17-5 30-17 38-13 13-30 17-47 17-9 0-22 0-39-4-4-4-9-4-13-4l-4 4h-9v-64h9c4 17 8 34 21 43 8 8 22 13 39 13 9 0 17 0 22-9 4-4 8-13 8-17 0-13-4-21-8-25-9-9-22-17-44-27-17-8-30-17-38-25-4-9-9-17-9-30 0-17 5-30 17-43 9-8 21-12 39-12 9 0 18 0 30 4 5 0 13 4 13 4 4 0 4 0 4-4 4 0 4 0 4-4z">
          <text:p/>
        </draw:path>
        <draw:path draw:style-name="gr1" draw:text-style-name="P1" draw:layer="layout" svg:width="0.161cm" svg:height="0.199cm" svg:x="16.154cm" svg:y="8.541cm" svg:viewBox="0 0 162 200" svg:d="M162 124c-4 25-17 42-30 55-17 17-29 21-51 21-21 0-38-8-56-25-17-17-25-43-25-78 0-29 8-51 30-72 17-17 38-25 64-25 17 0 34 4 47 12 8 13 17 22 17 34 0 5-5 9-5 13-4 0-8 4-17 4-8 0-12-4-17-8-4-4-4-9-4-17 0-9-4-13-8-21-4 0-13-5-21-5-13 0-26 5-35 17-8 13-16 30-16 51 0 26 8 44 16 61 13 21 26 30 47 30 13 0 26-9 34-18 9-4 17-16 26-33z">
          <text:p/>
        </draw:path>
        <draw:path draw:style-name="gr1" draw:text-style-name="P1" draw:layer="layout" svg:width="0.213cm" svg:height="0.195cm" svg:x="16.327cm" svg:y="8.545cm" svg:viewBox="0 0 214 196" svg:d="M184 0v115c0 22 0 34 0 43 0 4 4 9 4 9 4 4 4 4 9 4 4 0 8 0 17-4v8l-56 21h-8v-38c-17 17-30 26-38 34-10 4-18 4-31 4-9 0-17-4-25-8-9-4-13-13-17-26-5-8-5-21-5-39v-85c0-8 0-17-4-21 0 0-4-4-8-9-5 0-9 0-22 0v-8h68v127c0 18 4 31 9 35 8 9 17 9 25 9 6 0 14 0 18-4 9-5 17-13 30-22v-111c0-9-4-17-9-21-4-5-12-5-25-5v-8z">
          <text:p/>
        </draw:path>
        <draw:path draw:style-name="gr1" draw:text-style-name="P1" draw:layer="layout" svg:width="0.174cm" svg:height="0.199cm" svg:x="16.557cm" svg:y="8.541cm" svg:viewBox="0 0 175 200" svg:d="M107 166c-21 17-34 26-38 30-4 0-14 4-23 4-12 0-25-4-33-12-9-13-13-22-13-39 0-8 4-17 4-21 9-14 17-22 30-31 17-8 39-17 73-29v-9c0-17-4-30-9-38-8-4-16-9-25-9-8 0-18 0-22 5-5 4-9 12-9 17v12c0 9 0 13-4 17-4 0-9 5-13 5s-8-5-12-9c-5 0-5-8-5-13 0-12 5-21 17-34 13-8 30-12 52-12 17 0 30 0 43 8 8 4 12 9 17 17 4 9 4 21 4 38v65c0 21 0 30 0 34s4 9 4 9l5 4c4 0 4-4 8-4 0 0 8-5 17-13v8c-17 22-30 34-47 34-4 0-13-4-17-8s-4-13-4-26zM107 153v-73c-21 9-34 13-42 17-10 9-19 13-23 23-4 4-8 12-8 21 0 8 4 17 8 25 9 5 13 9 23 9 12 0 25-9 42-22z">
          <text:p/>
        </draw:path>
        <draw:path draw:style-name="gr1" draw:text-style-name="P1" draw:layer="layout" svg:width="0.115cm" svg:height="0.259cm" svg:x="16.735cm" svg:y="8.481cm" svg:viewBox="0 0 116 260" svg:d="M64 0v64h43v13h-43v124c0 12 0 21 4 25 4 5 9 9 14 9 8 0 13 0 17-4 4-5 4-9 8-13h9c-4 13-13 25-21 30-9 8-18 12-27 12s-13-4-21-8c-4-4-9-9-13-13-4-8-4-17-4-30v-132h-30v-5c9-4 17-8 21-16 9-5 17-13 22-26 4-4 8-13 16-30z">
          <text:p/>
        </draw:path>
        <draw:path draw:style-name="gr1" draw:text-style-name="P1" draw:layer="layout" svg:width="0.144cm" svg:height="0.195cm" svg:x="16.85cm" svg:y="8.541cm" svg:viewBox="0 0 145 196" svg:d="M68 0v42c18-30 35-42 52-42 4 0 12 0 17 4 4 4 8 13 8 17s-4 13-8 13c0 4-5 8-13 8-4 0-9-4-13-8-8-5-13-9-17-9l-4 4c-9 9-13 17-22 30v90c0 13 0 22 5 26 0 4 4 8 8 8 5 5 13 5 22 5v8h-99v-8c8 0 17 0 21-5 4-4 4-4 9-12 0 0 0-9 0-18v-77c0-21 0-34 0-38-5-4-5-9-9-9 0-4-4-4-8-4-5 0-9 0-13 4l-4-8 59-21z">
          <text:p/>
        </draw:path>
        <draw:path draw:style-name="gr1" draw:text-style-name="P1" draw:layer="layout" svg:width="0.182cm" svg:height="0.199cm" svg:x="17.007cm" svg:y="8.541cm" svg:viewBox="0 0 183 200" svg:d="M90 0c30 0 51 8 68 29 17 22 25 43 25 68 0 17-4 35-12 52-9 17-22 30-34 39-13 8-30 12-47 12-30 0-51-12-68-34-18-17-22-38-22-64 0-17 4-34 14-51 8-17 17-30 33-39 13-8 26-12 43-12zM86 12c-9 0-17 0-26 5-4 4-13 12-17 25-4 9-4 26-4 43 0 25 4 52 13 73 12 17 25 30 47 30 12 0 21-9 33-17 9-13 13-30 13-61 0-34-8-59-25-76-9-17-21-22-34-22z">
          <text:p/>
        </draw:path>
        <draw:path draw:style-name="gr1" draw:text-style-name="P1" draw:layer="layout" svg:width="0.097cm" svg:height="0.297cm" svg:x="8.928cm" svg:y="8.927cm" svg:viewBox="0 0 98 298" svg:d="M52 0c4 0 13 4 13 9 4 4 8 8 8 12 0 9-4 13-8 17 0 4-9 4-13 4-5 0-14 0-18-4-5-4-5-8-5-17 0-4 0-8 5-12 4-5 13-9 18-9zM69 102v154c0 8 0 17 4 21 0 4 4 8 4 8 5 4 13 4 21 4v9h-94v-9c9 0 17 0 17-4 4 0 8-4 8-8 5-4 5-13 5-21v-77c0-17 0-34-5-38 0-4 0-8-4-8 0-6-4-6-8-6 0 0-9 0-13 6l-4-10 60-21z">
          <text:p/>
        </draw:path>
        <draw:path draw:style-name="gr1" draw:text-style-name="P1" draw:layer="layout" svg:width="0.098cm" svg:height="0.297cm" svg:x="9.59cm" svg:y="8.927cm" svg:viewBox="0 0 99 298" svg:d="M69 0v256c0 8 0 17 0 21 4 4 4 8 9 8 4 4 12 4 21 4v9h-95v-9c9 0 17 0 17-4 5 0 9-4 9-8s4-13 4-21v-175c0-22 0-34-4-39 0-4 0-8-4-12 0 0-5 0-9 0s-8 0-13 4l-4-9 60-25z">
          <text:p/>
        </draw:path>
        <draw:path draw:style-name="gr1" draw:text-style-name="P1" draw:layer="layout" svg:width="0.093cm" svg:height="0.297cm" svg:x="9.709cm" svg:y="8.927cm" svg:viewBox="0 0 94 298" svg:d="M52 0c4 0 8 4 13 9 4 4 8 8 8 12 0 9-4 13-8 17-5 4-9 4-13 4-8 0-13 0-17-4s-4-8-4-17c0-4 0-8 4-12 4-5 9-9 17-9zM69 102v154c0 8 0 17 0 21 4 4 4 8 8 8 5 4 9 4 17 4v9h-90v-9c10 0 14 0 18-4 5 0 5-4 9-8 0-4 4-13 4-21v-77c0-17-4-34-4-38s0-8-4-8c0-6-5-6-9-6s-10 0-14 6l-4-10 60-21z">
          <text:p/>
        </draw:path>
        <draw:path draw:style-name="gr1" draw:text-style-name="P1" draw:layer="layout" svg:width="0.203cm" svg:height="0.203cm" svg:x="3.337cm" svg:y="9.114cm" svg:viewBox="0 0 204 204" svg:d="M204 101c0 31-8 52-29 74-21 21-43 29-72 29-30 0-56-8-73-29-22-22-30-43-30-74 0-29 8-55 30-72 17-21 43-29 73-29 29 0 51 8 72 29 21 17 29 43 29 72z">
          <text:p/>
        </draw:path>
        <draw:path draw:style-name="gr1" draw:text-style-name="P1" draw:layer="layout" svg:width="0.208cm" svg:height="0.203cm" svg:x="3.723cm" svg:y="9.114cm" svg:viewBox="0 0 209 204" svg:d="M209 101c0 31-13 52-30 74-21 21-47 29-77 29-26 0-51-8-72-29-17-22-30-43-30-74 0-29 13-55 30-72 21-21 46-29 72-29 30 0 56 8 77 29 17 17 30 43 30 72z">
          <text:p/>
        </draw:path>
        <draw:path draw:style-name="gr1" draw:text-style-name="P1" draw:layer="layout" svg:width="0.203cm" svg:height="0.203cm" svg:x="4.114cm" svg:y="9.114cm" svg:viewBox="0 0 204 204" svg:d="M204 101c0 31-8 52-29 74-22 21-43 29-73 29-29 0-56-8-73-29-21-22-29-43-29-74 0-29 8-55 29-72 17-21 44-29 73-29 30 0 51 8 73 29 21 17 29 43 29 72z">
          <text:p/>
        </draw:path>
        <draw:path draw:style-name="gr1" draw:text-style-name="P1" draw:layer="layout" svg:width="0.208cm" svg:height="0.203cm" svg:x="4.5cm" svg:y="9.114cm" svg:viewBox="0 0 209 204" svg:d="M209 101c0 31-13 52-30 74-22 21-47 29-77 29-25 0-51-8-72-29-17-22-30-43-30-74 0-29 13-55 30-72 21-21 47-29 72-29 30 0 55 8 77 29 17 17 30 43 30 72z">
          <text:p/>
        </draw:path>
        <draw:path draw:style-name="gr1" draw:text-style-name="P1" draw:layer="layout" svg:width="0.191cm" svg:height="0.284cm" svg:x="6.971cm" svg:y="9.029cm" svg:viewBox="0 0 192 285" svg:d="M52 123c-13-4-22-13-26-21-8-13-13-22-13-34 0-17 9-34 22-47 17-17 34-21 55-21s34 4 46 13h43c4 0 9 0 9 0 4 0 4 0 4 0 0 4 0 4 0 8s0 4 0 9h-4c0 0-5 0-9 0h-25c8 12 12 25 12 38 0 17-8 34-21 47-13 12-30 16-55 16-9 0-17 0-30-4-4 9-8 13-13 17 0 4 0 4 0 9 0 4 0 4 5 8 0 0 4 4 13 4 4 0 12 0 25 0 30 0 51 0 59 5 13 0 22 4 30 12 9 9 9 17 9 31 0 17-5 30-22 42-21 22-46 30-85 30-25 0-46-4-63-17-13-4-18-13-18-21 0-4 0-8 0-8 5-5 9-13 18-22 0-4 8-8 21-26-9-5-13-9-17-9 0-4-4-8-4-12 0-5 4-9 8-17 0-9 13-17 26-30zM86 8c-9 0-17 5-26 13-4 9-8 21-8 38 0 21 4 39 13 51 8 9 16 13 29 13 9 0 17-4 26-13 4-8 8-21 8-38 0-21-4-38-13-51-8-8-17-13-29-13zM47 195c-4 4-8 14-12 18-5 9-5 13-5 17 0 9 5 13 13 17 13 8 34 17 60 17 25 0 42-9 55-17s17-17 17-25c0-9-4-13-13-17-4-6-21-6-42-6-30 0-55-4-73-4z">
          <text:p/>
        </draw:path>
        <draw:path draw:style-name="gr1" draw:text-style-name="P1" draw:layer="layout" svg:width="0.141cm" svg:height="0.195cm" svg:x="7.174cm" svg:y="9.029cm" svg:viewBox="0 0 142 196" svg:d="M65 0v43c17-30 34-43 51-43 4 0 13 0 17 4s9 13 9 17-5 13-5 13c-4 4-8 9-12 9-9 0-13-5-17-9-9-4-13-9-13-9-4 0-9 5-9 5-8 8-12 18-21 30v89c0 13 0 22 4 26 5 4 5 8 9 8 4 4 13 4 21 4v9h-99v-9c9 0 17 0 22-4 4-4 8-4 8-12 0 0 0-9 0-17v-77c0-21 0-34 0-39 0-4-4-8-4-8-4-5-9-5-13-5s-8 0-13 5v-9l57-21z">
          <text:p/>
        </draw:path>
        <draw:path draw:style-name="gr1" draw:text-style-name="P1" draw:layer="layout" svg:width="0.213cm" svg:height="0.195cm" svg:x="7.31cm" svg:y="9.033cm" svg:viewBox="0 0 214 196" svg:d="M184 0v116c0 21 0 34 0 42 0 4 4 9 4 9 4 4 4 4 9 4 4 0 8-4 12-4l5 8-56 21h-8v-38c-17 17-30 25-38 34-9 4-17 4-30 4-9 0-17-4-25-8-9-5-13-13-17-26-5-8-5-21-5-38v-85c0-9 0-18-4-22 0 0-4-4-8-8-5 0-9 0-23 0v-9h69v128c0 17 4 30 9 34 8 5 13 9 25 9 5 0 9 0 17-4 9-5 17-13 30-22v-111c0-8-4-17-9-21-4-4-12-4-25-4v-9z">
          <text:p/>
        </draw:path>
        <draw:path draw:style-name="gr1" draw:text-style-name="P1" draw:layer="layout" svg:width="0.199cm" svg:height="0.284cm" svg:x="7.523cm" svg:y="9.029cm" svg:viewBox="0 0 200 285" svg:d="M0 25l59-25h9v42c8-17 21-25 29-34 9-4 21-8 30-8 22 0 35 8 48 21 17 17 25 42 25 72 0 34-8 60-29 81-13 17-36 25-57 25-12 0-21 0-29-4-5 0-9-4-17-13v61c0 12 0 21 0 25 4 0 8 4 8 9 4 0 13 0 21 0v8h-97v-8h4c8 0 17 0 21-5l4-4c5-4 5-13 5-25v-184c0-12 0-17-5-21 0-4 0-8-4-8 0 0-4-5-8-5-5 0-9 5-13 5zM68 55v72c0 17 0 26 0 30 4 8 8 17 17 21 4 4 17 8 25 8 17 0 25-4 35-16 13-13 17-34 17-60 0-25-4-51-17-63-10-13-22-17-35-17-4 0-13 0-17 4s-13 8-25 21z">
          <text:p/>
        </draw:path>
        <draw:path draw:style-name="gr1" draw:text-style-name="P1" draw:layer="layout" svg:width="0.182cm" svg:height="0.199cm" svg:x="7.752cm" svg:y="9.029cm" svg:viewBox="0 0 183 200" svg:d="M89 0c30 0 55 8 72 31 14 21 22 42 22 68 0 16-4 33-12 50-10 17-18 30-35 38-13 9-30 13-47 13-30 0-51-13-68-34-13-17-21-38-21-63 0-17 4-34 12-51 9-17 22-31 35-39 12-9 29-13 42-13zM85 13c-9 0-13 0-21 4-9 4-13 14-17 26-9 9-9 26-9 43 0 25 4 51 17 72 9 17 25 29 42 29 13 0 26-8 35-16 8-13 12-30 12-60 0-34-8-59-21-76-13-18-21-22-38-22z">
          <text:p/>
        </draw:path>
        <draw:path draw:style-name="gr1" draw:text-style-name="P1" draw:layer="layout" svg:width="0.132cm" svg:height="0.199cm" svg:x="7.968cm" svg:y="9.029cm" svg:viewBox="0 0 133 200" svg:d="M120 0v64h-8c-4-21-13-33-21-43-10-4-19-8-31-8-9 0-17 0-26 4-4 8-8 14-8 18 0 8 4 17 8 21 5 4 13 13 26 17l31 17c29 13 42 30 42 55 0 17-8 30-21 38-13 13-27 17-44 17-12 0-25 0-38-4-4-4-8-4-13-4-4 0-4 4-8 4h-4v-64h4c4 17 13 30 21 43 13 8 26 12 38 12 9 0 17 0 27-8 4-4 8-13 8-17 0-13-4-21-12-25-6-9-19-17-40-26-21-8-34-17-38-25-8-9-13-17-13-30 0-17 9-31 17-43 13-9 26-13 43-13 8 0 17 0 25 4 10 0 14 4 18 4 0 0 5 0 5-4 0 0 4 0 4-4z">
          <text:p/>
        </draw:path>
        <draw:path draw:style-name="gr1" draw:text-style-name="P1" draw:layer="layout" svg:width="0.199cm" svg:height="0.301cm" svg:x="8.236cm" svg:y="8.927cm" svg:viewBox="0 0 200 302" svg:d="M132 277c-8 8-16 17-25 21-8 4-21 4-30 4-21 0-38-8-56-25-13-17-21-39-21-69 0-26 8-51 26-72 17-26 38-34 64-34 17 0 34 4 42 13v-34c0-22 0-34 0-39 0-4-4-8-4-12-4 0-4 0-8 0s-9 0-17 4v-9l55-25h8v221c0 21 0 35 5 43 0 4 0 9 4 9 0 4 4 4 9 4 4 0 8-4 12-4l4 8-59 21h-9zM132 260v-99c0-8-4-17-8-25-4-9-8-13-13-17-8-4-17-4-21-4-13 0-26 4-34 17-13 12-17 33-17 59 0 30 4 51 17 69 13 13 25 21 43 21 12 0 21-8 33-21z">
          <text:p/>
        </draw:path>
        <draw:path draw:style-name="gr1" draw:text-style-name="P1" draw:layer="layout" svg:width="0.162cm" svg:height="0.199cm" svg:x="8.448cm" svg:y="9.029cm" svg:viewBox="0 0 163 200" svg:d="M31 77c0 30 8 51 21 68 13 13 30 21 51 21 9 0 21-4 30-8 8-9 17-21 25-34h5c-5 21-13 38-26 55-13 13-30 21-51 21-26 0-42-8-59-25s-27-43-27-72c0-34 10-60 27-78 17-17 38-25 63-25 22 0 38 4 51 21 13 14 22 31 22 56zM31 64h89c0-12-4-21-4-25-4-8-9-14-17-18-4-4-13-8-21-8-9 0-22 4-30 12-9 10-13 23-17 39z">
          <text:p/>
        </draw:path>
        <draw:path draw:style-name="gr1" draw:text-style-name="P1" draw:layer="layout" svg:width="0.161cm" svg:height="0.199cm" svg:x="8.741cm" svg:y="9.029cm" svg:viewBox="0 0 162 200" svg:d="M162 124c-4 25-12 42-29 55-13 17-30 21-51 21s-39-8-57-25c-16-17-25-43-25-76 0-30 13-51 30-74 18-17 39-25 64-25 17 0 34 4 47 13 9 12 17 22 17 30 0 9-4 13-4 13-4 4-8 8-17 8s-13-4-17-8-4-8-4-17c0-8-5-14-9-22-4 0-13-4-21-4-13 0-25 4-34 18-9 12-17 29-17 50 0 26 8 43 17 60 13 17 26 30 47 30 12 0 25-9 34-17 8-5 17-17 25-34z">
          <text:p/>
        </draw:path>
        <draw:path draw:style-name="gr1" draw:text-style-name="P1" draw:layer="layout" svg:width="0.14cm" svg:height="0.195cm" svg:x="9.038cm" svg:y="9.029cm" svg:viewBox="0 0 141 196" svg:d="M68 0v43c13-30 30-43 47-43 8 0 13 0 22 4 4 4 4 13 4 17s0 13-4 13c-4 4-9 9-14 9-4 0-8-5-17-9-4-4-8-9-12-9-5 0-5 5-9 5-4 8-13 18-17 30v89c0 13 0 22 0 26 4 4 9 8 13 8 4 4 8 4 17 4v9h-98v-9c13 0 17 0 26-4 0-4 4-4 4-12 0 0 4-9 4-17v-77c0-21-4-34-4-39 0-4 0-8-4-8-5-5-5-5-9-5s-8 0-17 5v-9l60-21z">
          <text:p/>
        </draw:path>
        <draw:path draw:style-name="gr1" draw:text-style-name="P1" draw:layer="layout" svg:width="0.162cm" svg:height="0.199cm" svg:x="9.191cm" svg:y="9.029cm" svg:viewBox="0 0 163 200" svg:d="M163 124c-5 25-18 42-30 55-17 17-34 21-51 21-23 0-40-8-56-25-17-17-26-43-26-76 0-30 9-51 26-74 21-17 43-25 64-25s34 4 47 13c13 12 21 22 21 30 0 9-4 13-8 13 0 4-9 8-13 8-9 0-13-4-17-8s-4-8-4-17c-5-8-5-14-9-22-8 0-12-4-21-4-13 0-27 4-35 18-13 12-17 29-17 50 0 26 4 43 17 60s27 30 48 30c12 0 25-9 34-17 8-5 17-17 21-34z">
          <text:p/>
        </draw:path>
        <draw:path draw:style-name="gr1" draw:text-style-name="P1" draw:layer="layout" svg:width="0.212cm" svg:height="0.195cm" svg:x="9.365cm" svg:y="9.033cm" svg:viewBox="0 0 213 196" svg:d="M184 0v116c0 21 0 34 0 42 0 4 4 9 4 9 4 4 4 4 8 4 5 0 9-4 13-4l4 8-55 21h-13v-38c-12 17-25 25-33 34-9 4-17 4-30 4-9 0-18-4-27-8-8-5-12-13-17-26-4-8-4-21-4-38v-85c0-9 0-18-4-22 0 0-4-4-9-8-4 0-8 0-21 0v-9h68v128c0 17 5 30 10 34 8 5 12 9 21 9 8 0 13 0 21-4 8-5 17-13 25-22v-111c0-8 0-17-4-21s-13-4-25-4v-9z">
          <text:p/>
        </draw:path>
        <draw:path draw:style-name="gr1" draw:text-style-name="P1" draw:layer="layout" svg:width="0.114cm" svg:height="0.259cm" svg:x="9.82cm" svg:y="8.969cm" svg:viewBox="0 0 115 260" svg:d="M64 0v64h47v13h-47v123c0 13 4 21 4 25 4 6 9 10 17 10 5 0 9 0 13-4 4-6 4-10 9-14h8c-4 14-13 22-21 30-9 9-17 13-26 13-8 0-12-4-21-8-4-5-9-9-14-13-4-8-4-18-4-31v-131h-29v-4c8-5 16-9 21-17 8-5 17-13 22-26 4-4 8-13 17-30z">
          <text:p/>
        </draw:path>
        <draw:path draw:style-name="gr1" draw:text-style-name="P1" draw:layer="layout" svg:width="0.182cm" svg:height="0.199cm" svg:x="9.947cm" svg:y="9.029cm" svg:viewBox="0 0 183 200" svg:d="M93 0c30 0 51 8 69 31 17 21 21 42 21 68 0 16-4 33-8 50-9 17-22 30-35 38-17 9-34 13-51 13-25 0-51-13-68-34-13-17-21-38-21-63 0-17 4-34 12-51 9-17 22-31 34-39 18-9 30-13 47-13zM85 13c-5 0-13 0-21 4-9 4-13 14-18 26-4 9-8 26-8 43 0 25 8 51 17 72 13 17 25 29 42 29s26-8 34-16c9-13 13-30 13-60 0-34-4-59-21-76-9-18-21-22-38-22z">
          <text:p/>
        </draw:path>
        <draw:path draw:style-name="gr1" draw:text-style-name="P1" draw:layer="layout" svg:width="0.128cm" svg:height="0.199cm" svg:x="10.167cm" svg:y="9.029cm" svg:viewBox="0 0 129 200" svg:d="M116 0v64h-8c-5-21-9-33-17-43-9-4-22-8-35-8-9 0-17 0-21 4-9 8-9 14-9 18 0 8 0 17 4 21 5 4 13 13 26 17l30 17c30 13 43 30 43 55 0 17-4 30-17 38-13 13-30 17-47 17-9 0-22 0-39-4-4-4-9-4-13-4l-4 4h-9v-64h9c4 17 8 30 21 43 9 8 22 12 35 12s21 0 26-8c4-4 8-13 8-17 0-13-4-21-8-25-9-9-22-17-44-26-17-8-34-17-38-25-4-9-9-17-9-30 0-17 5-31 17-43 9-9 22-13 39-13 9 0 18 0 30 4 5 0 13 4 13 4 4 0 4 0 4-4 5 0 5 0 5-4z">
          <text:p/>
        </draw:path>
        <draw:path draw:style-name="gr1" draw:text-style-name="P1" draw:layer="layout" svg:width="0.046cm" svg:height="0.046cm" svg:x="10.342cm" svg:y="9.182cm" svg:viewBox="0 0 47 47" svg:d="M21 0c8 0 14 4 18 8s8 9 8 17c0 4-4 8-8 18-4 4-10 4-18 4-5 0-9 0-13-4-4-5-8-14-8-18 0-8 0-13 8-17 4-4 8-8 13-8z">
          <text:p/>
        </draw:path>
        <draw:polygon draw:style-name="gr2" draw:text-style-name="P2" draw:layer="layout" svg:width="3.369cm" svg:height="2.561cm" svg:x="3.251cm" svg:y="13.398cm" svg:viewBox="0 0 3370 2562" draw:points="0,0 3370,0 3370,2562 0,2562">
          <text:p/>
        </draw:polygon>
        <draw:path draw:style-name="gr1" draw:text-style-name="P1" draw:layer="layout" svg:width="0.204cm" svg:height="0.203cm" svg:x="3.549cm" svg:y="13.626cm" svg:viewBox="0 0 205 204" svg:d="M205 102c0 30-9 51-30 72-21 18-42 30-72 30s-55-12-72-30c-22-21-31-46-31-72 0-30 9-56 31-73 17-21 42-29 72-29s51 8 72 29c21 17 30 43 30 73zM183 102c0-26-8-43-25-60-13-13-34-21-55-21s-43 8-60 21c-12 17-21 34-21 60 0 22 9 43 21 55 17 17 34 26 60 26 21 0 42-9 55-26 17-12 25-33 25-55z">
          <text:p/>
        </draw:path>
        <draw:path draw:style-name="gr1" draw:text-style-name="P1" draw:layer="layout" svg:width="0.208cm" svg:height="0.203cm" svg:x="3.935cm" svg:y="13.626cm" svg:viewBox="0 0 209 204" svg:d="M209 102c0 30-13 51-34 72-17 18-42 30-73 30-25 0-51-12-72-30-17-21-30-46-30-72 0-30 13-56 30-73 21-21 47-29 72-29 31 0 56 8 78 29 16 17 29 43 29 73zM184 102c0-26-4-43-21-60-17-13-34-21-61-21-21 0-38 8-55 21-17 17-25 34-25 60 0 22 8 43 25 55 13 17 34 26 55 26 27 0 44-9 61-26 17-12 21-33 21-55z">
          <text:p/>
        </draw:path>
        <draw:path draw:style-name="gr1" draw:text-style-name="P1" draw:layer="layout" svg:width="0.204cm" svg:height="0.203cm" svg:x="4.326cm" svg:y="13.626cm" svg:viewBox="0 0 205 204" svg:d="M205 102c0 30-9 51-30 72-21 18-42 30-72 30s-55-12-73-30c-22-21-30-46-30-72 0-30 8-56 30-73 18-21 43-29 73-29s51 8 72 29c21 17 30 43 30 73zM184 102c0-26-9-43-26-60-13-13-34-21-55-21s-43 8-59 21c-14 17-23 34-23 60 0 22 9 43 23 55 16 17 33 26 59 26 21 0 42-9 55-26 17-12 26-33 26-55z">
          <text:p/>
        </draw:path>
        <draw:path draw:style-name="gr1" draw:text-style-name="P1" draw:layer="layout" svg:width="0.208cm" svg:height="0.203cm" svg:x="4.712cm" svg:y="13.626cm" svg:viewBox="0 0 209 204" svg:d="M209 102c0 30-13 51-35 72-17 18-42 30-72 30-26 0-51-12-72-30-17-21-30-46-30-72 0-30 13-56 30-73 21-21 46-29 72-29 30 0 55 8 77 29 17 17 30 43 30 73zM184 102c0-26-5-43-23-60-17-13-33-21-59-21-21 0-38 8-55 21-17 17-26 34-26 60 0 22 9 43 26 55 13 17 34 26 55 26 26 0 42-9 59-26 18-12 23-33 23-55z">
          <text:p/>
        </draw:path>
        <draw:path draw:style-name="gr1" draw:text-style-name="P1" draw:layer="layout" svg:width="0.204cm" svg:height="0.203cm" svg:x="5.315cm" svg:y="13.626cm" svg:viewBox="0 0 205 204" svg:d="M205 102c0 30-9 51-30 72-21 18-42 30-72 30s-56-12-73-30c-22-21-30-46-30-72 0-30 8-56 30-73 17-21 43-29 73-29s51 8 72 29c21 17 30 43 30 73zM184 102c0-26-9-43-26-60-13-13-34-21-55-21s-43 8-60 21c-13 17-22 34-22 60 0 22 9 43 22 55 17 17 34 26 60 26 21 0 42-9 55-26 17-12 26-33 26-55z">
          <text:p/>
        </draw:path>
        <draw:path draw:style-name="gr1" draw:text-style-name="P1" draw:layer="layout" svg:width="0.161cm" svg:height="0.292cm" svg:x="6.958cm" svg:y="13.817cm" svg:viewBox="0 0 162 293" svg:d="M4 60c9-18 17-35 30-43 14-13 31-17 48-17 21 0 38 8 51 21 8 12 12 25 12 39 0 17-12 38-38 59 17 9 30 17 38 30 13 13 17 30 17 47 0 21-8 42-25 63-21 22-51 34-89 34-18 0-31-4-39-8-5-4-9-9-9-13s0-8 4-13c5-4 9-4 13-4s4 0 8 0c5 4 9 4 17 9 10 4 14 8 18 8 5 0 13 4 18 4 12 0 25-8 38-17 8-12 12-25 12-38 0-12 0-21-4-34-4-8-8-13-13-17-8-4-12-13-25-17-8-4-21-4-30-4h-8v-8c12 0 21-5 34-9 8-8 17-17 21-25 8-9 8-18 8-30 0-13-4-27-12-35-9-9-21-13-34-13-23 0-40 9-52 35z">
          <text:p/>
        </draw:path>
        <draw:path draw:style-name="gr1" draw:text-style-name="P1" draw:layer="layout" svg:width="0.115cm" svg:height="0.255cm" svg:x="9.293cm" svg:y="13.85cm" svg:viewBox="0 0 116 256" svg:d="M64 0v64h46v13h-46v123c0 13 4 21 8 25 4 5 9 9 13 9s8-4 13-4c4-5 8-9 8-13h10c-6 13-10 21-23 29-8 10-17 10-25 10s-13 0-17-4c-9-6-13-10-17-14 0-8-4-17-4-34v-127h-30v-4c8-5 17-9 25-18 9-8 13-16 22-25 4-4 8-13 13-30z">
          <text:p/>
        </draw:path>
        <draw:path draw:style-name="gr1" draw:text-style-name="P1" draw:layer="layout" svg:width="0.098cm" svg:height="0.297cm" svg:x="9.42cm" svg:y="13.808cm" svg:viewBox="0 0 99 298" svg:d="M52 0c5 0 9 5 13 10 4 4 8 8 8 12 0 9-4 13-8 17s-8 4-13 4c-8 0-12 0-18-4-4-4-4-8-4-17 0-4 0-8 4-12 6-5 10-10 18-10zM69 103v153c0 8 0 17 0 21 4 4 4 8 9 8 4 5 8 5 21 5v8h-95v-8c9 0 13 0 18-5 4 0 8-4 8-8s4-13 4-21v-77c0-21 0-34-4-38 0-4 0-8-4-8 0-5-4-5-9-5-4 0-8 0-13 5l-4-9 61-21z">
          <text:p/>
        </draw:path>
        <draw:path draw:style-name="gr1" draw:text-style-name="P1" draw:layer="layout" svg:width="0.098cm" svg:height="0.297cm" svg:x="9.917cm" svg:y="13.808cm" svg:viewBox="0 0 99 298" svg:d="M69 0v256c0 8 0 17 0 21 4 4 4 8 8 8 5 5 9 5 22 5v8h-95v-8c9 0 13 0 17-5 6 0 6-4 10-8 0-4 0-13 0-21v-174c0-22 0-34 0-39 0-8 0-8-4-12 0 0-6 0-10 0s-8 0-13 0l-4-4 56-27z">
          <text:p/>
        </draw:path>
        <draw:path draw:style-name="gr1" draw:text-style-name="P1" draw:layer="layout" svg:width="0.098cm" svg:height="0.297cm" svg:x="11.178cm" svg:y="13.808cm" svg:viewBox="0 0 99 298" svg:d="M65 0v256c0 8 4 17 4 21s4 8 8 8c5 5 9 5 22 5v8h-95v-8c9 0 13 0 17-5 4 0 4-4 10-8 0-4 0-13 0-21v-174c0-22 0-34 0-39 0-8-6-8-6-12-4 0-4 0-8 0s-9 0-13 0l-4-4 56-27z">
          <text:p/>
        </draw:path>
        <draw:path draw:style-name="gr1" draw:text-style-name="P1" draw:layer="layout" svg:width="0.098cm" svg:height="0.297cm" svg:x="11.755cm" svg:y="13.808cm" svg:viewBox="0 0 99 298" svg:d="M69 0v255c0 9 0 17 0 22 4 4 4 8 9 8 4 4 12 4 21 4v9h-95v-9c9 0 17 0 17-4 5 0 9-4 9-8 0-5 5-13 5-22v-174c0-21 0-34-5-38 0-4 0-8-4-13 0 0-5 0-9 0s-8 0-13 5l-4-9 61-26z">
          <text:p/>
        </draw:path>
        <draw:path draw:style-name="gr1" draw:text-style-name="P1" draw:layer="layout" svg:width="0.094cm" svg:height="0.297cm" svg:x="13.551cm" svg:y="13.808cm" svg:viewBox="0 0 95 298" svg:d="M47 0c8 0 12 5 17 10 4 4 4 8 4 12 0 9 0 13-4 17-5 4-9 4-17 4-4 0-9 0-13-4s-4-8-4-17c0-4 0-8 4-12 4-5 9-10 13-10zM68 103v153c0 8 0 17 0 21 4 4 4 8 9 8 5 5 9 5 18 5v8h-91v-8c9 0 13 0 17-5 5 0 5-4 9-8 0-4 0-13 0-21v-77c0-21 0-34 0-38s-4-8-4-8c-5-5-5-5-9-5s-8 0-13 5l-4-9 55-21z">
          <text:p/>
        </draw:path>
        <draw:path draw:style-name="gr1" draw:text-style-name="P1" draw:layer="layout" svg:width="0.098cm" svg:height="0.297cm" svg:x="14.213cm" svg:y="13.808cm" svg:viewBox="0 0 99 298" svg:d="M64 0v256c0 8 4 17 4 21s4 8 9 8c4 5 8 5 22 5v8h-95v-8c9 0 13 0 17-5 5 0 5-4 9-8 0-4 0-13 0-21v-174c0-22 0-34 0-39 0-8-4-8-4-12-5 0-5 0-9 0s-8 0-13 0l-4-4 55-27z">
          <text:p/>
        </draw:path>
        <draw:path draw:style-name="gr1" draw:text-style-name="P1" draw:layer="layout" svg:width="0.094cm" svg:height="0.297cm" svg:x="14.332cm" svg:y="13.808cm" svg:viewBox="0 0 95 298" svg:d="M48 0c9 0 13 5 17 10 4 4 4 8 4 12 0 9 0 13-4 17s-8 4-17 4c-4 0-9 0-14-4-4-4-8-8-8-17 0-4 4-8 8-12 5-5 10-10 14-10zM65 103v153c0 8 0 17 4 21 0 4 4 8 9 8 0 5 8 5 17 5v8h-95v-8c9 0 17 0 21-5 0 0 5-4 5-8 4-4 4-13 4-21v-77c0-21 0-34 0-38-4-4-4-8-4-8-5-5-9-5-9-5-4 0-8 0-17 5v-9l57-21z">
          <text:p/>
        </draw:path>
        <draw:path draw:style-name="gr1" draw:text-style-name="P1" draw:layer="layout" svg:width="0.204cm" svg:height="0.203cm" svg:x="3.549cm" svg:y="14.063cm" svg:viewBox="0 0 205 204" svg:d="M205 102c0 30-9 56-30 73-21 21-42 29-72 29s-55-8-72-29c-22-17-31-43-31-73 0-29 9-51 31-73 17-21 42-29 72-29s51 8 72 29c21 22 30 44 30 73zM183 102c0-21-8-42-25-55-13-18-34-26-55-26s-43 8-60 26c-12 13-21 34-21 55 0 26 9 43 21 60 17 17 34 21 60 21 21 0 42-4 55-21 17-17 25-34 25-60z">
          <text:p/>
        </draw:path>
        <draw:path draw:style-name="gr1" draw:text-style-name="P1" draw:layer="layout" svg:width="0.208cm" svg:height="0.203cm" svg:x="3.935cm" svg:y="14.063cm" svg:viewBox="0 0 209 204" svg:d="M209 102c0 30-13 56-34 73-17 21-42 29-73 29-25 0-51-8-72-29-17-17-30-43-30-73 0-29 13-51 30-73 21-21 47-29 72-29 31 0 56 8 78 29 16 22 29 44 29 73zM184 102c0-21-4-42-21-55-17-18-34-26-61-26-21 0-38 8-55 26-17 13-25 34-25 55 0 26 8 43 25 60 13 17 34 21 55 21 27 0 44-4 61-21s21-34 21-60z">
          <text:p/>
        </draw:path>
        <draw:path draw:style-name="gr1" draw:text-style-name="P1" draw:layer="layout" svg:width="0.204cm" svg:height="0.203cm" svg:x="4.326cm" svg:y="14.063cm" svg:viewBox="0 0 205 204" svg:d="M205 102c0 30-9 56-30 73-21 21-42 29-72 29s-55-8-73-29c-22-17-30-43-30-73 0-29 8-51 30-73 18-21 43-29 73-29s51 8 72 29c21 22 30 44 30 73zM184 102c0-21-9-42-26-55-13-18-34-26-55-26s-43 8-59 26c-14 13-23 34-23 55 0 26 9 43 23 60 16 17 33 21 59 21 21 0 42-4 55-21 17-17 26-34 26-60z">
          <text:p/>
        </draw:path>
        <draw:path draw:style-name="gr1" draw:text-style-name="P1" draw:layer="layout" svg:width="0.208cm" svg:height="0.203cm" svg:x="4.712cm" svg:y="14.063cm" svg:viewBox="0 0 209 204" svg:d="M209 102c0 30-13 56-35 73-17 21-42 29-72 29-26 0-51-8-72-29-17-17-30-43-30-73 0-29 13-51 30-73 21-21 46-29 72-29 30 0 55 8 77 29 17 22 30 44 30 73zM184 102c0-21-5-42-23-55-17-18-33-26-59-26-21 0-38 8-55 26-17 13-26 34-26 55 0 26 9 43 26 60 13 17 34 21 55 21 26 0 42-4 59-21 18-17 23-34 23-60z">
          <text:p/>
        </draw:path>
        <draw:path draw:style-name="gr1" draw:text-style-name="P1" draw:layer="layout" svg:width="0.204cm" svg:height="0.203cm" svg:x="5.315cm" svg:y="14.063cm" svg:viewBox="0 0 205 204" svg:d="M205 102c0 30-9 56-30 73-21 21-42 29-72 29s-56-8-73-29c-22-17-30-43-30-73 0-29 8-51 30-73 17-21 43-29 73-29s51 8 72 29c21 22 30 44 30 73zM184 102c0-21-9-42-26-55-13-18-34-26-55-26s-43 8-60 26c-13 13-22 34-22 55 0 26 9 43 22 60 17 17 34 21 60 21 21 0 42-4 55-21 17-17 26-34 26-60z">
          <text:p/>
        </draw:path>
        <draw:path draw:style-name="gr1" draw:text-style-name="P1" draw:layer="layout" svg:width="0.047cm" svg:height="0.046cm" svg:x="7.183cm" svg:y="14.063cm" svg:viewBox="0 0 48 47" svg:d="M22 0c9 0 13 4 17 8 5 4 9 9 9 17 0 4-4 9-9 14-4 8-8 8-17 8-4 0-9 0-14-8-4-5-8-10-8-14 0-8 4-13 8-17 5-4 10-8 14-8z">
          <text:p/>
        </draw:path>
        <draw:path draw:style-name="gr1" draw:text-style-name="P1" draw:layer="layout" svg:width="0.297cm" svg:height="0.288cm" svg:x="7.37cm" svg:y="13.817cm" svg:viewBox="0 0 298 289" svg:d="M191 196h-111l-17 42c-4 13-8 17-8 26 0 4 0 8 4 8 4 4 13 9 30 9v8h-89v-8c12-5 17-5 21-9 9-8 17-21 26-42l97-230h9l98 234c9 17 13 30 21 38 5 4 13 9 26 9v8h-111v-8c12 0 16-5 22-5 4-4 8-8 8-12 0-9-4-17-8-30zM182 179l-46-116-47 116z">
          <text:p/>
        </draw:path>
        <draw:path draw:style-name="gr1" draw:text-style-name="P1" draw:layer="layout" svg:width="0.195cm" svg:height="0.284cm" svg:x="7.684cm" svg:y="13.91cm" svg:viewBox="0 0 196 285" svg:d="M52 123c-9-4-17-13-26-21-4-13-9-22-9-34 0-21 9-34 22-51 13-13 34-17 55-17 17 0 34 4 47 13h38c9 0 9 0 13 0 0 4 4 4 4 8s-4 4-4 9c0 0-4 0-13 0h-25c8 8 12 21 12 38s-4 34-21 47c-12 12-29 16-51 16-13 0-21 0-29-4-9 9-13 13-13 17-4 0-4 5-4 10 0 0 0 4 4 8 0 0 8 0 13 4 4 0 12 0 29 0 30 0 47 0 55 5 13 0 22 4 30 12 9 9 13 17 13 30s-8 30-21 42c-22 22-51 30-85 30-26 0-51-4-69-17-8-8-17-13-17-21 0-4 0-8 4-8 0-9 9-13 13-22 0-4 9-8 22-25-4-4-13-9-13-9-4-4-4-8-4-12 0-5 0-13 4-17 5-10 13-18 26-31zM90 8c-9 0-21 5-25 13-9 9-13 21-13 38 0 21 8 38 17 51 4 9 17 13 25 13 13 0 22-4 26-13 8-8 13-21 13-38 0-21-5-38-17-51-5-8-13-13-26-13zM52 196c-9 4-13 13-17 17 0 9-4 13-4 17 0 9 4 13 12 17 13 8 34 13 60 13 25 0 42-5 55-13s17-17 17-25c0-9 0-13-9-18-8-4-21-4-42-4-34 0-55-4-72-4z">
          <text:p/>
        </draw:path>
        <draw:path draw:style-name="gr1" draw:text-style-name="P1" draw:layer="layout" svg:width="0.14cm" svg:height="0.195cm" svg:x="7.888cm" svg:y="13.91cm" svg:viewBox="0 0 141 196" svg:d="M68 0v43c12-30 29-43 47-43 9 0 13 0 22 4 4 4 4 13 4 17s0 9-4 14c-5 4-9 8-13 8s-9-4-17-8c-5-5-10-10-14-10s-4 5-8 5c-5 9-13 18-17 30v89c0 13 0 22 4 26 0 4 4 4 8 8 5 4 9 4 17 4v9h-93v-9c8 0 13 0 21-4 0-4 4-8 4-12 0 0 5-9 5-17v-77c0-21-5-34-5-38s0-9-4-9c-4-5-4-5-8-5-5 0-9 0-13 5l-4-9 59-21z">
          <text:p/>
        </draw:path>
        <draw:path draw:style-name="gr1" draw:text-style-name="P1" draw:layer="layout" svg:width="0.212cm" svg:height="0.195cm" svg:x="8.028cm" svg:y="13.914cm" svg:viewBox="0 0 213 196" svg:d="M179 0v115c0 21 0 34 0 43 4 4 4 4 9 9 0 0 4 4 8 4s9-4 13-4l4 8-59 21h-9v-38c-18 17-30 25-39 30-9 8-17 8-26 8-12 0-21-4-29-8-4-9-13-13-13-26-4-8-8-22-8-39v-85c0-8 0-17 0-21-5-4-5-4-9-8-4 0-13 0-21 0v-9h68v127c0 17 0 31 8 35 4 5 13 9 21 9 5 0 13 0 22-4 4-5 18-13 26-23v-110c0-8 0-17-4-21s-14-4-26-4v-9z">
          <text:p/>
        </draw:path>
        <draw:path draw:style-name="gr1" draw:text-style-name="P1" draw:layer="layout" svg:width="0.195cm" svg:height="0.284cm" svg:x="8.24cm" svg:y="13.91cm" svg:viewBox="0 0 196 285" svg:d="M0 21l60-21h5v42c12-17 21-25 30-34 12-8 21-8 33-8 17 0 34 4 47 21 17 17 21 42 21 72s-8 61-25 82c-17 17-34 25-59 25-9 0-17 0-26-4-9 0-13-4-21-13v60c0 12 4 21 4 25 0 0 4 4 8 9 5 0 13 0 22 0v8h-99v-8h4c9 0 13 0 17-5 5 0 5-4 9-8 0 0 0-9 0-25v-180c0-12 0-21 0-21 0-4-4-8-4-8-5-5-9-5-13-5 0 0-4 0-13 5zM65 55v72c0 13 4 27 4 31 0 8 4 17 13 21 8 4 17 8 30 8 12 0 25-4 33-16 9-13 17-35 17-61 0-30-8-51-21-63-8-13-17-17-29-17-9 0-13 0-22 4-4 0-13 8-25 21z">
          <text:p/>
        </draw:path>
        <draw:path draw:style-name="gr1" draw:text-style-name="P1" draw:layer="layout" svg:width="0.174cm" svg:height="0.199cm" svg:x="8.465cm" svg:y="13.91cm" svg:viewBox="0 0 175 200" svg:d="M106 166c-17 17-29 26-34 26-8 4-17 8-25 8-13 0-26-4-34-17-9-8-13-17-13-34 0-8 4-17 9-25 4-9 17-18 29-27 13-8 39-17 68-29v-9c0-17 0-29-8-38-4-8-13-8-26-8-8 0-17 0-21 4s-9 13-9 17v13c0 4 0 12-4 12 0 4-4 9-12 9-5 0-9-5-13-9 0-4-4-8-4-12 0-13 8-26 17-34 12-9 29-13 55-13 17 0 29 0 38 8 8 5 17 9 21 17 0 9 0 22 0 38v65c0 17 5 30 5 34s0 9 0 9c5 0 5 0 9 0h4c5 0 9-9 17-17v12c-17 21-30 34-43 34-9 0-13-4-17-8-5-5-9-13-9-26zM106 154v-74c-21 9-34 13-38 17-13 9-21 13-26 22-4 5-4 13-4 22 0 8 0 17 9 25 4 5 13 9 21 9 9 0 21-9 38-21z">
          <text:p/>
        </draw:path>
        <draw:path draw:style-name="gr1" draw:text-style-name="P1" draw:layer="layout" svg:width="0.203cm" svg:height="0.195cm" svg:x="8.75cm" svg:y="13.914cm" svg:viewBox="0 0 204 196" svg:d="M0 0h90v9h-5c-5 0-9 0-13 4-4 0-4 4-4 8 0 5 0 13 4 17l43 106 47-110c4-8 4-13 4-17v-4c-4 0-4-4-8-4 0 0-5 0-13 0v-9h59v9c-4 0-8 0-12 4-5 4-9 8-13 21l-68 162h-9l-69-162c-4-4-4-13-8-13-4-4-4-8-9-8-4-4-8-4-16-4z">
          <text:p/>
        </draw:path>
        <draw:path draw:style-name="gr1" draw:text-style-name="P1" draw:layer="layout" svg:width="0.162cm" svg:height="0.199cm" svg:x="8.974cm" svg:y="13.91cm" svg:viewBox="0 0 163 200" svg:d="M30 76c0 26 9 52 21 65 13 17 30 25 47 25 13 0 27-4 35-8 9-9 17-21 26-39l4 5c-4 21-13 38-26 55-12 13-30 21-52 21-25 0-42-8-59-25s-26-43-26-73c0-34 9-60 26-77s38-25 64-25c21 0 39 4 52 21 12 13 21 30 21 55zM30 63h89c0-12-4-21-4-25-4-8-8-13-17-17-4-4-13-8-21-8-13 0-21 4-30 12-8 9-17 22-17 38z">
          <text:p/>
        </draw:path>
        <draw:path draw:style-name="gr1" draw:text-style-name="P1" draw:layer="layout" svg:width="0.14cm" svg:height="0.195cm" svg:x="9.153cm" svg:y="13.91cm" svg:viewBox="0 0 141 196" svg:d="M65 0v43c16-31 33-43 50-43 5 0 13 0 18 4 4 4 8 13 8 17s-4 14-4 14c-4 4-9 8-13 8-9 0-13-4-17-8-9-6-13-10-13-10-4 0-8 4-8 4-9 10-13 18-21 31v89c0 13 0 21 4 26 4 4 4 8 8 8 4 4 13 4 21 4v9h-98v-9c8 0 18 0 22-4s8-4 8-13c0 0 0-8 0-17v-76c0-21 0-34 0-38s-4-10-4-10c-4-4-8-4-14-4-4 0-8 0-12 4v-8l56-21z">
          <text:p/>
        </draw:path>
        <draw:path draw:style-name="gr1" draw:text-style-name="P1" draw:layer="layout" svg:width="0.156cm" svg:height="0.199cm" svg:x="9.544cm" svg:y="13.91cm" svg:viewBox="0 0 157 200" svg:d="M157 124c-4 25-12 42-29 55-13 13-30 21-51 21s-39-8-56-25c-17-21-21-43-21-78 0-29 8-50 25-72 17-17 39-25 65-25 17 0 34 4 46 13 13 8 17 21 17 29 0 9 0 13-4 13-4 4-8 8-17 8-8 0-13-4-17-8 0-4-4-8-4-17 0-8-4-17-9-21-4-4-12-4-21-4-13 0-25 4-35 17-8 12-17 29-17 50 0 22 9 44 17 61 14 17 27 25 48 25 13 0 25-4 38-12 4-5 13-17 21-35z">
          <text:p/>
        </draw:path>
        <draw:path draw:style-name="gr1" draw:text-style-name="P1" draw:layer="layout" svg:width="0.174cm" svg:height="0.199cm" svg:x="9.73cm" svg:y="13.91cm" svg:viewBox="0 0 175 200" svg:d="M107 166c-21 17-29 26-38 26-4 4-13 8-21 8-14 0-26-4-35-17-8-8-13-17-13-34 0-8 5-17 9-25 4-9 13-18 29-27 14-8 35-17 69-29v-9c0-17-4-29-8-38-8-8-17-8-26-8-8 0-17 0-21 4s-9 13-9 17v13c0 4 0 12-5 12-4 4-8 9-12 9s-9-5-13-9-4-8-4-12c0-13 4-26 17-34 12-9 30-13 52-13 17 0 29 0 42 8 9 5 13 9 17 17 4 9 4 22 4 38v65c0 17 0 30 0 34s5 9 5 9c4 0 4 0 4 0 4 0 4 0 8 0 0 0 9-9 17-17v12c-17 21-29 34-46 34-5 0-13-4-17-8 0-5-5-13-5-26zM107 154v-74c-21 9-34 13-38 17-13 9-21 13-26 22-5 5-9 13-9 22 0 8 4 17 9 25 9 5 13 9 22 9 13 0 26-9 42-21z">
          <text:p/>
        </draw:path>
        <draw:path draw:style-name="gr1" draw:text-style-name="P1" draw:layer="layout" svg:width="0.323cm" svg:height="0.195cm" svg:x="10.027cm" svg:y="13.91cm" svg:viewBox="0 0 324 196" svg:d="M64 39c17-14 26-22 26-22 8-9 12-13 21-13 9-4 14-4 22-4 13 0 21 0 30 8 8 9 13 17 17 31 13-18 25-26 38-35 8-4 17-4 30-4 8 0 17 0 25 4 9 9 13 17 17 26s9 22 9 39v85c0 8 0 17 0 21s4 8 8 8c4 4 9 4 17 4v9h-93v-9h4c8 0 17 0 21-4 0-4 5-8 5-12 0 0 0-9 0-17v-85c0-13 0-26-5-30-4-9-13-18-25-18-9 0-13 4-22 9-8 5-16 9-29 22v8 94c0 12 4 21 4 21 0 4 4 8 9 8 4 4 8 4 21 4v9h-99v-9c14 0 18 0 22-4s9-4 9-12c0 0 0-9 0-17v-85c0-13 0-26-5-34-8-10-16-14-26-14-8 0-17 4-21 9-13 5-21 13-30 22v102c0 8 4 17 4 21s5 8 9 8c4 4 8 4 21 4v9h-98v-9c13 0 17 0 22-4 4 0 4-4 8-8 0-4 0-13 0-21v-77c0-17 0-34 0-38s-4-9-4-9c-4-5-4-5-9-5-4 0-8 0-17 5v-9l56-21h8z">
          <text:p/>
        </draw:path>
        <draw:path draw:style-name="gr1" draw:text-style-name="P1" draw:layer="layout" svg:width="0.157cm" svg:height="0.199cm" svg:x="10.367cm" svg:y="13.91cm" svg:viewBox="0 0 158 200" svg:d="M30 76c0 26 4 52 17 65 17 17 30 25 52 25 13 0 21-4 34-8 8-9 12-21 21-39l4 5c0 21-8 38-21 55-17 13-34 21-55 21-23 0-44-8-61-25-12-17-21-43-21-73 0-34 9-60 26-77 12-17 33-25 60-25 21 0 38 4 55 21 13 13 17 30 17 55zM30 63h86c0-12 0-21-4-25-5-8-9-13-13-17-9-4-17-8-22-8-13 0-26 4-34 12-9 9-13 22-13 38z">
          <text:p/>
        </draw:path>
        <draw:path draw:style-name="gr1" draw:text-style-name="P1" draw:layer="layout" svg:width="0.208cm" svg:height="0.195cm" svg:x="10.541cm" svg:y="13.91cm" svg:viewBox="0 0 209 196" svg:d="M68 39c21-26 42-39 64-39 8 0 17 0 25 4 9 9 13 17 18 26 4 9 4 22 4 39v85c0 8 0 17 5 21 0 4 4 8 8 8 0 4 9 4 17 4v9h-94v-9h4c9 0 13 0 17-4s8-8 8-12c0 0 0-9 0-17v-81c0-17 0-30-4-38-8-5-12-10-25-10-17 0-34 10-47 27v102c0 12 0 17 0 21 4 4 4 8 8 8 5 4 9 4 22 4v9h-94v-9h4c9 0 18-4 18-8 4-4 8-13 8-25v-73c0-21-4-38-4-42s0-9-4-9c0-5-5-5-9-5s-9 0-13 5l-4-9 60-21h8z">
          <text:p/>
        </draw:path>
        <draw:path draw:style-name="gr1" draw:text-style-name="P1" draw:layer="layout" svg:width="0.115cm" svg:height="0.255cm" svg:x="10.753cm" svg:y="13.85cm" svg:viewBox="0 0 116 256" svg:d="M69 0v64h43v13h-43v123c0 13 0 21 4 25 5 5 9 9 13 9 5 0 9-4 13-4 4-5 9-9 13-13h4c-4 13-8 21-17 29-8 10-21 10-30 10-4 0-12 0-17-4-8-6-12-10-12-14-5-8-5-17-5-34v-127h-35v-4c9-5 17-9 27-18 8-8 17-16 21-25 4-4 9-13 13-30z">
          <text:p/>
        </draw:path>
        <draw:path draw:style-name="gr1" draw:text-style-name="P1" draw:layer="layout" svg:width="0.161cm" svg:height="0.199cm" svg:x="10.885cm" svg:y="13.91cm" svg:viewBox="0 0 162 200" svg:d="M30 76c0 26 8 52 21 65 12 17 29 25 47 25 12 0 25-4 33-8 9-9 18-21 27-39l4 5c-4 21-13 38-26 55-13 13-30 21-51 21-26 0-43-8-60-25s-25-43-25-73c0-34 8-60 25-77s38-25 64-25c21 0 38 4 51 21 14 13 22 30 22 55zM30 63h89c0-12-4-21-4-25-5-8-9-13-17-17-5-4-13-8-22-8-13 0-21 4-29 12-9 9-17 22-17 38z">
          <text:p/>
        </draw:path>
        <draw:path draw:style-name="gr1" draw:text-style-name="P1" draw:layer="layout" svg:width="0.174cm" svg:height="0.199cm" svg:x="11.297cm" svg:y="13.91cm" svg:viewBox="0 0 175 200" svg:d="M107 166c-18 17-31 26-35 26-9 4-17 8-25 8-13 0-26-4-34-17-9-8-13-17-13-34 0-8 4-17 8-25 5-9 13-18 30-27 13-8 38-17 69-29v-9c0-17 0-29-10-38-4-8-12-8-25-8-9 0-17 0-21 4s-9 13-9 17v13c0 4 0 12-4 12-4 4-8 9-13 9-4 0-8-5-12-9-5-4-5-8-5-12 0-13 5-26 17-34 13-9 30-13 51-13 17 0 35 0 44 8 8 5 12 9 17 17 4 9 4 22 4 38v65c0 17 0 30 4 34 0 4 0 9 0 9 4 0 4 0 9 0h4c4 0 8-9 17-17v12c-17 21-30 34-47 34-4 0-8-4-12-8-5-5-9-13-9-26zM107 154v-74c-22 9-35 13-39 17-13 9-21 13-26 22-4 5-4 13-4 22 0 8 0 17 9 25 4 5 12 9 16 9 13 0 26-9 44-21z">
          <text:p/>
        </draw:path>
        <draw:path draw:style-name="gr1" draw:text-style-name="P1" draw:layer="layout" svg:width="0.132cm" svg:height="0.199cm" svg:x="11.492cm" svg:y="13.91cm" svg:viewBox="0 0 133 200" svg:d="M116 0v63h-4c-9-21-14-33-23-42-8-8-21-8-34-8-8 0-17 0-21 4-4 8-8 13-8 17 0 8 0 17 4 21s13 13 29 17l30 17c27 13 44 30 44 52 0 21-9 34-21 42-14 13-31 17-44 17s-25 0-42-4c-5-4-9-4-9-4-4 0-8 4-8 4h-9v-68h9c4 21 12 34 21 47 13 8 25 12 38 12 8 0 17 0 21-8 9-4 9-13 9-21 0-9 0-17-9-21-8-9-21-18-38-27-21-8-34-17-42-25-5-9-9-22-9-30 0-17 4-30 17-42 9-9 26-13 42-13 5 0 17 0 26 4 9 0 13 0 13 0 5 0 5 0 9 0 0 0 0-4 5-4z">
          <text:p/>
        </draw:path>
        <draw:path draw:style-name="gr1" draw:text-style-name="P1" draw:layer="layout" svg:width="0.094cm" svg:height="0.288cm" svg:x="11.874cm" svg:y="13.817cm" svg:viewBox="0 0 95 289" svg:d="M68 93v154c0 8 0 17 0 21 4 4 4 8 8 8 6 4 10 4 19 4v9h-91v-9c9 0 13 0 17-4 5 0 5-4 9-8 0-4 4-13 4-21v-77c0-22-4-35-4-39s0-8-4-8c0-5-5-5-9-5s-8 0-13 5l-4-9 55-21zM90 0l-60 72h-9l22-72z">
          <text:p/>
        </draw:path>
        <draw:path draw:style-name="gr1" draw:text-style-name="P1" draw:layer="layout" svg:width="0.208cm" svg:height="0.195cm" svg:x="11.985cm" svg:y="13.91cm" svg:viewBox="0 0 209 196" svg:d="M63 39c22-26 43-39 65-39 13 0 21 0 25 4 9 9 17 17 22 26 0 9 4 22 4 39v85c0 8 0 17 0 21 4 4 4 8 8 8 5 4 9 4 22 4v9h-99v-9h4c9 0 18 0 22-4 5-4 5-8 5-12 4 0 4-9 4-17v-81c0-17-4-30-9-38-4-5-13-10-22-10-17 0-34 10-51 27v102c0 12 0 17 5 21 0 4 4 8 8 8 0 4 9 4 17 4v9h-93v-9h4c13 0 17-4 21-8s4-13 4-25v-73c0-21 0-38 0-42-4-4-4-9-4-9-4-5-8-5-8-5-5 0-9 0-17 5v-9l55-21h8z">
          <text:p/>
        </draw:path>
        <draw:path draw:style-name="gr1" draw:text-style-name="P1" draw:layer="layout" svg:width="0.162cm" svg:height="0.199cm" svg:x="12.209cm" svg:y="13.91cm" svg:viewBox="0 0 163 200" svg:d="M30 76c0 26 5 52 22 65 12 17 29 25 46 25 14 0 23-4 35-8 9-9 17-21 21-39l9 5c-4 21-13 38-26 55-16 13-35 21-56 21s-42-8-59-25c-13-17-22-43-22-73 0-34 9-60 26-77s34-25 59-25c22 0 44 4 57 21 12 13 21 30 21 55zM30 63h86c0-12 0-21-4-25 0-8-10-13-14-17-8-4-17-8-21-8-13 0-21 4-34 12-8 9-13 22-13 38z">
          <text:p/>
        </draw:path>
        <draw:path draw:style-name="gr1" draw:text-style-name="P1" draw:layer="layout" svg:width="0.174cm" svg:height="0.199cm" svg:x="12.396cm" svg:y="13.91cm" svg:viewBox="0 0 175 200" svg:d="M107 166c-21 17-29 26-38 26-4 4-12 8-21 8-14 0-27-4-35-17-8-8-13-17-13-34 0-8 5-17 9-25 4-9 12-18 25-27 18-8 40-17 73-29v-9c0-17-4-29-8-38-9-8-17-8-25-8-9 0-17 0-22 4-4 4-9 13-9 17v13c0 4 0 12-4 12-5 4-9 9-13 9-5 0-9-5-13-9s-4-8-4-12c0-13 4-26 17-34 13-9 31-13 52-13 17 0 29 0 42 8 9 5 13 9 17 17 5 9 5 22 5 38v65c0 17 0 30 0 34s4 9 4 9h4c4 0 4 0 8 0 0 0 9-9 17-17v12c-17 21-29 34-46 34-4 0-13-4-17-8 0-5-5-13-5-26zM107 154v-74c-21 9-33 13-42 17-8 9-17 13-22 22-4 5-9 13-9 22 0 8 5 17 9 25 9 5 14 9 22 9 13 0 25-9 42-21z">
          <text:p/>
        </draw:path>
        <draw:path draw:style-name="gr1" draw:text-style-name="P1" draw:layer="layout" svg:width="0.127cm" svg:height="0.199cm" svg:x="12.592cm" svg:y="13.91cm" svg:viewBox="0 0 128 200" svg:d="M115 0v63h-8c-5-21-9-33-17-42-9-8-21-8-34-8-9 0-18 0-22 4-9 8-9 13-9 17 0 8 0 17 4 21 5 4 13 13 27 17l29 17c30 13 43 30 43 52 0 21-4 34-17 42-13 13-30 17-47 17-8 0-22 0-39-4-4-4-8-4-13-4l-4 4h-8v-68h8c4 21 9 34 21 47 9 8 23 12 40 12 8 0 16 0 21-8 4-4 8-13 8-21 0-9-4-17-8-21-9-9-21-18-43-27-18-8-30-17-39-25-4-9-8-22-8-30 0-17 4-30 17-42 8-9 21-13 39-13 8 0 17 0 29 4 9 0 13 0 13 0 4 0 4 0 4 0 5 0 5-4 5-4z">
          <text:p/>
        </draw:path>
        <draw:path draw:style-name="gr1" draw:text-style-name="P1" draw:layer="layout" svg:width="0.199cm" svg:height="0.301cm" svg:x="12.855cm" svg:y="13.808cm" svg:viewBox="0 0 200 302" svg:d="M136 277c-9 8-22 17-30 21-9 4-17 4-25 4-22 0-43-8-56-25-17-17-25-38-25-68 0-27 8-52 25-73 17-26 43-34 68-34 17 0 30 4 43 13v-34c0-22 0-34-4-39 0-8 0-8-5-12 0 0-4 0-8 0-5 0-9 0-13 0l-4-4 59-26h9v222c0 21 0 34 0 42 0 4 4 4 4 9 4 0 4 4 9 4s9-4 17-4v8l-56 21h-8zM136 260v-99c-4-8-4-17-9-25-4-9-8-13-17-17-8-4-13-4-21-4-13 0-21 4-30 12-12 17-21 38-21 65 0 30 9 51 21 64 9 17 26 25 38 25 13 0 26-8 39-21z">
          <text:p/>
        </draw:path>
        <draw:path draw:style-name="gr1" draw:text-style-name="P1" draw:layer="layout" svg:width="0.162cm" svg:height="0.199cm" svg:x="13.071cm" svg:y="13.91cm" svg:viewBox="0 0 163 200" svg:d="M30 76c0 26 4 52 22 65 13 17 30 25 47 25 13 0 21-4 34-8 8-9 17-21 21-39l9 5c-5 21-13 38-26 55-17 13-34 21-55 21s-43-8-61-25c-12-17-21-43-21-73 0-34 9-60 26-77s35-25 60-25c21 0 43 4 55 21 13 13 22 30 22 55zM30 63h86c0-12 0-21-4-25 0-8-9-13-13-17-9-4-17-8-21-8-13 0-21 4-35 12-9 9-13 22-13 38z">
          <text:p/>
        </draw:path>
        <draw:path draw:style-name="gr1" draw:text-style-name="P1" draw:layer="layout" svg:width="0.162cm" svg:height="0.199cm" svg:x="13.364cm" svg:y="13.91cm" svg:viewBox="0 0 163 200" svg:d="M163 124c-9 25-17 42-30 55-17 13-34 21-51 21-22 0-44-8-56-25-17-21-26-43-26-78 0-29 9-50 26-72 17-17 38-25 65-25 21 0 33 4 46 13 13 8 17 21 17 29 0 9 0 13-4 13-4 4-9 8-13 8-8 0-17-4-21-8 0-4 0-8-4-17 0-8 0-17-9-21-4-4-8-4-17-4-18 0-26 4-35 17-13 12-17 29-17 50 0 22 4 44 17 61 9 17 26 25 44 25 17 0 25-4 38-12 8-5 17-17 21-35z">
          <text:p/>
        </draw:path>
        <draw:path draw:style-name="gr1" draw:text-style-name="P1" draw:layer="layout" svg:width="0.139cm" svg:height="0.195cm" svg:x="13.662cm" svg:y="13.91cm" svg:viewBox="0 0 140 196" svg:d="M64 0v43c17-30 34-43 51-43 4 0 13 0 17 4s8 13 8 17-4 9-4 14c-4 4-8 8-12 8-9 0-13-4-17-8-9-5-13-10-13-10-4 0-9 5-9 5-8 9-12 18-21 30v89c0 13 0 22 5 26 0 4 4 4 8 8s13 4 21 4v9h-98v-9c8 0 16 0 21-4 4-4 4-8 8-12 0 0 0-9 0-17v-77c0-21 0-34 0-38s-4-9-4-9c-4-5-9-5-13-5s-8 0-12 5v-9l56-21z">
          <text:p/>
        </draw:path>
        <draw:path draw:style-name="gr1" draw:text-style-name="P1" draw:layer="layout" svg:width="0.157cm" svg:height="0.199cm" svg:x="13.814cm" svg:y="13.91cm" svg:viewBox="0 0 158 200" svg:d="M158 124c-4 25-12 42-29 55-13 13-30 21-47 21-22 0-43-8-60-25-13-21-22-43-22-78 0-29 9-50 26-72 17-17 38-25 64-25 18 0 34 4 47 13 13 8 17 21 17 29 0 9 0 13-4 13-4 4-9 8-13 8-8 0-17-4-21-8 0-4-4-8-4-17 0-8-4-17-9-21-4-4-13-4-21-4-14 0-22 4-31 17-12 12-17 29-17 50 0 22 5 44 17 61 9 17 26 25 44 25 13 0 25-4 38-12 8-5 13-17 21-35z">
          <text:p/>
        </draw:path>
        <draw:path draw:style-name="gr1" draw:text-style-name="P1" draw:layer="layout" svg:width="0.213cm" svg:height="0.195cm" svg:x="13.988cm" svg:y="13.914cm" svg:viewBox="0 0 214 196" svg:d="M180 0v115c0 21 0 34 0 43 4 4 4 4 8 9l4 4c5 0 13-4 18-4l4 8-60 21h-8v-38c-17 17-30 25-40 30-8 8-17 8-25 8-13 0-21-4-30-8-8-9-12-13-17-26 0-8-4-22-4-39v-85c0-8 0-17 0-21-4-4-4-4-8-8-5 0-13 0-22 0v-9h64v127c0 17 4 31 13 35 4 5 12 9 21 9 4 0 14 0 22-4 5-5 17-13 26-23v-110c0-8 0-17-4-21-5-4-13-4-26-4v-9z">
          <text:p/>
        </draw:path>
        <draw:path draw:style-name="gr1" draw:text-style-name="P1" draw:layer="layout" svg:width="0.114cm" svg:height="0.255cm" svg:x="14.439cm" svg:y="13.85cm" svg:viewBox="0 0 115 256" svg:d="M67 0v64h44v13h-44v123c0 13 0 21 5 25 4 5 8 9 13 9 4 0 8-4 13-4 4-5 9-9 13-13h4c-4 13-8 21-17 29-9 10-22 10-31 10-4 0-12 0-17-4-8-6-12-10-12-14-5-8-5-17-5-34v-127h-33v-4c8-5 17-9 25-18 8-8 17-16 21-25 4-4 9-13 13-30z">
          <text:p/>
        </draw:path>
        <draw:path draw:style-name="gr1" draw:text-style-name="P1" draw:layer="layout" svg:width="0.183cm" svg:height="0.199cm" svg:x="14.57cm" svg:y="13.91cm" svg:viewBox="0 0 184 200" svg:d="M90 0c30 0 55 8 72 30 13 21 22 42 22 63 0 17-5 39-13 56-9 17-17 30-34 38-13 9-30 13-47 13-31 0-52-13-69-34s-21-42-21-64c0-17 4-34 13-51 8-21 21-34 34-38 12-9 29-13 43-13zM86 13c-10 0-18 0-22 4-9 4-13 13-22 25-4 9-4 26-4 43 0 25 4 52 17 69 9 21 27 33 44 33 12 0 25-8 34-16 8-13 12-30 12-61 0-34-8-59-21-80-13-13-21-17-38-17z">
          <text:p/>
        </draw:path>
        <draw:path draw:style-name="gr1" draw:text-style-name="P1" draw:layer="layout" svg:width="0.131cm" svg:height="0.199cm" svg:x="14.787cm" svg:y="13.91cm" svg:viewBox="0 0 132 200" svg:d="M119 0v63h-8c-4-21-13-33-21-42-10-8-18-8-31-8-9 0-17 0-26 4-4 8-8 13-8 17 0 8 4 17 8 21 5 4 13 13 26 17l31 17c29 13 42 30 42 52 0 21-8 34-21 42-13 13-26 17-43 17-13 0-26 0-39-4-4-4-8-4-13-4-4 0-4 4-8 4h-4v-68h4c4 21 13 34 21 47 13 8 26 12 39 12 8 0 17 0 26-8 4-4 8-13 8-21 0-9-4-17-12-21-5-9-18-18-40-27-21-8-34-17-38-25-8-9-12-22-12-30 0-17 8-30 16-42 13-9 26-13 43-13 9 0 17 0 26 4 9 0 13 0 17 0h5l4-4z">
          <text:p/>
        </draw:path>
        <draw:path draw:style-name="gr1" draw:text-style-name="P1" draw:layer="layout" svg:width="0.2cm" svg:height="0.301cm" svg:x="15.054cm" svg:y="13.808cm" svg:viewBox="0 0 201 302" svg:d="M132 277c-9 8-17 17-26 21-8 4-21 4-30 4-21 0-38-8-55-25-13-17-21-38-21-68 0-27 8-52 25-73 17-26 39-34 64-34 17 0 34 4 43 13v-34c0-22 0-34 0-39 0-8-5-8-5-12-4 0-4 0-8 0s-9 0-17 0v-4l55-26h9v222c0 21 0 34 5 42 0 4 0 4 4 9 0 0 4 4 9 4 4 0 8-4 12-4l5 8-61 21h-8zM132 260v-99c0-8-5-17-9-25-4-9-8-13-13-17-8-4-17-4-21-4-13 0-25 4-34 12-13 17-17 38-17 65 0 30 4 51 17 64 13 17 26 25 43 25 12 0 21-8 34-21z">
          <text:p/>
        </draw:path>
        <draw:path draw:style-name="gr1" draw:text-style-name="P1" draw:layer="layout" svg:width="0.162cm" svg:height="0.199cm" svg:x="15.266cm" svg:y="13.91cm" svg:viewBox="0 0 163 200" svg:d="M30 76c0 26 8 52 21 65 13 17 30 25 51 25 10 0 22-4 31-8 8-9 17-21 25-39l5 5c-5 21-13 38-26 55-13 13-31 21-52 21-25 0-42-8-59-25s-26-43-26-73c0-34 9-60 26-77s38-25 63-25c23 0 39 4 52 21 17 13 22 30 22 55zM30 63h90c0-12-4-21-4-25-4-8-10-13-18-17-4-4-13-8-21-8-9 0-21 4-30 12-9 9-13 22-17 38z">
          <text:p/>
        </draw:path>
        <draw:path draw:style-name="gr1" draw:text-style-name="P1" draw:layer="layout" svg:width="0.2cm" svg:height="0.301cm" svg:x="15.559cm" svg:y="13.808cm" svg:viewBox="0 0 201 302" svg:d="M137 277c-8 8-21 17-30 21-8 4-17 4-25 4-22 0-44-8-56-25-17-17-26-38-26-68 0-27 9-52 26-73 17-26 43-34 69-34 16 0 29 4 42 13v-34c0-22 0-34-4-39 0-8 0-8-4-12 0 0-5 0-9 0s-9 0-13 0l-4-4 60-26h8v222c0 21 0 34 0 42 0 4 4 4 4 9 4 0 4 4 9 4 4 0 8-4 17-4v8l-55 21h-9zM137 260v-99c0-8-4-17-8-25-5-9-9-13-18-17-4-4-12-4-21-4-8 0-21 4-30 12-13 17-22 38-22 65 0 30 9 51 22 64 9 17 26 25 39 25 12 0 25-8 38-21z">
          <text:p/>
        </draw:path>
        <draw:path draw:style-name="gr1" draw:text-style-name="P1" draw:layer="layout" svg:width="0.187cm" svg:height="0.199cm" svg:x="15.771cm" svg:y="13.91cm" svg:viewBox="0 0 188 200" svg:d="M94 0c30 0 52 8 69 30 17 21 25 42 25 63 0 17-4 39-13 56-8 17-21 30-33 38-18 9-31 13-48 13-30 0-55-13-68-34-17-21-26-42-26-64 0-17 5-34 18-51 8-21 16-34 33-38 13-9 26-13 43-13zM89 13c-8 0-16 0-25 4-4 4-13 13-17 25-4 9-4 26-4 43 0 25 4 52 13 69 12 21 25 33 46 33 13 0 22-8 31-16 13-13 17-30 17-61 0-34-8-59-26-80-9-13-22-17-35-17z">
          <text:p/>
        </draw:path>
        <draw:path draw:style-name="gr1" draw:text-style-name="P1" draw:layer="layout" svg:width="0.132cm" svg:height="0.199cm" svg:x="15.992cm" svg:y="13.91cm" svg:viewBox="0 0 133 200" svg:d="M116 0v63h-4c-9-21-13-33-22-42-8-8-21-8-35-8-8 0-17 0-21 4-4 8-8 13-8 17 0 8 0 17 4 21s13 13 31 17l29 17c26 13 43 30 43 52 0 21-9 34-21 42-13 13-30 17-43 17-14 0-26 0-43-4-5-4-9-4-9-4-4 0-8 4-8 4h-9v-68h9c4 21 12 34 21 47 13 8 25 12 39 12 8 0 17 0 21-8 9-4 9-13 9-21 0-9 0-17-9-21-8-9-21-18-39-27-21-8-34-17-42-25-5-9-9-22-9-30 0-17 4-30 17-42 9-9 26-13 44-13 4 0 16 0 25 4 9 0 13 0 13 0 4 0 4 0 8 0 0 0 0-4 5-4z">
          <text:p/>
        </draw:path>
        <draw:path draw:style-name="gr1" draw:text-style-name="P1" draw:layer="layout" svg:width="0.161cm" svg:height="0.199cm" svg:x="16.26cm" svg:y="13.91cm" svg:viewBox="0 0 162 200" svg:d="M29 76c0 26 5 52 22 65 12 17 29 25 47 25 13 0 26-4 34-8 9-9 17-21 21-39l9 5c-4 21-13 38-26 55-16 13-33 21-56 21-21 0-42-8-55-25-17-17-25-43-25-73 0-34 8-60 25-77s38-25 65-25c21 0 38 4 51 21 12 13 21 30 21 55zM29 63h91c-5-12-5-21-9-25 0-8-8-13-13-17-8-4-12-8-22-8-13 0-21 4-30 12-12 9-17 22-17 38z">
          <text:p/>
        </draw:path>
        <draw:path draw:style-name="gr1" draw:text-style-name="P1" draw:layer="layout" svg:width="0.208cm" svg:height="0.195cm" svg:x="16.434cm" svg:y="13.91cm" svg:viewBox="0 0 209 196" svg:d="M69 39c21-26 42-39 63-39 9 0 17 0 26 4 8 9 12 17 17 26 4 9 4 22 4 39v85c0 8 4 17 4 21s5 8 9 8c4 4 8 4 17 4v9h-94v-9h5c8 0 17 0 17-4 4-4 8-8 8-12 0 0 0-9 0-17v-81c0-17 0-30-4-38-4-5-13-10-26-10-12 0-29 10-46 27v102c0 12 0 17 0 21 4 4 4 8 8 8 4 4 13 4 21 4v9h-94v-9h4c9 0 18-4 22-8 0-4 5-13 5-25v-73c0-21 0-38-5-42 0-4 0-9-4-9 0-5-5-5-9-5s-9 0-13 5l-4-9 60-21h9z">
          <text:p/>
        </draw:path>
        <draw:path draw:style-name="gr1" draw:text-style-name="P1" draw:layer="layout" svg:width="0.199cm" svg:height="0.301cm" svg:x="16.765cm" svg:y="13.808cm" svg:viewBox="0 0 200 302" svg:d="M133 277c-9 8-18 17-26 21-9 4-17 4-30 4-21 0-39-8-52-25-17-17-25-38-25-68 0-27 8-52 25-73 17-26 40-34 69-34 17 0 30 4 39 13v-34c0-22 0-34 0-39 0-8-5-8-5-12-4 0-4 0-8 0-5 0-9 0-13 0l-4-4 55-26h8v222c0 21 5 34 5 42 0 4 0 4 4 9 4 0 4 4 8 4 5 0 9-4 13-4l4 8-55 21h-12zM133 260v-99c0-8 0-17-5-25-4-9-13-13-17-17-8-4-13-4-21-4-13 0-21 4-34 12-14 17-18 38-18 65 0 30 4 51 18 64 13 17 26 25 42 25 13 0 26-8 35-21z">
          <text:p/>
        </draw:path>
        <draw:path draw:style-name="gr1" draw:text-style-name="P1" draw:layer="layout" svg:width="0.183cm" svg:height="0.199cm" svg:x="16.977cm" svg:y="13.91cm" svg:viewBox="0 0 184 200" svg:d="M94 0c30 0 51 8 68 30 17 21 22 42 22 63 0 17-5 39-13 56-4 17-17 30-30 38-17 9-34 13-51 13-25 0-52-13-69-34-12-21-21-42-21-64 0-17 4-34 13-51 8-21 21-34 35-38 17-9 29-13 46-13zM86 13c-4 0-13 0-21 4-9 4-13 13-17 25-4 9-10 26-10 43 0 25 10 52 18 69 13 21 26 33 43 33s25-8 34-16c8-13 12-30 12-61 0-34-4-59-21-80-8-13-21-17-38-17z">
          <text:p/>
        </draw:path>
        <draw:path draw:style-name="gr1" draw:text-style-name="P1" draw:layer="layout" svg:width="0.127cm" svg:height="0.199cm" svg:x="17.198cm" svg:y="13.91cm" svg:viewBox="0 0 128 200" svg:d="M116 0v63h-9c-4-21-13-33-17-42-8-8-21-8-34-8-8 0-17 0-21 4-9 8-9 13-9 17 0 8 0 17 5 21 4 4 12 13 25 17l30 17c30 13 42 30 42 52 0 21-4 34-17 42-12 13-29 17-47 17-8 0-25 0-38-4-4-4-8-4-12-4l-6 4h-8v-68h8c0 21 10 34 23 47 8 8 21 12 33 12 13 0 22 0 26-8 4-4 9-13 9-21 0-9-5-17-9-21-8-9-21-18-42-27-17-8-34-17-40-25-8-9-8-22-8-30 0-17 4-30 18-42 8-9 21-13 38-13 8 0 17 0 30 4 4 0 8 0 13 0 4 0 4 0 4 0 4 0 4-4 4-4z">
          <text:p/>
        </draw:path>
        <draw:path draw:style-name="gr1" draw:text-style-name="P1" draw:layer="layout" svg:width="0.047cm" svg:height="0.046cm" svg:x="17.372cm" svg:y="14.063cm" svg:viewBox="0 0 48 47" svg:d="M21 0c9 0 13 4 17 8 5 4 10 9 10 17 0 4-5 9-10 14-4 8-8 8-17 8-4 0-8 0-12-8-9-5-9-10-9-14 0-8 0-13 9-17 4-4 8-8 12-8z">
          <text:p/>
        </draw:path>
        <draw:path draw:style-name="gr1" draw:text-style-name="P1" draw:layer="layout" svg:width="0.204cm" svg:height="0.204cm" svg:x="3.549cm" svg:y="14.504cm" svg:viewBox="0 0 205 205" svg:d="M205 103c0 29-9 55-30 72-21 21-42 30-72 30s-55-9-72-30c-22-17-31-43-31-72 0-30 9-51 31-72 17-23 42-31 72-31s51 8 72 31c21 21 30 42 30 72zM183 103c0-21-8-43-25-55-13-17-34-26-55-26s-43 9-60 26c-12 12-21 34-21 55 0 25 9 42 21 59 17 17 34 22 60 22 21 0 42-5 55-22 17-17 25-34 25-59z">
          <text:p/>
        </draw:path>
        <draw:path draw:style-name="gr1" draw:text-style-name="P1" draw:layer="layout" svg:width="0.208cm" svg:height="0.204cm" svg:x="3.935cm" svg:y="14.504cm" svg:viewBox="0 0 209 205" svg:d="M209 103c0 29-13 55-34 72-17 21-42 30-73 30-25 0-51-9-72-30-17-17-30-43-30-72 0-30 13-51 30-72 21-23 47-31 72-31 31 0 56 8 78 31 16 21 29 42 29 72zM184 103c0-21-4-43-21-55-17-17-34-26-61-26-21 0-38 9-55 26-17 12-25 34-25 55 0 25 8 42 25 59 13 17 34 22 55 22 27 0 44-5 61-22s21-34 21-59z">
          <text:p/>
        </draw:path>
        <draw:path draw:style-name="gr1" draw:text-style-name="P1" draw:layer="layout" svg:width="0.204cm" svg:height="0.204cm" svg:x="4.326cm" svg:y="14.504cm" svg:viewBox="0 0 205 205" svg:d="M205 103c0 29-9 55-30 72-21 21-42 30-72 30s-55-9-73-30c-22-17-30-43-30-72 0-30 8-51 30-72 18-23 43-31 73-31s51 8 72 31c21 21 30 42 30 72zM184 103c0-21-9-43-26-55-13-17-34-26-55-26s-43 9-59 26c-14 12-23 34-23 55 0 25 9 42 23 59 16 17 33 22 59 22 21 0 42-5 55-22 17-17 26-34 26-59z">
          <text:p/>
        </draw:path>
        <draw:path draw:style-name="gr1" draw:text-style-name="P1" draw:layer="layout" svg:width="0.208cm" svg:height="0.204cm" svg:x="4.712cm" svg:y="14.504cm" svg:viewBox="0 0 209 205" svg:d="M209 103c0 29-13 55-35 72-17 21-42 30-72 30-26 0-51-9-72-30-17-17-30-43-30-72 0-30 13-51 30-72 21-23 46-31 72-31 30 0 55 8 77 31 17 21 30 42 30 72zM184 103c0-21-5-43-23-55-17-17-33-26-59-26-21 0-38 9-55 26-17 12-26 34-26 55 0 25 9 42 26 59 13 17 34 22 55 22 26 0 42-5 59-22 18-17 23-34 23-59z">
          <text:p/>
        </draw:path>
        <draw:path draw:style-name="gr1" draw:text-style-name="P1" draw:layer="layout" svg:width="0.204cm" svg:height="0.204cm" svg:x="5.315cm" svg:y="14.504cm" svg:viewBox="0 0 205 205" svg:d="M205 103c0 29-9 55-30 72-21 21-42 30-72 30s-56-9-73-30c-22-17-30-43-30-72 0-30 8-51 30-72 17-23 43-31 73-31s51 8 72 31c21 21 30 42 30 72zM184 103c0-21-9-43-26-55-13-17-34-26-55-26s-43 9-60 26c-13 12-22 34-22 55 0 25 9 42 22 59 17 17 34 22 60 22 21 0 42-5 55-22 17-17 26-34 26-59z">
          <text:p/>
        </draw:path>
        <draw:path draw:style-name="gr1" draw:text-style-name="P1" draw:layer="layout" svg:width="0.306cm" svg:height="0.288cm" svg:x="7.892cm" svg:y="14.309cm" svg:viewBox="0 0 307 289" svg:d="M0 0h76l171 212v-161c0-17 0-30-4-34-9-4-13-9-26-9h-8v-8h98v8h-13c-9 0-17 5-25 13 0 4-5 13-5 30v238h-4l-188-230v174c0 18 0 31 4 35 5 4 13 9 26 9h8v8h-97v-8h12c9 0 17-5 26-13 0-4 4-13 4-31v-195c-8-8-17-17-21-17-4-4-9-8-17-8-4-5-13-5-17-5z">
          <text:p/>
        </draw:path>
        <draw:path draw:style-name="gr1" draw:text-style-name="P1" draw:layer="layout" svg:width="0.098cm" svg:height="0.297cm" svg:x="8.533cm" svg:y="14.296cm" svg:viewBox="0 0 99 298" svg:d="M51 0c5 0 9 4 14 8 4 5 8 9 8 13 0 9-4 13-8 17-5 4-9 4-14 4-9 0-13 0-17-4s-4-8-4-17c0-4 0-8 4-13 4-4 8-8 17-8zM69 102v154c0 12 0 16 0 21 4 4 4 8 9 8 4 4 8 4 21 4v9h-95v-9c9 0 13 0 17-4 5 0 9-4 9-8 0-5 4-9 4-21v-73c0-21-4-34-4-42 0-4 0-9-4-9 0 0-5-4-9-4s-8 4-13 4l-4-8 60-22z">
          <text:p/>
        </draw:path>
        <draw:path draw:style-name="gr1" draw:text-style-name="P1" draw:layer="layout" svg:width="0.094cm" svg:height="0.297cm" svg:x="10.125cm" svg:y="14.296cm" svg:viewBox="0 0 95 298" svg:d="M47 0c8 0 13 4 18 8 4 5 4 9 4 13 0 9 0 13-4 17-5 5-10 5-18 5-5 0-9 0-13-5-4-4-8-8-8-17 0-4 4-8 8-13 4-4 8-8 13-8zM65 102v154c0 8 4 17 4 21s4 8 9 8c4 5 8 5 17 5v8h-95v-8c13 0 17 0 21-5 5 0 5-4 9-8 0-4 0-13 0-21v-77c0-21 0-34 0-38s-4-8-4-8c-5-4-5-4-9-4s-8 0-17 4v-9l55-22z">
          <text:p/>
        </draw:path>
        <draw:path draw:style-name="gr1" draw:text-style-name="P1" draw:layer="layout" svg:width="0.182cm" svg:height="0.199cm" svg:x="8.219cm" svg:y="14.398cm" svg:viewBox="0 0 183 200" svg:d="M90 0c30 0 51 8 68 31 17 21 25 42 25 63 0 17-4 39-12 56-9 16-22 29-34 38-17 8-30 12-47 12-31 0-52-12-69-34-17-21-21-42-21-63 0-17 4-34 13-51 8-21 17-35 34-39 12-9 26-13 43-13zM86 13c-9 0-17 0-27 4-4 4-12 14-17 26-4 9-4 26-4 43 0 25 4 51 13 68 14 21 26 34 47 34 13 0 22-9 35-17 8-13 12-30 12-60 0-34-8-59-25-80-9-14-22-18-34-18z">
          <text:p/>
        </draw:path>
        <draw:path draw:style-name="gr1" draw:text-style-name="P1" draw:layer="layout" svg:width="0.323cm" svg:height="0.195cm" svg:x="8.643cm" svg:y="14.398cm" svg:viewBox="0 0 324 196" svg:d="M64 38c17-12 26-21 26-21 8-9 12-13 21-13 8-4 12-4 21-4 13 0 21 0 30 8 8 9 17 18 17 30 17-17 25-25 39-34 8-4 17-4 30-4 8 0 17 0 25 4 9 9 13 17 21 26 0 8 5 21 5 38v86c0 8 0 17 0 21 4 4 4 8 8 8 4 5 8 5 17 5v8h-93v-8h4c9 0 17 0 21-5 0-4 4-8 4-12 0 0 5-9 5-17v-86c0-13-5-26-9-30-4-8-12-17-25-17-9 0-13 5-23 9-8 4-17 8-25 21h-4l4 8v95c0 12 0 21 0 21 0 4 4 8 8 8 5 5 13 5 23 5v8h-99v-8c13 0 17 0 21-5 4-4 9-4 9-12 0 0 4-9 4-17v-86c0-13-4-26-9-34-4-8-12-13-25-13-8 0-17 5-21 9-13 4-21 12-30 21v103c0 8 4 17 4 21s5 8 9 8c4 5 8 5 21 5v8h-93v-8c8 0 12 0 17-5 4 0 4-4 8-8 0-4 0-13 0-21v-78c0-17 0-34 0-38s-4-8-4-8c-4-4-4-4-9-4-4 0-8 0-12 4l-5-9 56-21h8z">
          <text:p/>
        </draw:path>
        <draw:path draw:style-name="gr1" draw:text-style-name="P1" draw:layer="layout" svg:width="0.2cm" svg:height="0.284cm" svg:x="8.966cm" svg:y="14.398cm" svg:viewBox="0 0 201 285" svg:d="M0 21l59-21h9v42c8-16 17-25 31-34 8-8 17-8 29-8 17 0 34 4 47 21 17 17 26 43 26 72 0 30-13 60-30 81-17 17-34 25-59 25-9 0-18 0-27-4-4 0-13-4-17-13v61c0 13 0 21 0 25 4 0 4 5 8 9 5 0 14 0 23 0v8h-99v-8h4c9 0 13 0 22-4 0 0 4-5 4-9 0 0 0-8 0-25v-180c0-12 0-21 0-21 0-4-4-8-4-8-5-4-9-4-9-4-4 0-9 0-13 4zM68 55v72c0 13 0 26 0 30 0 8 8 17 13 21 9 4 18 9 31 9 12 0 25-5 33-17 13-13 17-34 17-60 0-29-8-51-21-63-8-13-17-17-29-17-9 0-13 0-22 4-5 0-14 8-22 21z">
          <text:p/>
        </draw:path>
        <draw:path draw:style-name="gr1" draw:text-style-name="P1" draw:layer="layout" svg:width="0.187cm" svg:height="0.199cm" svg:x="9.191cm" svg:y="14.398cm" svg:viewBox="0 0 188 200" svg:d="M95 0c29 0 51 9 68 31 16 21 25 42 25 63 0 17-4 39-13 56-8 16-21 29-34 38-17 8-29 12-46 12-30 0-56-12-68-34-18-21-27-42-27-63 0-17 5-34 18-51 9-21 17-35 34-39 13-9 26-13 43-13zM90 13c-8 0-17 0-25 4-4 4-13 14-17 26-4 9-4 26-4 43 0 25 4 51 12 68 13 21 26 34 47 34 13 0 21-9 30-17 13-13 17-30 17-60 0-34-9-59-26-80-8-14-21-18-34-18z">
          <text:p/>
        </draw:path>
        <draw:path draw:style-name="gr1" draw:text-style-name="P1" draw:layer="layout" svg:width="0.14cm" svg:height="0.195cm" svg:x="9.395cm" svg:y="14.398cm" svg:viewBox="0 0 141 196" svg:d="M65 0v42c17-29 33-42 50-42 9 0 13 0 17 4 9 4 9 13 9 17 0 5 0 9-4 13-5 4-9 8-13 8s-13-4-17-8-9-8-13-8-4 4-8 4c-9 8-13 17-21 29v91c0 12 4 21 4 25 4 4 4 4 13 8 4 5 8 5 16 5v8h-98v-8c13 0 17 0 21-5 4-4 8-8 8-12 0 0 0-9 0-17v-78c0-21 0-34 0-38s-4-8-4-8c-4-4-4-4-8-4s-9 0-17 4v-9l56-21z">
          <text:p/>
        </draw:path>
        <draw:path draw:style-name="gr1" draw:text-style-name="P1" draw:layer="layout" svg:width="0.111cm" svg:height="0.254cm" svg:x="9.539cm" svg:y="14.339cm" svg:viewBox="0 0 112 255" svg:d="M64 0v64h43v13h-43v123c0 13 0 21 4 25 4 5 9 9 13 9s9-4 14-4c4-5 8-9 12-13h5c-5 13-9 21-17 30-10 8-23 8-31 8-4 0-13 0-17-4-9-4-13-9-13-13-4-8-4-17-4-34v-127h-30v-4c5-5 13-9 21-17 9-9 17-17 22-26 4-4 8-12 12-30z">
          <text:p/>
        </draw:path>
        <draw:path draw:style-name="gr1" draw:text-style-name="P1" draw:layer="layout" svg:width="0.174cm" svg:height="0.199cm" svg:x="9.667cm" svg:y="14.398cm" svg:viewBox="0 0 175 200" svg:d="M106 166c-21 17-34 26-38 26-9 4-13 8-22 8-13 0-25-4-34-17-8-8-12-17-12-33 0-9 0-17 4-26 8-9 17-17 29-26 17-8 39-16 73-29v-9c0-17-5-29-9-39-8-8-17-8-25-8-13 0-17 0-22 4-8 4-8 14-8 18v13c0 4 0 12-4 12-5 5-9 9-13 9s-8-4-13-9c-4-4-4-8-4-12 0-13 4-27 17-35 13-9 30-13 51-13 17 0 30 0 42 8 9 5 13 9 17 18 5 9 5 22 5 39v63c0 17 0 30 0 34s4 9 4 9h4c5 0 5 0 9 0 0 0 9-9 18-17v12c-18 22-35 34-48 34-4 0-13-4-17-8s-4-13-4-26zM106 154v-72c-21 8-34 12-43 16-8 9-17 13-21 22-4 4-9 13-9 21 0 9 5 17 9 25 8 5 13 9 21 9 13 0 26-9 43-21z">
          <text:p/>
        </draw:path>
        <draw:path draw:style-name="gr1" draw:text-style-name="P1" draw:layer="layout" svg:width="0.127cm" svg:height="0.199cm" svg:x="9.968cm" svg:y="14.398cm" svg:viewBox="0 0 128 200" svg:d="M116 0v65h-9c-4-22-13-34-21-44-4-8-17-8-30-8-8 0-17 0-21 4-9 9-13 14-13 18 0 8 4 17 9 21 4 4 13 13 25 17l30 17c30 13 42 30 42 51s-4 34-17 42c-12 13-29 17-46 17-9 0-26 0-39-4-4-4-8-4-12-4 0 0-5 0-5 4h-9v-68h9c0 22 9 34 22 47 8 8 21 13 34 13 12 0 17-5 25-9 4-4 9-13 9-21s-5-17-9-21c-8-9-21-17-42-26-22-8-34-21-39-25-9-9-9-21-9-30 0-17 5-30 18-43 8-9 21-13 38-13 9 0 17 0 30 4 4 0 8 0 13 0 4 0 4 0 4 0 4 0 4-4 4-4z">
          <text:p/>
        </draw:path>
        <draw:path draw:style-name="gr1" draw:text-style-name="P1" draw:layer="layout" svg:width="0.128cm" svg:height="0.199cm" svg:x="10.358cm" svg:y="14.398cm" svg:viewBox="0 0 129 200" svg:d="M115 0v65h-8c-5-22-13-34-22-44-8-8-17-8-29-8-9 0-17 0-26 4-4 9-8 14-8 18 0 8 4 17 8 21 5 4 13 13 26 17l29 17c30 13 44 30 44 51s-4 34-22 42c-13 13-26 17-43 17-12 0-25 0-38-4-4-4-8-4-13-4-4 0-4 0-8 4h-5v-68h5c4 22 13 34 25 47 9 8 22 13 34 13 9 0 17-5 26-9 4-4 8-13 8-21s-4-17-13-21c-4-9-17-17-38-26-21-8-34-21-38-25-9-9-9-21-9-30 0-17 5-30 13-43 13-9 26-13 43-13 8 0 17 0 29 4 5 0 9 0 13 0h4l5-4z">
          <text:p/>
        </draw:path>
        <draw:path draw:style-name="gr1" draw:text-style-name="P1" draw:layer="layout" svg:width="0.182cm" svg:height="0.199cm" svg:x="10.516cm" svg:y="14.398cm" svg:viewBox="0 0 183 200" svg:d="M93 0c25 0 52 8 69 31 13 21 21 42 21 63 0 17-4 39-13 56-8 16-16 29-34 38-13 8-30 12-47 12-30 0-51-12-68-34-13-21-21-42-21-63 0-17 4-34 12-51 9-21 21-35 34-39 13-9 30-13 47-13zM85 13c-9 0-13 0-22 4-8 4-12 14-17 26-4 9-8 26-8 43 0 25 4 51 17 68 13 21 25 34 42 34 13 0 26-9 35-17 9-13 13-30 13-60 0-34-9-59-22-80-9-14-22-18-38-18z">
          <text:p/>
        </draw:path>
        <draw:path draw:style-name="gr1" draw:text-style-name="P1" draw:layer="layout" svg:width="0.199cm" svg:height="0.301cm" svg:x="10.711cm" svg:y="14.296cm" svg:viewBox="0 0 200 302" svg:d="M68 141c17-25 38-38 59-38 23 0 40 8 52 26 13 12 21 38 21 67 0 34-8 60-33 81-17 17-40 25-65 25-9 0-21 0-34-4-9-4-21-13-34-21v-195c0-21 0-34 0-38-4-9-4-9-9-13h-4c-4 0-13 0-17 0l-4-4 59-27h9zM68 154v114c8 5 13 9 21 13 9 4 17 4 25 4 13 0 23-4 36-17 8-16 17-33 17-63 0-21-9-43-17-55-13-13-27-17-40-17-8 0-12 0-21 4-4 4-13 8-21 17z">
          <text:p/>
        </draw:path>
        <draw:path draw:style-name="gr1" draw:text-style-name="P1" draw:layer="layout" svg:width="0.098cm" svg:height="0.297cm" svg:x="11.564cm" svg:y="14.296cm" svg:viewBox="0 0 99 298" svg:d="M69 0v256c0 8 0 17 0 21 4 4 4 8 9 8 4 5 8 5 21 5v8h-95v-8c9 0 13 0 18-5 4 0 4-4 9-8 0-4 0-13 0-21v-175c0-21 0-34 0-38 0-9-5-9-5-13-4 0-4 0-9 0-4 0-8 0-13 0l-4-4 56-26z">
          <text:p/>
        </draw:path>
        <draw:path draw:style-name="gr1" draw:text-style-name="P1" draw:layer="layout" svg:width="0.145cm" svg:height="0.195cm" svg:x="10.927cm" svg:y="14.398cm" svg:viewBox="0 0 146 196" svg:d="M68 0v42c17-29 35-42 48-42 9 0 17 0 21 4 5 4 9 13 9 17 0 5-4 9-9 13 0 4-4 8-12 8-5 0-9-4-13-8-9-4-13-8-17-8 0 0-5 4-10 4-4 8-12 17-17 29v91c0 12 0 21 5 25 0 4 4 4 8 8 4 5 14 5 22 5v8h-98v-8c8 0 17 0 21-5 4-4 4-8 8-12 0 0 0-9 0-17v-78c0-21 0-34 0-38-4-4-4-8-8-8 0-4-4-4-8-4-5 0-9 0-13 4l-5-9 60-21z">
          <text:p/>
        </draw:path>
        <draw:path draw:style-name="gr1" draw:text-style-name="P1" draw:layer="layout" svg:width="0.17cm" svg:height="0.199cm" svg:x="11.084cm" svg:y="14.398cm" svg:viewBox="0 0 171 200" svg:d="M107 166c-22 17-34 26-39 26-8 4-16 8-25 8-13 0-21-4-30-17-8-8-13-17-13-33 0-9 0-17 5-26 4-9 17-17 30-26 12-8 38-16 72-29v-9c0-17-5-29-13-39-4-8-13-8-26-8-8 0-12 0-21 4-4 4-4 14-4 18v13c0 4-4 12-8 12 0 5-5 9-13 9-5 0-9-4-9-9-4-4-8-8-8-12 0-13 8-27 21-35 13-9 30-13 51-13 17 0 30 0 38 8 9 5 17 9 21 18 0 9 5 22 5 39v63c0 17 0 30 0 34s0 9 4 9h4 4c6 0 10-9 18-17v12c-12 22-30 34-43 34-9 0-13-4-17-8s-4-13-4-26zM107 154v-72c-22 8-39 12-43 16-12 9-17 13-21 22-8 4-8 13-8 21 0 9 4 17 8 25 4 5 13 9 21 9 9 0 21-9 43-21z">
          <text:p/>
        </draw:path>
        <draw:path draw:style-name="gr1" draw:text-style-name="P1" draw:layer="layout" svg:width="0.174cm" svg:height="0.199cm" svg:x="11.377cm" svg:y="14.398cm" svg:viewBox="0 0 175 200" svg:d="M107 166c-21 17-29 26-38 26-4 4-12 8-21 8-12 0-25-4-35-17-8-8-13-17-13-33 0-9 5-17 9-26s14-17 31-26c12-8 34-16 67-29v-9c0-17-4-29-8-39-8-8-17-8-25-8-9 0-17 0-22 4-4 4-8 14-8 18v13c0 4 0 12-4 12-4 5-9 9-13 9s-10-4-14-9c-4-4-4-8-4-12 0-13 4-27 18-35 13-9 30-13 51-13 17 0 29 0 42 8 9 5 13 9 17 18 5 9 5 22 5 39v63c0 17 0 30 0 34s4 9 4 9h4c4 0 4 0 9 0 0 0 8-9 16-17v12c-16 22-29 34-46 34-4 0-13-4-17-8 0-4-5-13-5-26zM107 154v-72c-21 8-33 12-42 16-8 9-17 13-21 22-4 4-8 13-8 21 0 9 4 17 8 25 8 5 13 9 21 9 13 0 26-9 42-21z">
          <text:p/>
        </draw:path>
        <draw:path draw:style-name="gr1" draw:text-style-name="P1" draw:layer="layout" svg:width="0.191cm" svg:height="0.284cm" svg:x="11.683cm" svg:y="14.398cm" svg:viewBox="0 0 192 285" svg:d="M51 123c-13-4-21-13-25-21-9-13-13-21-13-34 0-21 8-34 21-51 17-13 35-17 56-17 22 0 34 4 47 13h42c5 0 9 0 9 0h4c0 4 0 4 0 8 0 5 0 5 0 9h-4c0 0-4 0-9 0h-25c8 8 13 21 13 38s-9 34-22 46c-12 13-33 18-55 18-8 0-17 0-30-5-5 9-9 13-13 17 0 0 0 5 0 9 0 0 0 4 0 8 4 0 8 0 18 4 4 0 12 0 25 0 30 0 47 0 55 5 17 0 26 4 34 12 9 9 9 17 9 30s-4 31-21 44c-22 21-47 29-85 29-27 0-48-4-69-17-9-8-13-12-13-21 0-4 0-8 0-8 4-9 9-14 17-23 0-4 9-12 21-25-8-4-12-9-17-9-4-4-4-8-4-12 0-5 4-13 9-17 0-9 12-17 25-30zM86 8c-9 0-17 5-26 13-5 9-9 21-9 38 0 22 4 38 14 51 8 9 17 13 30 13 8 0 17-4 25-13 4-8 9-21 9-38 0-21-5-38-13-51-9-8-17-13-30-13zM47 195c-4 4-9 13-13 17-4 9-4 13-4 18 0 9 4 13 13 17 12 9 34 13 60 13s42-4 55-13c13-8 17-17 17-26s-4-13-13-17c-4-5-21-5-42-5-30 0-55-4-73-4z">
          <text:p/>
        </draw:path>
        <draw:path draw:style-name="gr1" draw:text-style-name="P1" draw:layer="layout" svg:width="0.212cm" svg:height="0.195cm" svg:x="11.883cm" svg:y="14.402cm" svg:viewBox="0 0 213 196" svg:d="M179 0v115c0 22 0 35 4 43 0 4 0 4 5 9 0 0 4 4 8 4s8-4 13-4l4 8-60 21h-8v-38c-17 17-30 26-38 30-9 4-18 8-27 8-8 0-21-4-29-8-5-9-13-13-13-26-4-8-4-21-4-39v-85c0-8-5-16-5-21-4-4-4-4-8-8-4 0-13 0-21 0v-9h67v129c0 17 0 29 9 33 4 5 13 9 22 9 5 0 13 0 22-4 8-5 16-13 25-21v-112c0-8 0-17-4-21-5-4-13-4-26-4v-9z">
          <text:p/>
        </draw:path>
        <draw:path draw:style-name="gr1" draw:text-style-name="P1" draw:layer="layout" svg:width="0.208cm" svg:height="0.195cm" svg:x="12.099cm" svg:y="14.398cm" svg:viewBox="0 0 209 196" svg:d="M65 38c21-25 43-38 64-38 12 0 21 0 25 4 9 9 17 17 22 26 0 8 4 21 4 38v86c0 8 0 17 0 21 4 4 4 8 8 8 4 5 9 5 21 5v8h-97v-8h4c8 0 17 0 21-5 4-4 4-8 4-12 5 0 5-9 5-17v-82c0-17-5-30-9-38-4-4-13-8-21-8-17 0-34 8-51 25v103c0 12 0 17 4 21 0 4 5 8 9 8 0 5 8 5 17 5v8h-95v-8h5c13 0 18-5 22-9s4-13 4-25v-73c0-22 0-39 0-43-4-4-4-8-4-8-4-4-9-4-9-4-4 0-9 0-18 4v-9l56-21h9z">
          <text:p/>
        </draw:path>
        <draw:path draw:style-name="gr1" draw:text-style-name="P1" draw:layer="layout" svg:width="0.17cm" svg:height="0.199cm" svg:x="12.324cm" svg:y="14.398cm" svg:viewBox="0 0 171 200" svg:d="M103 166c-18 17-31 26-35 26-8 4-17 8-25 8-13 0-22-4-30-17-8-8-13-17-13-33 0-9 0-17 5-26 4-9 16-17 29-26 13-8 38-16 69-29v-9c0-17 0-29-10-39-4-8-12-8-25-8-8 0-13 0-21 4-4 4-9 14-9 18l5 13c0 4-5 12-9 12 0 5-4 9-13 9-4 0-8-4-12-9 0-4-4-8-4-12 0-13 8-27 21-35 8-9 25-13 51-13 16 0 30 0 39 8 8 5 17 9 21 18 0 9 4 22 4 39v63c0 17 0 30 0 34s0 9 5 9h4 4c4 0 8-9 17-17v12c-13 22-30 34-42 34-9 0-13-4-17-8-5-4-5-13-9-26zM103 154v-72c-18 8-35 12-39 16-13 9-17 13-26 22-4 4-4 13-4 21 0 9 0 17 9 25 4 5 12 9 21 9 8 0 21-9 39-21z">
          <text:p/>
        </draw:path>
        <draw:path draw:style-name="gr1" draw:text-style-name="P1" draw:layer="layout" svg:width="0.042cm" svg:height="0.046cm" svg:x="12.528cm" svg:y="14.551cm" svg:viewBox="0 0 43 47" svg:d="M22 0c4 0 13 4 17 9 4 4 4 9 4 17 0 4 0 9-4 13s-13 8-17 8c-8 0-13 0-18-8-4-4-4-9-4-13 0-8 0-13 4-17 5-5 10-9 18-9z">
          <text:p/>
        </draw:path>
        <draw:path draw:style-name="gr1" draw:text-style-name="P1" draw:layer="layout" svg:width="0.204cm" svg:height="0.203cm" svg:x="3.549cm" svg:y="14.946cm" svg:viewBox="0 0 205 204" svg:d="M205 101c0 30-9 51-30 72-21 19-42 31-72 31s-55-12-72-31c-22-21-31-46-31-72 0-29 9-55 31-72 17-21 42-29 72-29s51 8 72 29c21 17 30 43 30 72zM183 101c0-25-8-42-25-59-13-13-34-21-55-21s-43 8-60 21c-12 17-21 34-21 59 0 22 9 43 21 55 17 17 34 27 60 27 21 0 42-10 55-27 17-12 25-33 25-55z">
          <text:p/>
        </draw:path>
        <draw:path draw:style-name="gr1" draw:text-style-name="P1" draw:layer="layout" svg:width="0.208cm" svg:height="0.203cm" svg:x="3.935cm" svg:y="14.946cm" svg:viewBox="0 0 209 204" svg:d="M209 101c0 30-13 51-34 72-17 19-42 31-73 31-25 0-51-12-72-31-17-21-30-46-30-72 0-29 13-55 30-72 21-21 47-29 72-29 31 0 56 8 78 29 16 17 29 43 29 72zM184 101c0-25-4-42-21-59-17-13-34-21-61-21-21 0-38 8-55 21-17 17-25 34-25 59 0 22 8 43 25 55 13 17 34 27 55 27 27 0 44-10 61-27 17-12 21-33 21-55z">
          <text:p/>
        </draw:path>
        <draw:path draw:style-name="gr1" draw:text-style-name="P1" draw:layer="layout" svg:width="0.204cm" svg:height="0.203cm" svg:x="4.326cm" svg:y="14.946cm" svg:viewBox="0 0 205 204" svg:d="M205 101c0 30-9 51-30 72-21 19-42 31-72 31s-55-12-73-31c-22-21-30-46-30-72 0-29 8-55 30-72 18-21 43-29 73-29s51 8 72 29c21 17 30 43 30 72zM184 101c0-25-9-42-26-59-13-13-34-21-55-21s-43 8-59 21c-14 17-23 34-23 59 0 22 9 43 23 55 16 17 33 27 59 27 21 0 42-10 55-27 17-12 26-33 26-55z">
          <text:p/>
        </draw:path>
        <draw:path draw:style-name="gr1" draw:text-style-name="P1" draw:layer="layout" svg:width="0.208cm" svg:height="0.203cm" svg:x="4.712cm" svg:y="14.946cm" svg:viewBox="0 0 209 204" svg:d="M209 101c0 30-13 51-35 72-17 19-42 31-72 31-26 0-51-12-72-31-17-21-30-46-30-72 0-29 13-55 30-72 21-21 46-29 72-29 30 0 55 8 77 29 17 17 30 43 30 72zM184 101c0-25-5-42-23-59-17-13-33-21-59-21-21 0-38 8-55 21-17 17-26 34-26 59 0 22 9 43 26 55 13 17 34 27 55 27 26 0 42-10 59-27 18-12 23-33 23-55z">
          <text:p/>
        </draw:path>
        <draw:path draw:style-name="gr1" draw:text-style-name="P1" draw:layer="layout" svg:width="0.204cm" svg:height="0.203cm" svg:x="5.315cm" svg:y="14.946cm" svg:viewBox="0 0 205 204" svg:d="M205 101c0 30-9 51-30 72-21 19-42 31-72 31s-56-12-73-31c-22-21-30-46-30-72 0-29 8-55 30-72 17-21 43-29 73-29s51 8 72 29c21 17 30 43 30 72zM184 101c0-25-9-42-26-59-13-13-34-21-55-21s-43 8-60 21c-13 17-22 34-22 59 0 22 9 43 22 55 17 17 34 27 60 27 21 0 42-10 55-27 17-12 26-33 26-55z">
          <text:p/>
        </draw:path>
        <draw:path draw:style-name="gr1" draw:text-style-name="P1" draw:layer="layout" svg:width="0.115cm" svg:height="0.293cm" svg:x="3.778cm" svg:y="16.915cm" svg:viewBox="0 0 116 294" svg:d="M0 34l73-34h4v243c0 17 0 25 5 30 0 4 4 8 8 8 5 4 13 4 26 4v9h-111v-9c12 0 21 0 25-4 4 0 8-4 8-8 6 0 6-13 6-30v-158c0-21 0-34-6-39 0-4 0-8-4-12 0 0-4 0-8 0-5 0-13 0-21 4z">
          <text:p/>
        </draw:path>
        <draw:path draw:style-name="gr1" draw:text-style-name="P1" draw:layer="layout" svg:width="0.161cm" svg:height="0.297cm" svg:x="7.926cm" svg:y="16.915cm" svg:viewBox="0 0 162 298" svg:d="M4 59c9-21 17-34 30-46 14-9 31-13 48-13 25 0 42 4 55 21 8 8 13 21 13 34 0 21-13 42-39 68 17 4 30 17 39 30 8 13 12 26 12 47 0 22-8 47-21 64-21 26-51 34-93 34-18 0-31 0-40-4-8-9-8-13-8-17s0-9 4-13c4 0 4-4 13-4 0 0 4 0 8 4 5 0 9 0 17 9 10 4 14 4 18 4 5 4 13 4 17 4 17 0 30-4 38-17 13-13 18-26 18-38 0-13-5-26-9-34-4-9-9-13-13-17-4-9-12-14-25-18-9-4-21-9-30-9h-8v-4c12-4 21-8 34-13 12-8 21-17 25-25 4-9 8-17 8-30 0-17-4-25-16-34-9-13-17-17-34-17-23 0-40 13-57 39z">
          <text:p/>
        </draw:path>
        <draw:polygon draw:style-name="gr1" draw:text-style-name="P1" draw:layer="layout" svg:width="6.712cm" svg:height="1.095cm" svg:x="2.653cm" svg:y="17.416cm" svg:viewBox="0 0 6713 1096" draw:points="0,1041 3164,1041 3987,0 6713,0 6713,55 3987,55 3164,1096 0,1096">
          <text:p/>
        </draw:polygon>
        <draw:polygon draw:style-name="gr1" draw:text-style-name="P1" draw:layer="layout" svg:width="6.712cm" svg:height="1.095cm" svg:x="2.653cm" svg:y="17.416cm" svg:viewBox="0 0 6713 1096" draw:points="0,0 3164,0 3987,1041 6713,1041 6713,1096 3987,1096 3164,55 0,55">
          <text:p/>
        </draw:polygon>
        <draw:path draw:style-name="gr1" draw:text-style-name="P1" draw:layer="layout" svg:width="0.191cm" svg:height="0.285cm" svg:x="11.844cm" svg:y="17.721cm" svg:viewBox="0 0 192 286" svg:d="M192 184v29h-38v73h-34v-73h-120v-29l133-184h21v184zM120 184v-140l-98 140z">
          <text:p/>
        </draw:path>
        <draw:path draw:style-name="gr1" draw:text-style-name="P1" draw:layer="layout" svg:width="0.187cm" svg:height="0.297cm" svg:x="12.29cm" svg:y="17.717cm" svg:viewBox="0 0 188 298" svg:d="M171 0v98h-8c-5-17-9-34-13-43-9-13-17-21-30-25-8-9-21-13-34-13-18 0-26 4-39 13-8 8-13 21-13 29 0 9 5 18 9 26 8 8 29 25 60 42 30 13 47 26 55 30 9 8 17 17 22 30 8 8 8 21 8 29 0 22-8 44-25 57-17 17-39 25-64 25-9 0-13-4-22-4-5 0-13-4-26-9-17-4-25-4-25-4-5 0-9 0-9 4-4 0-4 5-4 13h-9v-98h9c0 21 8 33 13 46 4 10 17 18 29 22 13 9 27 13 40 13 17 0 33-4 42-13 9-12 17-22 17-35 0-8-4-12-8-21-5-8-9-12-18-21-4-4-21-13-42-26-26-12-43-25-52-29-13-9-21-17-25-30-5-8-9-17-9-29 0-22 9-39 26-52 13-16 34-25 60-25 13 0 30 4 47 13 8 4 13 4 17 4 0 0 4 0 8-4 0 0 5-4 5-13z">
          <text:p/>
        </draw:path>
        <draw:path draw:style-name="gr1" draw:text-style-name="P1" draw:layer="layout" svg:width="0.094cm" svg:height="0.293cm" svg:x="12.515cm" svg:y="17.713cm" svg:viewBox="0 0 95 294" svg:d="M47 0c8 0 13 0 17 4s4 9 4 17c0 4 0 8-4 13-4 4-9 8-17 8-4 0-9-4-13-8-4-5-8-9-8-13 0-8 4-13 8-17s9-4 13-4zM64 97v154c0 13 0 21 4 26 0 0 4 4 9 8 0 0 8 0 18 0v9h-95v-9c9 0 17 0 22 0 0-4 4-4 4-8 4-5 4-13 4-26v-73c0-21 0-34 0-42-4-5-4-5-4-9-4 0-9 0-9 0-4 0-8 0-17 0v-4l55-26z">
          <text:p/>
        </draw:path>
        <draw:path draw:style-name="gr1" draw:text-style-name="P1" draw:layer="layout" svg:width="0.098cm" svg:height="0.293cm" svg:x="14.26cm" svg:y="17.713cm" svg:viewBox="0 0 99 294" svg:d="M69 0v251c0 13 0 21 0 26 4 0 4 4 8 8 5 0 13 0 22 0v9h-95v-9c9 0 17 0 17 0 5-4 9-4 9-8 0-5 4-13 4-26v-175c0-21 0-34-4-38 0-4 0-9-4-9 0-4-5-4-9-4s-9 0-13 4l-4-8 61-21z">
          <text:p/>
        </draw:path>
        <draw:path draw:style-name="gr1" draw:text-style-name="P1" draw:layer="layout" svg:width="0.098cm" svg:height="0.293cm" svg:x="14.485cm" svg:y="17.713cm" svg:viewBox="0 0 99 294" svg:d="M69 0v251c0 13 0 21 0 26 4 0 4 4 8 8 5 0 13 0 22 0v9h-95v-9c9 0 14 0 18 0 5-4 5-4 9-8 0-5 4-13 4-26v-175c0-21-4-34-4-38s0-9-4-9c0-4-5-4-9-4-5 0-9 0-14 4l-4-8 56-21z">
          <text:p/>
        </draw:path>
        <draw:path draw:style-name="gr1" draw:text-style-name="P1" draw:layer="layout" svg:width="0.098cm" svg:height="0.293cm" svg:x="15.003cm" svg:y="17.713cm" svg:viewBox="0 0 99 294" svg:d="M51 0c4 0 13 0 17 4s4 9 4 17c0 4 0 8-4 13-4 4-13 8-17 8s-8-4-13-8c-4-5-8-9-8-13 0-8 4-13 8-17 0-4 9-4 13-4zM68 97v154c0 13 0 21 4 26 0 0 4 4 10 8 0 0 8 0 17 0v9h-95v-9c9 0 17 0 22 0 0-4 4-4 4-8 4-5 4-13 4-26v-73c0-21 0-34 0-42-4-5-4-5-8-9 0 0-5 0-9 0 0 0-9 0-13 0l-4-4 59-26z">
          <text:p/>
        </draw:path>
        <draw:path draw:style-name="gr1" draw:text-style-name="P1" draw:layer="layout" svg:width="0.098cm" svg:height="0.293cm" svg:x="15.419cm" svg:y="17.713cm" svg:viewBox="0 0 99 294" svg:d="M65 0v251c0 13 4 21 4 26 0 0 4 4 9 8 4 0 8 0 21 0v9h-95v-9c9 0 13 0 17 0 5-4 5-4 9-8 0-5 0-13 0-26v-175c0-21 0-34 0-38s-4-9-4-9c-5-4-5-4-9-4s-8 0-13 4l-4-8 56-21z">
          <text:p/>
        </draw:path>
        <draw:path draw:style-name="gr1" draw:text-style-name="P1" draw:layer="layout" svg:width="0.097cm" svg:height="0.293cm" svg:x="16.693cm" svg:y="17.713cm" svg:viewBox="0 0 98 294" svg:d="M69 0v251c0 13 0 21 0 26 4 0 8 4 8 8 4 0 13 0 21 0v9h-94v-9c9 0 17 0 17 0 4-4 8-4 8-8 5-5 5-13 5-26v-175c0-21 0-34-5-38 0-4 0-9-4-9 0-4-4-4-8-4 0 0-4 0-13 4l-4-8 60-21z">
          <text:p/>
        </draw:path>
        <draw:path draw:style-name="gr1" draw:text-style-name="P1" draw:layer="layout" svg:width="0.191cm" svg:height="0.298cm" svg:x="3.736cm" svg:y="17.95cm" svg:viewBox="0 0 192 299" svg:d="M192 243l-22 56h-170v-9c51-47 85-81 106-110 21-30 30-56 30-81 0-17-5-34-18-47-8-8-21-17-38-17-12 0-25 5-38 13-12 9-21 21-25 38h-9c4-25 13-46 30-63 13-14 30-23 55-23 21 0 43 9 55 27 17 13 26 34 26 51s-4 30-9 46c-12 22-29 47-51 73-38 38-59 63-67 68h76c13 0 25 0 30 0 8 0 12-5 17-9 4 0 8-8 13-13z">
          <text:p/>
        </draw:path>
        <draw:path draw:style-name="gr1" draw:text-style-name="P1" draw:layer="layout" svg:width="0.195cm" svg:height="0.298cm" svg:x="7.913cm" svg:y="17.95cm" svg:viewBox="0 0 196 299" svg:d="M196 192v30h-39v77h-34v-77h-123v-25l136-197h21v192zM123 192v-144l-102 144z">
          <text:p/>
        </draw:path>
        <draw:path draw:style-name="gr1" draw:text-style-name="P1" draw:layer="layout" svg:width="0.047cm" svg:height="0.043cm" svg:x="12.082cm" svg:y="17.967cm" svg:viewBox="0 0 48 44" svg:d="M21 0c9 0 13 0 17 5 6 4 10 12 10 17 0 9-4 13-10 18-4 4-8 4-17 4-4 0-8 0-12-4-5-5-9-9-9-18 0-5 0-13 9-17 4-5 8-5 12-5z">
          <text:p/>
        </draw:path>
        <draw:path draw:style-name="gr1" draw:text-style-name="P1" draw:layer="layout" svg:width="0.195cm" svg:height="0.289cm" svg:x="12.63cm" svg:y="17.81cm" svg:viewBox="0 0 196 290" svg:d="M55 128c-13-9-21-13-30-26-4-8-8-21-8-34 0-17 8-34 21-46 13-13 34-22 55-22 17 0 34 5 47 13h39c9 0 13 0 13 0v4c4 0 4 5 4 5 0 4 0 8-4 8 0 4-4 4-13 4h-21c4 9 9 21 9 38 0 18-5 30-18 43-18 13-35 21-56 21-8 0-21-4-30-4-4 4-8 8-12 13 0 4-5 8-5 8 0 4 5 4 5 9 4 0 8 4 12 4 5 0 13 0 30 0 30 4 47 4 56 4 13 0 26 9 30 13 9 9 13 18 13 31 0 17-9 29-21 46-22 17-52 30-86 30-26 0-47-9-68-21-9-5-17-13-17-21 0 0 4-5 4-9 4-4 9-13 13-21 4 0 8-9 21-21-4-5-8-10-13-14-4-4-4-9-4-13s0-8 4-17c5-4 13-13 30-25zM89 9c-8 0-17 4-26 13-8 8-8 21-8 38 0 21 4 38 13 51 8 8 17 12 25 12 13 0 21-4 26-8 8-8 12-21 12-38 0-22-4-38-17-51-4-13-12-17-25-17zM51 197c-5 8-13 12-13 21-4 4-8 8-8 17 0 4 4 13 12 17 17 8 34 12 60 12 25 0 47-4 56-12 13-9 21-21 21-30 0-8-4-13-12-17-9 0-22-4-44-4-30 0-55 0-72-4z">
          <text:p/>
        </draw:path>
        <draw:path draw:style-name="gr1" draw:text-style-name="P1" draw:layer="layout" svg:width="0.208cm" svg:height="0.195cm" svg:x="12.834cm" svg:y="17.815cm" svg:viewBox="0 0 209 196" svg:d="M179 0v115c0 26 0 38 0 43 4 4 4 8 4 8 4 4 9 4 9 4 4 0 8 0 17-4v9l-55 21h-9v-38c-17 17-30 29-38 34-10 4-18 4-27 4-12 0-21 0-30-9-8-4-12-12-16-21 0-13-5-25-5-42v-85c0-9 0-18 0-18-4-4-8-9-8-9-4-4-13-4-21-4v-8h63v128c0 17 5 30 13 34 4 8 13 8 21 8 5 0 14 0 22-4 5-4 13-8 26-21v-106c0-14-4-18-9-22 0-5-8-9-21-9v-8z">
          <text:p/>
        </draw:path>
        <draw:path draw:style-name="gr1" draw:text-style-name="P1" draw:layer="layout" svg:width="0.161cm" svg:height="0.201cm" svg:x="13.059cm" svg:y="17.81cm" svg:viewBox="0 0 162 202" svg:d="M29 78c0 30 9 51 22 68s30 21 51 21c13 0 22 0 30-9 9-8 17-17 26-34l4 5c0 17-9 34-25 51-13 17-30 22-52 22-21 0-43-10-60-27s-25-42-25-72 8-55 25-76c17-17 39-27 65-27 21 0 38 10 51 23 17 12 21 33 21 55zM29 65h91c0-9 0-21-5-25-4-5-8-13-17-17-4-5-13-9-21-9s-22 9-31 17c-8 9-12 21-17 34z">
          <text:p/>
        </draw:path>
        <draw:path draw:style-name="gr1" draw:text-style-name="P1" draw:layer="layout" svg:width="0.157cm" svg:height="0.201cm" svg:x="13.356cm" svg:y="17.81cm" svg:viewBox="0 0 158 202" svg:d="M158 124c-4 26-13 47-31 60-13 13-29 18-47 18-25 0-42-10-59-27s-21-42-21-72 8-55 25-72c17-21 38-31 64-31 17 0 34 6 47 18 13 9 18 17 18 30 0 4 0 8-5 13-4 4-8 4-18 4-4 0-12-4-17-9 0-4-4-8-4-16 0-9-4-13-8-17-4-5-13-9-22-9-12 0-25 9-34 17-8 13-16 30-16 55 0 22 8 43 16 60 13 17 30 25 47 25 13 0 26-4 38-13 5-8 14-21 23-38z">
          <text:p/>
        </draw:path>
        <draw:path draw:style-name="gr1" draw:text-style-name="P1" draw:layer="layout" svg:width="0.182cm" svg:height="0.201cm" svg:x="13.543cm" svg:y="17.81cm" svg:viewBox="0 0 183 202" svg:d="M94 0c26 0 51 14 68 35 13 17 21 38 21 64 0 17-4 34-13 51-8 17-17 30-34 38-12 9-29 14-46 14-30 0-51-10-68-35-14-17-22-38-22-64 0-17 4-34 12-51 10-17 23-29 35-38 13-8 30-14 47-14zM85 14c-8 0-12 4-21 9-8 4-12 12-17 21-4 12-8 25-8 42 0 30 4 51 17 72 12 22 25 30 42 30 13 0 26-4 34-17 9-13 13-30 13-55 0-34-9-64-21-81-9-12-21-21-39-21z">
          <text:p/>
        </draw:path>
        <draw:path draw:style-name="gr1" draw:text-style-name="P1" draw:layer="layout" svg:width="0.208cm" svg:height="0.196cm" svg:x="13.742cm" svg:y="17.81cm" svg:viewBox="0 0 209 197" svg:d="M69 44c21-31 43-44 64-44 8 0 17 5 25 9 9 4 13 13 17 26 5 9 5 21 5 38v81c0 13 4 21 4 26 0 4 4 4 8 8 4 0 9 0 17 0v9h-93v-9h4c8 0 17 0 17-4 4 0 8-4 8-9 0-4 0-8 0-21v-76c0-17 0-30-4-38-4-10-13-14-25-14-13 0-30 9-47 26v102c0 13 0 21 0 26 4 4 4 4 9 8 4 0 12 0 21 0v9h-95v-9h5c8 0 18 0 22-4 0-9 4-17 4-30v-72c0-21 0-34-4-38 0-9 0-9-4-14 0 0-6 0-10 0s-8 0-13 0l-4-4 60-26h9z">
          <text:p/>
        </draw:path>
        <draw:path draw:style-name="gr1" draw:text-style-name="P1" draw:layer="layout" svg:width="0.162cm" svg:height="0.201cm" svg:x="14.073cm" svg:y="17.81cm" svg:viewBox="0 0 163 202" svg:d="M31 78c0 30 9 51 21 68 17 17 30 21 51 21 13 0 22 0 30-9 13-8 17-17 25-34l5 5c0 17-9 34-26 51-12 17-30 22-51 22s-42-10-59-27c-18-17-27-42-27-72s9-55 27-76c17-17 38-27 63-27 22 0 39 10 51 23 17 12 22 33 22 55zM31 65h89c0-9 0-21-4-25-4-5-9-13-17-17-4-5-13-9-21-9-9 0-21 9-30 17-8 9-13 21-17 34z">
          <text:p/>
        </draw:path>
        <draw:path draw:style-name="gr1" draw:text-style-name="P1" draw:layer="layout" svg:width="0.17cm" svg:height="0.293cm" svg:x="14.608cm" svg:y="17.717cm" svg:viewBox="0 0 171 294" svg:d="M103 264c-17 13-30 21-34 26-8 4-17 4-25 4-13 0-22-4-30-13-10-8-14-21-14-38 0-10 0-18 4-22 5-9 18-17 31-26 13-8 38-21 68-34v-4c0-21 0-34-8-38-5-9-13-13-26-13-8 0-12 4-21 9-4 4-9 8-9 12l5 13c0 8-5 13-9 17 0 4-4 4-13 4-4 0-8 0-13-4 0-4-5-9-5-17 0-13 10-21 23-30 8-12 25-17 51-17 17 0 29 5 38 9 8 4 17 13 21 21 0 4 4 17 4 34v68c0 18 0 26 0 31 0 4 0 8 5 8 0 4 0 4 4 4 0 0 4 0 4-4 4 0 9-4 17-13v13c-13 21-30 30-43 30-8 0-12-4-16-9-5-4-5-12-9-21zM103 247v-73c-17 9-34 17-38 21-13 5-17 13-26 17-4 9-4 13-4 21 0 14 0 18 9 27 4 8 13 8 21 8s21-4 38-21zM124 0l-59 72h-8l21-72z">
          <text:p/>
        </draw:path>
        <draw:path draw:style-name="gr1" draw:text-style-name="P1" draw:layer="layout" svg:width="0.2cm" svg:height="0.285cm" svg:x="14.778cm" svg:y="17.81cm" svg:viewBox="0 0 201 286" svg:d="M0 26l60-26h9v47c9-17 21-30 30-38 8-4 21-9 29-9 21 0 39 9 51 22 13 21 22 42 22 72 0 34-9 59-30 80-13 17-34 26-55 26-13 0-22 0-30-4-4 0-8-5-17-13v60c0 13 0 21 4 26 0 4 5 4 9 8 0 0 8 4 21 4v5h-103v-5h4c9 0 17-4 21-4 5-4 5-4 5-8 4-5 4-13 4-26v-179c0-13 0-21 0-25-4-5-4-5-9-9 0 0-4 0-8 0s-8 0-13 0zM69 60v68c0 17 0 25 0 29 4 9 9 17 17 22 8 8 17 12 30 12 12 0 21-8 29-17 13-17 17-34 17-59 0-30-4-51-17-68-8-13-21-17-34-17-4 0-12 4-17 4-4 5-12 13-25 26z">
          <text:p/>
        </draw:path>
        <draw:path draw:style-name="gr1" draw:text-style-name="P1" draw:layer="layout" svg:width="0.174cm" svg:height="0.191cm" svg:x="15.118cm" svg:y="17.815cm" svg:viewBox="0 0 175 192" svg:d="M170 132v60h-170v-9l128-166h-65c-12 0-21 0-25 0-4 4-4 8-9 12-4 5-4 13-8 27h-9l5-56h158v8l-129 171h74c12 0 21 0 25-4 8-5 13-9 13-13 4-4 4-13 8-30z">
          <text:p/>
        </draw:path>
        <draw:path draw:style-name="gr1" draw:text-style-name="P1" draw:layer="layout" svg:width="0.174cm" svg:height="0.201cm" svg:x="15.538cm" svg:y="17.81cm" svg:viewBox="0 0 175 202" svg:d="M107 171c-17 13-30 21-34 26-8 5-17 5-25 5-14 0-27-5-35-14-9-8-13-21-13-38 0-9 4-17 8-21 5-9 13-17 31-26 13-8 38-21 68-34v-4c0-21 0-34-8-38-5-9-13-13-26-13-8 0-17 4-21 9-4 4-9 8-9 12v13c0 8 0 13-4 17-5 4-9 4-14 4-4 0-8 0-12-4-5-4-5-9-5-17 0-13 5-21 17-30 14-12 31-18 52-18 17 0 34 6 43 10 8 4 17 13 17 21 4 4 4 17 4 34v68c0 17 0 25 4 30 0 4 0 8 0 8 5 4 5 4 9 4 0 0 4 0 4-4 4 0 9-4 17-13v13c-17 21-30 31-43 31-8 0-12-5-16-10-5-4-9-12-9-21zM107 154v-72c-21 9-34 17-38 21-13 5-21 13-26 17-4 9-4 13-4 21 0 13 0 17 9 26 4 8 12 8 17 8 12 0 25-4 42-21z">
          <text:p/>
        </draw:path>
        <draw:path draw:style-name="gr1" draw:text-style-name="P1" draw:layer="layout" svg:width="0.132cm" svg:height="0.201cm" svg:x="15.733cm" svg:y="17.81cm" svg:viewBox="0 0 133 202" svg:d="M116 0v65h-4c-9-21-13-34-22-38-8-9-17-13-29-13-14 0-23 4-27 9-4 4-8 8-8 17 0 8 0 12 4 16 4 9 17 13 31 22l29 13c26 12 43 33 43 55 0 17-9 29-21 42-13 9-26 14-43 14-12 0-26 0-43-5-5 0-9-5-9-5-4 0-8 5-8 10h-9v-69h9c4 17 12 34 21 42 13 9 27 17 39 17 9 0 17-4 21-8 9-9 9-13 9-21 0-9 0-17-9-26-4-4-21-13-39-25-21-9-34-17-42-26-5-8-9-17-9-30 0-16 4-29 17-38 9-12 26-18 44-18 4 0 17 0 25 6 9 4 13 4 13 4 4 0 4 0 8 0 0-4 0-4 5-10z">
          <text:p/>
        </draw:path>
        <draw:path draw:style-name="gr1" draw:text-style-name="P1" draw:layer="layout" svg:width="0.195cm" svg:height="0.297cm" svg:x="16.001cm" svg:y="17.713cm" svg:viewBox="0 0 196 298" svg:d="M132 272c-8 9-17 17-25 22-13 4-22 4-31 4-21 0-38-9-55-26-17-18-21-39-21-64 0-30 8-56 25-77s38-34 65-34c17 0 30 5 42 17v-33c0-26 0-39 0-43-4-4-4-9-8-9 0-4-4-4-9-4 0 0-4 0-12 4l-5-8 60-21h8v216c0 26 0 38 0 44 5 4 5 8 9 8 0 4 4 4 4 4 4 0 9 0 17-4v9l-55 21h-9zM132 260v-99c0-13-4-21-8-25-4-9-9-17-17-22-4-4-13-4-17-4-14 0-27 4-35 17-13 13-17 34-17 64 0 25 4 46 17 63 13 14 25 23 39 23 13 0 26-5 38-17z">
          <text:p/>
        </draw:path>
        <draw:path draw:style-name="gr1" draw:text-style-name="P1" draw:layer="layout" svg:width="0.182cm" svg:height="0.201cm" svg:x="16.213cm" svg:y="17.81cm" svg:viewBox="0 0 183 202" svg:d="M90 0c30 0 55 14 72 35 13 17 21 38 21 64 0 17-4 34-12 51-9 17-21 30-34 38-13 9-30 14-47 14-31 0-52-10-69-35-17-17-21-38-21-64 0-17 4-34 13-51 8-17 17-29 34-38 12-8 29-14 43-14zM86 14c-9 0-18 4-22 9-9 4-17 12-22 21-4 12-4 25-4 42 0 30 4 51 17 72 9 22 27 30 44 30 12 0 25-4 34-17 8-13 12-30 12-55 0-34-8-64-21-81-13-12-25-21-38-21z">
          <text:p/>
        </draw:path>
        <draw:path draw:style-name="gr1" draw:text-style-name="P1" draw:layer="layout" svg:width="0.131cm" svg:height="0.201cm" svg:x="16.43cm" svg:y="17.81cm" svg:viewBox="0 0 132 202" svg:d="M115 0v65h-4c-4-21-13-34-21-38-9-9-17-13-30-13s-17 4-26 9c-4 4-8 8-8 17 0 8 4 12 8 16 5 9 13 13 26 22l30 13c25 12 42 33 42 55 0 17-8 29-21 42-13 9-26 14-43 14-12 0-25 0-42-5-4 0-4-5-8-5-5 0-5 5-10 10h-8v-69h8c5 17 14 34 22 42 13 9 26 17 38 17 9 0 17-4 22-8 8-9 12-13 12-21 0-9-4-17-12-26-5-4-22-13-39-25-21-9-33-17-43-26-4-8-8-17-8-30 0-16 8-29 18-38 12-12 25-18 42-18 8 0 17 0 25 6 9 4 13 4 17 4h5c0-4 0-4 4-10z">
          <text:p/>
        </draw:path>
        <draw:path draw:style-name="gr1" draw:text-style-name="P1" draw:layer="layout" svg:width="0.097cm" svg:height="0.289cm" svg:x="16.812cm" svg:y="17.717cm" svg:viewBox="0 0 98 290" svg:d="M68 93v153c0 13 0 21 0 26 5 0 5 4 9 8 4 0 9 0 21 0v10h-94v-10c8 0 18 0 18 0 4-4 8-4 8-8 0-5 5-13 5-26v-72c0-21 0-34-5-42 0-5 0-5-4-9 0 0-4 0-9 0s-9 0-13 0l-4-4 60-26zM94 0l-64 72h-4l21-72z">
          <text:p/>
        </draw:path>
        <draw:path draw:style-name="gr1" draw:text-style-name="P1" draw:layer="layout" svg:width="0.208cm" svg:height="0.196cm" svg:x="16.922cm" svg:y="17.81cm" svg:viewBox="0 0 209 197" svg:d="M64 44c25-31 46-44 63-44 13 0 21 5 31 9 4 4 13 13 17 26 0 9 4 21 4 38v81c0 13 0 21 5 26 0 4 0 4 4 8 4 0 12 0 21 0v9h-94v-9c12 0 16 0 21-4 4 0 4-4 8-9 0-4 0-8 0-21v-76c0-17-4-30-8-38-5-10-13-14-21-14-17 0-34 9-51 26v102c0 13 0 21 4 26 0 4 4 4 8 8 0 0 9 0 22 0v9h-98v-9h4c13 0 17 0 21-4 5-9 5-17 5-30v-72c0-21 0-34 0-38 0-9-5-9-5-14-4 0-4 0-8 0s-9 0-17 0v-4l55-26h9z">
          <text:p/>
        </draw:path>
        <draw:path draw:style-name="gr1" draw:text-style-name="P1" draw:layer="layout" svg:width="0.161cm" svg:height="0.201cm" svg:x="17.147cm" svg:y="17.81cm" svg:viewBox="0 0 162 202" svg:d="M30 78c0 30 4 51 21 68 13 17 30 21 47 21 12 0 25 0 34-9 8-8 17-17 21-34l9 5c-5 17-13 34-26 51s-34 22-55 22c-22 0-43-10-55-27-18-17-26-42-26-72s8-55 26-76c16-17 38-27 63-27 21 0 38 10 51 23 13 12 22 33 22 55zM30 65h89c-5-9-5-21-5-25-4-5-8-13-16-17-9-5-13-9-22-9-12 0-21 9-29 17-13 9-17 21-17 34z">
          <text:p/>
        </draw:path>
        <draw:path draw:style-name="gr1" draw:text-style-name="P1" draw:layer="layout" svg:width="0.174cm" svg:height="0.201cm" svg:x="17.334cm" svg:y="17.81cm" svg:viewBox="0 0 175 202" svg:d="M106 171c-17 13-30 21-34 26-9 5-17 5-25 5-13 0-26-5-35-14-8-8-12-21-12-38 0-9 4-17 8-21 4-9 13-17 30-26 13-8 34-21 68-34v-4c0-21-4-34-9-38-4-9-12-13-25-13-9 0-17 4-21 9-4 4-9 8-9 12v13c0 8 0 13-4 17s-8 4-13 4c-4 0-8 0-13-4-4-4-4-9-4-17 0-13 4-21 17-30 13-12 30-18 51-18 17 0 34 6 43 10 8 4 12 13 17 21 4 4 4 17 4 34v68c0 17 0 25 0 30 4 4 4 8 4 8 4 4 4 4 10 4 0 0 4 0 4-4 4 0 8-4 17-13v13c-17 21-31 31-48 31-4 0-8-5-13-10-4-4-8-12-8-21zM106 154v-72c-21 9-34 17-38 21-13 5-21 13-26 17-4 9-8 13-8 21 0 13 4 17 13 26 4 8 12 8 16 8 13 0 26-4 43-21z">
          <text:p/>
        </draw:path>
        <draw:path draw:style-name="gr1" draw:text-style-name="P1" draw:layer="layout" svg:width="0.132cm" svg:height="0.201cm" svg:x="17.529cm" svg:y="17.81cm" svg:viewBox="0 0 133 202" svg:d="M116 0v65h-4c-9-21-13-34-23-38-8-9-21-13-34-13-8 0-17 4-21 9-4 4-8 8-8 17 0 8 0 12 4 16 4 9 13 13 29 22l30 13c27 12 44 33 44 55 0 17-9 29-21 42-13 9-31 14-44 14s-25 0-42-5c-5 0-9-5-9-5-4 0-9 5-9 10h-8v-69h8c5 17 9 34 22 42 13 9 25 17 38 17 8 0 17-4 21-8 10-9 10-13 10-21 0-9 0-17-10-26-8-4-21-13-38-25-21-9-34-17-43-26-4-8-8-17-8-30 0-16 4-29 17-38 9-12 26-18 42-18 5 0 17 0 26 6 9 4 14 4 14 4 4 0 4 0 8 0 0-4 0-4 5-10z">
          <text:p/>
        </draw:path>
        <draw:line draw:style-name="gr3" draw:text-style-name="P3" draw:layer="layout" svg:x1="3.35cm" svg:y1="6.5cm" svg:x2="3.6cm" svg:y2="6cm">
          <text:p/>
        </draw:line>
        <draw:line draw:style-name="gr3" draw:text-style-name="P3" draw:layer="layout" svg:x1="3.6cm" svg:y1="6.75cm" svg:x2="4.35cm" svg:y2="6.5cm">
          <text:p/>
        </draw:line>
        <draw:line draw:style-name="gr3" draw:text-style-name="P3" draw:layer="layout" svg:x1="4.1cm" svg:y1="5.75cm" svg:x2="4.35cm" svg:y2="6.75cm">
          <text:p/>
        </draw:line>
        <draw:line draw:style-name="gr3" draw:text-style-name="P3" draw:layer="layout" svg:x1="3.35cm" svg:y1="9.25cm" svg:x2="3.35cm" svg:y2="8.25cm">
          <text:p/>
        </draw:line>
        <draw:line draw:style-name="gr3" draw:text-style-name="P3" draw:layer="layout" svg:x1="3.35cm" svg:y1="9.25cm" svg:x2="3.35cm" svg:y2="8.25cm">
          <text:p/>
        </draw:line>
        <draw:line draw:style-name="gr3" draw:text-style-name="P3" draw:layer="layout" svg:x1="3.85cm" svg:y1="9.25cm" svg:x2="3.85cm" svg:y2="8.25cm">
          <text:p/>
        </draw:line>
        <draw:line draw:style-name="gr3" draw:text-style-name="P3" draw:layer="layout" svg:x1="4.1cm" svg:y1="9.25cm" svg:x2="4.35cm" svg:y2="8.25cm">
          <text:p/>
        </draw:line>
        <draw:line draw:style-name="gr3" draw:text-style-name="P3" draw:layer="layout" svg:x1="4.6cm" svg:y1="9.25cm" svg:x2="4.6cm" svg:y2="8.25cm">
          <text:p/>
        </draw:line>
        <draw:line draw:style-name="gr3" draw:text-style-name="P3" draw:layer="layout" svg:x1="3.6cm" svg:y1="6cm" svg:x2="4.35cm" svg:y2="6cm">
          <text:p/>
        </draw:line>
        <draw:line draw:style-name="gr3" draw:text-style-name="P3" draw:layer="layout" svg:x1="2.85cm" svg:y1="17.5cm" svg:x2="9.35cm" svg:y2="17.5cm">
          <text:p/>
        </draw:line>
        <draw:line draw:style-name="gr3" draw:text-style-name="P3" draw:layer="layout" svg:x1="2.6cm" svg:y1="18.5cm" svg:x2="9.35cm" svg:y2="1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cm" fo:margin-bottom="1cm" fo:margin-left="2.6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17T14:09:27.701000000</dc:date>
    <meta:editing-duration>PT1H47M51S</meta:editing-duration>
    <meta:editing-cycles>1</meta:editing-cycles>
    <meta:document-statistic meta:object-count="328"/>
    <meta:generator>LibreOffice/7.6.1.2$Windows_X86_64 LibreOffice_project/f5defcebd022c5bc36bbb79be232cb6926d8f674</meta:generator>
  </office:meta>
</office:document-meta>
</file>